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A0000001A142B7AEB4BBE71FA5.png" manifest:media-type="image/png"/>
  <manifest:file-entry manifest:full-path="Pictures/1000020100000121000001D8643B7BC368E7EC2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69cm" svg:stroke-color="#000000" draw:stroke-linejoin="bevel" svg:stroke-linecap="round" draw:fill="none" fo:padding-top="0.034cm" fo:padding-bottom="0.034cm" fo:padding-left="0.034cm" fo:padding-right="0.034cm"/>
    </style:style>
    <style:style style:name="gr9" style:family="graphic" style:parent-style-name="standard">
      <style:graphic-properties draw:stroke="solid" svg:stroke-width="0.047cm" svg:stroke-color="#ff0000" draw:stroke-linejoin="bevel" svg:stroke-linecap="round" draw:fill="solid" draw:fill-color="#000000" fo:padding-top="0.023cm" fo:padding-bottom="0.023cm" fo:padding-left="0.023cm" fo:padding-right="0.023cm"/>
    </style:style>
    <style:style style:name="gr10"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11"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5.1000003814697pt" style:font-size-asian="15.1000003814697pt" style:font-size-complex="15.1000003814697pt"/>
    </style:style>
    <style:style style:name="T1" style:family="text">
      <style:text-properties fo:color="#000000" style:font-name="DejaVu Sans" fo:font-size="15.1000003814697pt" style:font-size-asian="15.1000003814697pt" style:font-name-complex="DejaVu Sans" style:font-size-complex="15.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1cm" svg:height="0.543cm" svg:x="15.09cm" svg:y="17.394cm" svg:viewBox="0 0 942 544" svg:d="M449 544l-63-159h-247l-63 159h-76l221-544h84l219 544zM262 55l-3 11c-7 21-16 49-29 82l-69 180h203l-70-181c-7-17-14-37-21-60zM866 421v123h-66v-123h-256v-54l249-367h73v366h76v55zM800 78c0 1-4 8-11 20-6 13-11 21-15 26l-139 206-21 29-6 7h192z">
          <text:p/>
        </draw:path>
        <draw:path draw:style-name="gr2" draw:text-style-name="P2" draw:layer="layout" svg:width="0.951cm" svg:height="0.551cm" svg:x="15.084cm" svg:y="17.39cm" svg:viewBox="0 0 952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6 424v124 4h-4-66-4v-4-124h4v4h-257-4v-4-54-1l1-1 250-367 1-1h2 73 4v4 365h-4v-4h76 4v4 55 4h-4-76v-4zM872 420h76v4h-4v-55h4v4h-76-4v-4-365h4v4h-73v-4l3 2-250 366-3-2h4v54h-4v-4h257 4v4 124h-4v-4h66v4h-4v-124-4zM810 83c-1 2-5 9-11 21-7 12-12 21-15 26l-140 205-21 29-6 8-3-3v-4h192v4h-4v-287h4zM810 82v287 4h-4-192-9l6-6 6-8 3 3-3-3 21-28 3 2-3-2 139-205 3 2-3-2c3-5 8-13 15-26 7-12 10-18 10-19l8-25z">
          <text:p/>
        </draw:path>
        <draw:frame draw:style-name="gr3" draw:text-style-name="P1" draw:layer="layout" svg:width="0.611cm" svg:height="0.998cm" svg:x="25.339cm" svg:y="17.096cm">
          <draw:image xlink:href="Pictures/1000020100000121000001D8643B7BC368E7EC20.png" xlink:type="simple" xlink:show="embed" xlink:actuate="onLoad" loext:mime-type="image/png">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loext:mime-type="image/png">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33cm" svg:height="0.363cm" svg:x="14.795cm" svg:y="15.778cm" svg:viewBox="0 0 1034 364" svg:d="M128 44v238h-36v-238h-92v-30h221v30zM273 76v131c0 13 1 24 4 31 2 8 7 13 12 16 6 4 15 5 26 5 17 0 29-5 39-17 10-11 14-27 14-47v-119h35v162c0 24 0 39 1 44h-33c0-1 0-3 0-5 0-3 0-6-1-10 0-4 0-10 0-20h-1c-8 14-17 24-27 30s-23 9-39 9c-22 0-39-6-49-17-11-11-16-30-16-56v-137zM535 280c-12 3-23 5-35 5-27 0-41-16-41-47v-137h-24v-25h25l10-46h23v46h38v25h-38v130c0 10 2 17 5 21s9 6 17 6c4 0 11-1 20-3zM564 282v-282h34v282zM676 186c0 24 5 42 15 55s24 19 43 19c15 0 27-3 35-9 9-6 15-13 19-23l30 9c-13 32-41 49-84 49-31 0-54-9-70-28-16-18-23-45-23-80 0-34 7-60 23-78 16-19 39-28 68-28 61 0 91 37 91 110v4zM788 160c-2-22-8-37-17-47s-22-15-39-15-30 5-40 16c-9 11-14 27-15 46zM877 364c-10 0-18-1-24-2v-26c5 1 10 1 16 1 21 0 38-17 51-48l3-8-82-205h37l43 114c1 2 2 4 2 6 1 3 4 11 9 25s7 22 8 24l13-38 45-131h36l-79 206c-8 22-16 38-24 49-7 11-15 19-24 25-9 5-19 8-30 8z">
          <text:p/>
        </draw:path>
        <draw:path draw:style-name="gr2" draw:text-style-name="P2" draw:layer="layout" svg:width="1.04cm" svg:height="0.368cm" svg:x="14.792cm" svg:y="15.775cm" svg:viewBox="0 0 1041 369" svg:d="M134 47v239 3h-3-36-3v-3-239h3v2h-92-3v-2-30-3h3 220 3v3 30 2h-3-92v-2zM131 44h92v3h-3v-30h3v3h-220v-3h3v30h-3v-3h92 3v3 239h-3v-3h36v3h-3v-239-3zM277 79v131c0 13 2 24 4 31 3 7 6 12 13 15 5 3 13 4 24 4 16 0 28-5 37-15 9-11 13-27 13-47v-119-3h3 35 2v3 163c0 24 1 38 1 43l1 4h-3-33-2v-3c-1 0-1-2-1-5s0-6 0-10c-1-3-1-10-1-20h3v3h-1v-3l3 1c-8 15-18 25-29 31-10 6-24 9-40 9-24 0-41-6-52-17-11-12-17-32-17-59v-137-3h3 35 2zM275 82h-35v-3h3v137c0 27 5 44 15 55s25 16 48 16c15 0 28-3 38-9 9-5 18-15 26-29l1-1h1 1 3v3c0 10 0 16 0 20s1 7 1 10c0 2 0 4 0 4l-3 1v-3h33v3h-3c-1-5-1-20-1-44v-163h3v3h-35v-3h3v119c0 21-5 38-15 50s-24 18-41 18c-12 0-21-2-27-5-7-4-12-10-15-18s-4-20-4-33v-131h3zM538 287c-11 3-23 5-35 5-29 0-44-18-44-50v-138h3v3h-24-3v-3-25-3h3 25v3h-2l10-46v-3h2 23 3v3 46h-3v-3h38 3v3 25 3h-3-38v-3h3v131c0 9 2 15 4 19 3 3 7 5 15 5 4 0 11-1 19-3h4v3 25 3zM535 284v-25h3v3c-8 2-15 3-20 3-9 0-15-3-19-8-4-4-6-12-6-22v-131-3h3 38v3h-3v-25h3v3h-38-3v-3-46h3v3h-23v-3l3 1-10 46v2h-3-25v-3h3v25h-3v-3h24 3v3 138c0 30 12 44 38 44 12 0 23-1 34-4l1 2zM564 286v-283-3h3 34 3v3 283 3h-3-34-3zM567 283h34v3h-3v-283h3v3h-34v-3h3v283h-3zM682 189c0 23 5 41 14 54 10 12 23 18 41 18 14 0 25-3 34-8 9-6 14-13 17-22l1-3 2 1 30 9 3 1-1 3c-12 33-42 50-86 50-31 0-55-9-72-28-16-18-24-47-24-83 0-35 8-62 24-80 17-19 40-28 70-28 62 0 94 38 94 112v4 3h-3-147v-3zM679 186h147v3h-3v-4c0-72-28-107-88-107-28 0-50 9-66 26-15 18-23 43-23 77 0 35 8 62 23 80 16 17 38 26 68 26 43 0 69-16 81-47l3 1-1 3-30-9 1-4 2 1c-3 11-10 19-19 25-9 7-22 10-37 10-20 0-35-7-45-21s-15-33-15-57v-3zM788 163c-2-21-7-36-16-45-8-10-20-14-37-14-16 0-28 5-37 15-10 11-15 25-15 44h-3v-3h111v3zM791 166h-111-3v-3c1-20 6-36 16-48 10-11 25-17 42-17 18 0 32 5 41 16 10 10 16 27 18 49v3zM880 369c-10 0-18 0-25-2h-2v-2-26-3h4c4 1 9 1 15 1 20 0 36-14 48-45l3-8 3 1-3 1-81-206-2-4h4 37 2v2l44 114c0 2 1 4 2 6 1 3 4 11 9 25 4 15 7 23 8 25l-3 1-3-1 13-39 3 1-3-1 46-131v-2h2 36 4l-1 4-79 207c-9 22-17 39-24 49-8 11-16 20-26 25-9 6-20 8-31 8zM880 364c11 0 20-3 29-8 8-5 16-12 23-23 7-10 15-26 24-48l2 1-2-1 79-207 2 1v3h-36v-3l3 1-45 131-14 39-3 8-2-9c0-1-3-9-8-24-5-14-7-22-8-25-1-2-2-4-3-6l3-1-3 1-43-114 3-1v3h-37v-3l3-1 82 206v1 1l-4 8-2-1 2 1c-12 32-31 49-53 49-6 0-11 0-16-1v-3h3v26h-3l1-3c6 1 13 2 23 2z">
          <text:p/>
        </draw:path>
        <draw:path draw:style-name="gr2" draw:text-style-name="P2" draw:layer="layout" svg:width="1.269cm" svg:height="0.29cm" svg:x="14.816cm" svg:y="16.565cm" svg:viewBox="0 0 1270 291" svg:d="M0 287v-29h70v-210l-62 44v-33l64-44h32v243h67v29zM394 151c0 46-8 80-24 104s-40 36-71 36-55-12-70-35c-16-24-24-59-24-105 0-47 8-82 23-106 15-23 39-34 72-34 32 0 56 11 71 35 15 23 23 58 23 105zM359 151c0-39-5-68-14-86-9-17-24-26-45-26s-36 8-46 26c-9 17-14 47-14 86s5 67 14 85c10 18 25 27 46 27 20 0 35-9 44-28 10-18 15-46 15-84zM409 291l80-291h30l-78 291zM719 43c-28 42-48 76-59 100-11 25-20 48-26 72-5 23-8 47-8 72h-37c0-34 8-71 22-109 15-39 40-84 74-134h-146v-29h180zM739 291l79-291h30l-78 291zM878 287v-29h70v-210l-62 44v-33l64-44h33v243h67v29zM1270 146c0 47-9 83-26 108s-41 37-72 37c-22 0-39-4-51-13-13-9-22-24-28-43l33-6c7 23 22 34 46 34 20 0 35-9 46-28 11-18 17-44 18-79-6 12-14 21-27 28-12 7-26 11-41 11-24 0-44-9-59-25-14-17-22-39-22-68 0-28 8-51 24-67s38-24 67-24c30 0 53 11 68 33 16 22 24 56 24 102zM1232 112c0-22-5-40-15-53-10-14-23-20-40-20s-30 5-40 17c-10 11-14 27-14 46 0 21 4 36 14 48 10 11 23 17 39 17 10 0 20-2 28-7 9-4 16-11 21-19s7-18 7-29z">
          <text:p/>
        </draw:path>
        <draw:path draw:style-name="gr2" draw:text-style-name="P2" draw:layer="layout" svg:width="1.275cm" svg:height="0.296cm" svg:x="14.813cm" svg:y="16.562cm" svg:viewBox="0 0 1276 297" svg:d="M0 290v-29-3h3 70v3h-3v-210h3l1 2-61 44-5 3v-5-33-2l2-1 64-44h1 32 3v3 243h-3v-3h67 2v3 29 3h-2-171-3zM3 288h171v2h-3v-29h3v3h-67-2v-3-243h2v2h-32v-2l2 2-64 44-2-2h3v33h-3l-1-3 61-44 4-3v6 210 3h-2-70v-3h3v29h-3zM400 154c0 46-8 82-25 106-16 24-41 37-73 37s-57-13-73-37-24-60-24-106c0-47 8-83 24-107 15-24 41-36 74-36s58 12 74 36c15 24 23 61 23 107zM394 154c0-45-7-81-22-104-15-22-37-34-69-34s-55 11-70 34-22 58-22 104 8 80 23 103 38 34 68 34c31 0 53-11 69-34 15-24 23-58 23-103zM359 154c0-39-5-67-13-85-9-16-23-24-43-24s-34 7-43 24-14 46-14 85 5 66 14 84c9 17 23 25 43 25 19 0 33-8 42-26s14-45 14-83zM365 154c0 38-5 67-15 86s-26 29-47 29c-22 0-38-10-48-29-10-18-15-47-15-86 0-40 5-70 15-88 9-18 26-27 48-27s38 10 48 28c9 18 14 48 14 87zM410 293l79-291v-2h3 30 4l-1 4-79 291v2h-2-32-3zM412 291h32v3l-3-1 78-291 3 1v3h-30v-3l2 1-79 291-3-1zM724 47c-28 43-47 77-58 101-12 24-20 47-26 70s-8 47-8 72v3h-3-37-2v-3c0-35 7-72 22-110 15-39 39-84 74-135l2 2v3h-146-3v-3-29-3h3 180 3v3 28 1zM719 46v-28h3v2h-180v-2h3v29h-3v-3h146 6l-3 5c-35 50-59 94-74 133-15 38-22 74-22 108h-3v-2h37v2h-3c0-25 3-50 9-73 5-24 14-48 25-72 12-24 32-58 59-101l3 2zM739 293l79-291 1-2h2 30 4l-1 4-78 291-1 2h-2-31-4zM742 291h31v3l-3-1 79-291 2 1v3h-30v-3l3 1-80 291-2-1zM879 290v-29-3h2 70v3h-3v-210h3l1 2-61 44-5 3v-5-33-2l2-1 64-44h1 33 2v3 243h-2v-3h66 3v3 29 3h-3-171-2zM881 288h171v2h-3v-29h3v3h-66-3v-3-243h3v2h-33v-2l2 2-64 44-2-2h3v33h-3l-1-3 61-44 4-3v6 210 3h-2-70v-3h3v29h-3zM1276 149c0 47-9 84-26 109-18 26-43 39-75 39-22 0-40-5-53-14-14-9-24-24-30-45l-1-3h4l34-5 2-1 1 3c7 21 20 31 43 31 19 0 33-8 44-26s16-44 17-78h3l2 1c-5 12-15 22-27 30-13 7-28 10-43 10-25 0-46-8-62-26-15-17-22-40-22-69s8-52 24-69c18-17 41-25 70-25 31 0 55 12 71 35 16 22 24 57 24 103zM1270 149c0-46-8-78-23-100s-37-33-66-33c-28 0-49 8-65 24s-24 37-24 65 7 49 23 66c14 16 32 24 56 24 15 0 28-4 40-10 12-7 20-16 25-27l6-13-1 14c0 35-6 62-17 81-12 19-28 29-49 29-25 0-41-12-48-36l2-1 1 3-35 5v-2l3-1c5 19 15 33 27 42 13 8 29 12 50 12 30 0 53-11 70-36s25-60 25-106zM1232 115c0-22-5-39-14-52-10-12-22-18-38-18s-28 5-38 16c-9 11-13 25-13 44 0 20 4 35 13 46 10 11 21 16 37 16 10 0 19-2 27-6 8-5 14-10 19-18 5-9 7-17 7-28zM1238 115c0 11-3 22-8 30-5 9-12 16-21 21s-19 7-30 7c-17 0-31-6-41-18s-15-29-15-50c0-20 5-36 15-48s24-18 42-18c17 0 32 7 42 21 11 14 16 32 16 55z">
          <text:p/>
        </draw:path>
        <draw:path draw:style-name="gr2" draw:text-style-name="P2" draw:layer="layout" svg:width="0.739cm" svg:height="0.279cm" svg:x="15.077cm" svg:y="18.861cm" svg:viewBox="0 0 740 280" svg:d="M177 276l-146-232v19l1 32v181h-32v-272h42l148 233c-1-26-2-44-2-55v-178h33v272zM392 34v242h-36v-242h-94v-30h224v30zM740 200c0 26-10 45-30 60-19 13-47 20-82 20-67 0-105-23-116-70l36-7c4 16 13 28 26 36 14 8 32 13 55 13 24 0 42-6 55-14s19-20 19-36c0-9-2-16-6-21-4-6-9-10-17-14-7-4-16-7-26-9s-21-5-34-8c-21-5-37-9-49-14-11-5-19-10-26-16-6-6-11-13-15-21-3-7-5-16-5-27 0-23 9-41 27-53 18-13 43-19 76-19 31 0 55 4 71 14 17 9 28 25 35 48l-37 7c-4-15-11-25-22-32-12-6-27-10-47-10-22 0-38 4-50 11-11 7-17 18-17 32 0 9 2 16 7 21 4 6 11 10 19 14s25 9 50 14c8 2 17 4 25 6s16 4 24 7c7 3 14 6 21 10 7 3 12 8 17 13 5 6 9 12 12 20 3 7 4 16 4 25z">
          <text:p/>
        </draw:path>
        <draw:path draw:style-name="gr2" draw:text-style-name="P2" draw:layer="layout" svg:width="0.745cm" svg:height="0.285cm" svg:x="15.074cm" svg:y="18.858cm" svg:viewBox="0 0 746 286" svg:d="M176 281l-145-232 3-2h2l1 19 1 33v180 3h-3-32-3v-3-272-3h3 42 2l1 1 148 234-3 2h-2c-2-25-3-44-3-55v-179-3h3 33 3v3 272 3h-3-44-3zM180 277h44v2h-3v-272h3v3h-33v-3h3v179c0 11 1 29 2 54l1 11-6-9-148-234 2-1v3h-42v-3h2v272h-2v-2h32v2h-2v-180h2-2l-1-33h2-2l-1-19-1-11 6 10 146 232-2 1zM398 37v242 3h-3-36-3v-3-242h3v3h-94-3v-3-30-3h3 224 2v3 30 3h-2-94v-3zM395 34h94v3h-3v-30h3v3h-224v-3h3v30h-3v-3h94 2v3 242h-2v-2h36v2h-3v-242-3zM746 204c0 26-11 47-31 61s-48 21-84 21c-67 0-107-24-118-71l-1-3h3l36-8h2l1 2c4 16 12 27 25 35 13 7 30 11 53 11s41-4 54-12c12-8 18-19 18-34 0-8-2-14-6-20-4-5-9-9-16-12-7-4-16-7-26-9-10-3-21-5-33-8v-3 3c-22-5-38-10-50-15-11-4-20-10-27-16-6-6-12-13-15-22-4-8-6-18-6-29 0-24 10-43 28-56 19-13 45-19 78-19 32 0 56 5 73 14 16 10 29 27 35 50l1 3-3 1-36 6-3 1v-3c-4-14-11-23-22-29-11-7-25-10-45-10-21 0-37 4-48 11-11 6-16 16-16 29 0 8 2 14 6 19 4 7 10 11 18 15 8 3 25 8 49 13h1c8 2 16 4 25 6 8 2 16 5 24 7 7 3 15 7 21 10 7 4 13 9 18 15 5 5 10 12 12 20 3 7 5 16 5 26zM740 204c0-9-1-17-4-24-3-8-6-13-11-19-5-5-10-9-16-13-7-3-14-7-21-9-8-3-16-5-24-7s-16-4-25-6l1-3-1 3c-25-6-42-10-50-14-9-4-16-9-20-15-5-7-8-15-8-24 0-15 7-27 19-34 12-8 29-11 51-11 20 0 36 3 48 10s20 18 24 33l-3 1v-3l36-7 1 3-3 1c-7-22-17-38-33-47s-39-13-70-13c-32 0-57 6-74 18-18 12-26 29-26 51 0 10 2 19 5 27s8 14 14 20c6 5 15 11 26 15 11 5 27 10 48 14 12 3 24 6 34 8 10 3 19 6 27 10 7 3 13 8 18 14 4 6 6 14 6 23 0 17-7 30-20 39-14 8-33 12-57 12-23 0-42-4-56-11-14-8-23-21-28-38l3-1 1 3-36 7-1-3h3c11 45 47 66 113 66 35 0 62-6 81-20 19-13 28-31 28-56z">
          <text:p/>
        </draw:path>
        <draw:path draw:style-name="gr2" draw:text-style-name="P2" draw:layer="layout" svg:width="0.625cm" svg:height="0.29cm" svg:x="17.09cm" svg:y="18.85cm" svg:viewBox="0 0 626 291" svg:d="M177 287l-147-232 1 18 1 32v182h-32v-273h42l148 234c-1-25-2-43-2-55v-179h33v273zM253 291l80-291h30l-79 291zM588 287l-31-79h-124l-31 79h-38l111-273h41l110 273zM495 42l-2 5c-3 11-8 25-14 42l-35 90h102l-35-91c-4-9-7-19-11-30z">
          <text:p/>
        </draw:path>
        <draw:path draw:style-name="gr2" draw:text-style-name="P2" draw:layer="layout" svg:width="0.632cm" svg:height="0.296cm" svg:x="17.087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3 293l80-291v-2h3 30 4l-1 4-80 291v2h-3-31-3zM255 291h31v3l-2-1 79-291 3 1v3h-30v-3l2 1-80 291-3-1zM588 291l-31-79 3-1v2h-124v-2l3 1-31 79-1 2h-2-38-4l1-4 111-273 1-2h2 41 2l1 2 109 273 2 4h-4-38-2zM591 287h38v3l-3 1-109-273 2-1v3h-41v-3l2 1-111 273-2-1v-3h38v3l-3-1 31-79 1-2h2 124 2l1 2 31 79-3 1zM501 46l-2 5-3-1 3 1c-3 11-8 25-14 42l-35 90-3-1v-4h102v4l-3 1-35-91 3-1-3 1c-3-9-7-19-10-30l2-1-2 1-6-16 3-1zM501 44l5 16c4 11 7 21 11 30l35 90 1 5h-4-102-4l2-5 34-89 3 1-3-1c7-17 11-31 15-41l1-6 3-8z">
          <text:p/>
        </draw:path>
        <draw:path draw:style-name="gr2" draw:text-style-name="P2" draw:layer="layout" svg:width="4.892cm" svg:height="0.411cm" svg:x="18.609cm" svg:y="15.46cm" svg:viewBox="0 0 4893 412" svg:d="M200 246v160h-52v-160l-148-225h57l117 183 117-183h57zM791 256c0 104-36 156-108 156-23 0-41-4-56-12-15-9-27-22-36-40h-1c0 6 0 15-1 26 0 12-1 18-1 20h-48c1-10 2-30 2-61v-345h49v116c0 12 0 26-1 42h1c9-19 21-33 36-41s34-12 56-12c37 0 65 12 82 37 18 25 26 63 26 114zM740 258c0-41-6-71-17-89-10-17-28-26-53-26-27 0-47 9-60 28s-19 49-19 90c0 39 6 68 18 87 13 18 33 27 61 27 24 0 42-9 53-27s17-49 17-90zM890 268c0 34 7 61 21 79 14 19 34 28 61 28 22 0 39-4 51-13 13-9 22-19 27-32l43 12c-18 46-58 70-121 70-43 0-76-13-99-39s-35-66-35-117c0-49 12-86 35-112s55-39 98-39c86 0 130 52 130 157v6zM1050 230c-3-31-11-53-24-68-13-14-32-21-56-21s-43 8-57 24-21 38-22 65zM1163 406v-406h49v406zM1400 404c-16 4-32 7-49 7-39 0-59-23-59-67v-198h-34v-36h36l14-66h33v66h55v36h-55v187c0 14 2 24 7 30s13 9 24 9c7 0 16-2 28-4zM1769 406v-188c0-28-4-48-12-59-7-11-22-16-42-16-21 0-37 8-50 24-12 16-18 38-18 67v172h-49v-233c0-34 0-55-1-63h46c0 1 1 3 1 7s0 9 0 14c1 5 1 15 1 30h1c11-21 23-36 36-44 14-8 31-12 50-12 23 0 40 4 53 13s22 23 28 43c10-20 23-34 37-43 15-9 32-13 53-13 30 0 51 8 65 24 13 16 20 43 20 80v197h-48v-188c0-28-4-48-12-59s-22-16-42-16c-22 0-39 8-50 23-12 16-18 39-18 68v172zM2312 257c0 52-11 92-34 117s-56 38-99 38-76-13-98-40c-22-26-33-65-33-115 0-101 44-152 133-152 45 0 78 12 99 37s32 63 32 115zM2261 257c0-40-7-70-19-88-12-19-32-28-61-28-28 0-49 9-62 28s-19 48-19 88c0 39 6 70 19 89 12 20 32 29 59 29 30 0 51-9 64-28 12-19 19-49 19-90zM2421 110v187c0 20 2 36 6 46 4 11 10 19 18 24 8 4 21 7 37 7 24 0 42-8 56-25 13-16 20-39 20-68v-171h49v233c0 35 1 56 2 63h-46c-1-1-1-3-1-7s0-9-1-14c0-5 0-15-1-29-12 20-25 35-40 43-14 8-33 13-55 13-32 0-56-8-71-24-15-17-22-43-22-81v-197zM2871 406v-188c0-19-2-34-6-45s-10-19-18-23c-8-5-21-7-37-7-23 0-42 8-56 24-13 16-20 38-20 67v172h-49v-233c0-34-1-55-2-63h47c0 1 0 3 0 7s0 9 1 14c0 5 0 15 1 30h1c11-21 24-35 39-44 14-8 33-12 55-12 32 0 56 8 71 24s22 42 22 80v197zM3108 404c-16 4-33 7-50 7-39 0-59-23-59-67v-198h-34v-36h36l14-66h33v66h55v36h-55v187c0 14 3 24 7 30 5 6 13 9 24 9 7 0 16-2 29-4zM3304 47v-47h49v47zM3304 406v-296h49v296zM3617 406v-188c0-19-2-34-6-45s-10-19-18-23c-8-5-21-7-37-7-24 0-42 8-56 24-13 16-20 38-20 67v172h-49v-233c0-34-1-55-2-63h46c1 1 1 3 1 7s0 9 1 14c0 5 0 15 1 30 12-21 25-35 40-44 14-8 33-12 55-12 32 0 56 8 71 24s22 42 22 80v197zM3962 324c0 28-11 50-32 65s-50 23-88 23c-37 0-65-6-85-18-20-13-33-31-39-57l43-9c5 16 13 28 26 35 13 8 32 11 55 11 25 0 43-4 55-11 11-8 17-19 17-35 0-12-4-22-12-29s-21-13-39-18l-35-9c-28-7-48-15-60-22s-21-15-28-25-10-22-10-37c0-27 9-47 29-61 19-14 47-22 83-22 33 0 59 6 78 18 19 11 31 29 36 55l-44 5c-2-13-10-23-22-30s-28-10-48-10c-22 0-38 3-49 10-10 6-15 17-15 30 0 9 2 15 6 21 4 5 11 10 19 14 9 4 27 9 54 16 26 6 45 12 57 18 11 5 20 11 27 18 6 7 12 15 15 24 4 8 6 18 6 30zM4057 268c0 34 7 61 21 79 14 19 35 28 61 28 22 0 39-4 52-13 12-9 21-19 26-32l43 12c-18 46-58 70-121 70-43 0-76-13-99-39s-34-66-34-117c0-49 11-86 34-112s55-39 98-39c86 0 130 52 130 157v6zM4217 230c-3-31-11-53-24-68-13-14-32-21-56-21s-43 8-57 24-21 38-22 65zM4331 406v-227c0-21 0-44-2-69h47c1 34 2 54 2 60h1c8-25 17-42 27-51 10-10 25-14 43-14 7 0 13 1 20 2v45c-6-1-15-2-26-2-20 0-36 8-47 26-10 18-16 43-16 75v155zM4629 404c-16 4-32 7-49 7-39 0-59-23-59-67v-198h-34v-36h36l14-66h33v66h54v36h-54v187c0 14 2 24 7 30s13 9 24 9c7 0 16-2 28-4zM4893 324c0 28-11 50-32 65s-50 23-88 23c-37 0-65-6-85-18-20-13-33-31-39-57l43-9c5 16 13 28 26 35 13 8 32 11 55 11 25 0 43-4 55-11 11-8 17-19 17-35 0-12-4-22-12-29s-21-13-39-18l-35-9c-28-7-48-15-60-22s-21-15-28-25-10-22-10-37c0-27 9-47 28-61 20-14 48-22 84-22 33 0 59 6 78 18 19 11 31 29 36 55l-44 5c-3-13-10-23-22-30s-28-10-48-10c-22 0-38 3-49 10-10 6-16 17-16 30 0 9 3 15 7 21 4 5 11 10 19 14 9 4 27 9 54 16 26 6 45 12 57 18 11 5 20 11 27 18 6 7 11 15 15 24 4 8 6 18 6 30z">
          <text:p/>
        </draw:path>
        <draw:path draw:style-name="gr2" draw:text-style-name="P2" draw:layer="layout" svg:width="4.899cm" svg:height="0.416cm" svg:x="18.604cm" svg:y="15.458cm" svg:viewBox="0 0 4900 417" svg:d="M207 249v159 3h-2-52-3v-3-159h3l-3 1-147-226-3-4h5 57 2l1 1 117 184-3 2-2-2 116-184 1-1h2 57 5l-3 4-148 226-2-1zM202 247l149-226 2 2v3h-57v-3l2 1-116 184-3 4-2-4-117-184 2-1v3h-57v-3l2-2 148 226 1 1v1 159h-3v-3h52v3h-3v-159-1zM799 259c0 104-37 158-111 158-23 0-42-5-57-13-16-8-28-22-38-40l3-2v3h-1v-3h3c0 6 0 15-1 26-1 12-1 19-2 21v2h-2-48-3v-3c1-10 2-30 2-61v-345-2h3 49 3v2 117c0 12-1 26-1 42h-3v-3h1v3l-3-2c10-19 22-33 38-42 15-8 34-13 57-13 38 0 66 14 84 40 18 25 27 64 27 115zM794 259c0-50-9-87-26-112s-44-36-80-36c-22 0-40 3-55 11-14 8-26 21-35 40v1h-2-1-3v-3c1-16 1-29 1-41v-117h3v3h-49v-3h3v345c0 31-1 52-2 62l-3-1v-3h48v3h-3c0-2 1-8 1-20 1-12 2-20 2-26v-2h2 1 2v1c10 18 21 30 35 38 15 8 33 12 55 12 71 0 106-50 106-152zM742 261c0-41-5-70-16-87-10-17-27-26-51-26-27 0-46 9-58 28-12 18-18 47-18 88 0 38 6 66 18 84s31 27 58 27c24 0 40-9 51-26 11-18 16-47 16-88zM748 261c0 41-6 72-17 90-12 19-31 29-56 29-29 0-50-10-63-29s-19-48-19-87c0-41 7-72 20-92 13-19 34-29 62-29 25 0 45 9 56 28 11 18 17 48 17 90zM898 271c0 33 7 59 20 77 14 17 33 26 59 26 21 0 38-4 50-12 12-9 21-19 25-31l1-3 2 1 43 12 3 1-1 3c-18 47-59 72-123 72-44 0-78-14-101-40-24-27-35-67-35-118 0-49 11-88 35-114 23-27 57-41 100-41 88 0 132 55 132 161v6 3h-2-211v-3zM895 268h211v3h-3v-6c0-104-42-154-127-154-42 0-74 12-96 38-23 25-34 61-34 110 0 51 11 88 34 114 22 25 54 38 97 38 62 0 101-23 118-68l3 1-1 3-43-13 1-2 2 1c-4 13-14 25-27 33-13 9-31 14-53 14-27 0-49-10-63-29-15-19-22-46-22-80v-3zM1052 234c-3-31-10-53-23-67s-30-20-54-20-41 7-55 23c-13 15-21 36-22 64l-2-1v-2h159v2zM1055 236h-159-3v-3c1-28 9-51 23-67s34-25 59-25 45 8 58 22c14 15 22 39 25 70v3zM1165 408v-406-2h3 49 3v2 406 3h-3-49-3zM1168 405h49v3h-3v-406h3v3h-49v-3h3v406h-3zM1406 409c-16 4-33 6-50 6-41 0-62-24-62-69v-197h3v3h-34-3v-3-36-3h3 36v3h-3l14-67 1-3h2 33 3v3 67h-3v-3h55 2v3 36 3h-2-55v-3h3v186c0 14 2 23 6 28s11 8 22 8c6 0 16-1 28-4l3-1v4 36 2zM1403 406v-36h2l1 3c-12 2-22 3-29 3-12 0-21-3-26-9s-8-17-8-32v-186-3h3 55v3h-3v-36h3v3h-55-3v-3-67h3v3h-33v-3l3 1-14 67-1 2h-2-36v-3h3v36h-3v-3h34 3v3 197c0 43 18 64 56 64 17 0 33-2 49-7v3zM1771 408v-187c0-28-3-47-11-57-7-11-20-16-40-16s-35 8-47 23c-12 16-18 37-18 66v171 3h-3-49-2v-3-232c0-34-1-55-2-62v-4h3 46 2l1 3c0 1 0 3 0 7 1 4 1 9 1 14s1 15 1 30h-3v-3h1v3l-2-2c10-21 23-36 37-44 14-9 31-14 51-14 23 0 42 6 55 15s23 24 28 44l-2 1v-3 3l-2-2c10-20 23-35 38-44s33-14 54-14c30 0 53 9 67 26s21 44 21 82v196 3h-3-48-3v-3-187c0-28-4-47-11-57-8-11-21-16-40-16-21 0-37 8-48 23-12 16-17 37-17 66v171 3h-3-49-3zM1774 405h49v3h-3v-171c0-29 6-53 18-69 13-17 30-25 53-25 21 0 36 6 44 17 8 12 12 32 12 61v187h-2v-3h48v3h-3v-196c0-37-6-63-19-78-13-16-34-23-63-23-20 0-37 4-51 12-14 9-26 22-36 42l-1 1h-2-3v-2c-5-19-14-32-26-41-13-8-30-12-52-12-19 0-35 3-48 11s-25 22-35 43l-1 1h-2-1-2l-1-2c0-15 0-24 0-30-1-5-1-9-1-13s0-7-1-7l3-1v3h-46v-3h3c1 8 1 29 1 63v232h-3v-3h49v3h-3v-171c0-29 7-53 19-69 13-17 31-25 52-25s36 6 45 17c8 12 12 32 12 61v187h-3zM2320 260c0 52-12 92-35 118-23 25-57 39-101 39s-77-14-100-41c-22-27-34-66-34-116 0-102 46-156 136-156 45 0 80 14 101 39 22 25 33 65 33 117zM2314 260c0-51-10-89-31-113-21-25-53-36-97-36-87 0-130 49-130 149 0 50 11 87 32 112 22 26 53 39 96 39s75-12 97-37 33-62 33-114zM2263 260c0-40-6-69-18-87s-31-26-59-26-47 9-60 27c-12 18-18 47-18 86s6 67 18 87c12 18 31 28 57 28 29 0 49-9 61-28 13-18 19-47 19-87zM2268 260c0 41-6 71-19 91-13 19-36 29-66 29-27 0-48-10-62-30-12-20-19-50-19-90s7-70 20-89c13-20 35-30 64-30 30 0 51 10 64 29 12 19 18 49 18 90zM2429 113v187c0 19 2 34 5 45 4 10 10 17 17 21 8 5 20 7 36 7 23 0 40-8 54-23 13-16 19-38 19-66v-171-3h3 49 3v3 232c0 35 1 55 2 63v3h-3-46-3v-2c0-1-1-4-1-8s0-9 0-14c-1-5-1-15-1-29h2v3-3l2 1c-11 21-25 36-40 44-15 9-34 14-57 14-33 0-57-9-73-26-15-16-23-44-23-81v-197-3h3 49 3zM2426 116h-49v-3h2v197c0 36 8 62 22 78 15 15 37 23 69 23 22 0 40-4 54-12 15-9 27-23 38-43l1-1h2 3v3c1 14 1 24 1 29 1 5 1 10 1 14s0 6 0 7h-2v-3h46v3l-3 1c-1-8-2-29-2-64v-232h3v3h-49v-3h3v171c0 29-7 53-21 69-14 17-34 26-58 26-17 0-30-3-38-8-9-5-16-13-20-25-4-11-6-26-6-46v-187h3zM2873 408v-187c0-19-2-34-5-44-4-10-10-17-17-22-8-4-20-7-36-7-23 0-40 8-54 24-13 15-19 37-19 65v171 3h-3-49-3v-3-232c0-34-1-55-2-62v-4h3 47 2v3c0 1 1 3 1 7s0 9 1 14c0 5 0 15 0 30h-2v-3h1v3l-3-2c11-20 25-35 40-44s35-14 57-14c33 0 57 9 73 26 15 16 23 44 23 82v196 3h-3-49-3zM2876 405h49v3h-2v-196c0-37-8-63-22-78-15-16-37-23-69-23-22 0-40 4-54 12s-27 22-38 42l-1 1h-1-1-3v-2c-1-15-1-24-1-30 0-5-1-9-1-13s0-7 0-7l3-1v3h-47v-3h3c1 8 2 29 2 63v232h-3v-3h49v3h-3v-171c0-29 7-52 21-69s34-25 58-25c17 0 30 2 38 7 9 5 16 14 20 25s6 27 6 46v187h-3zM3113 409c-16 4-33 6-50 6-40 0-62-24-62-69v-197h3v3h-34-3v-3-36-3h3 36v3h-3l15-67v-3h2 33 3v3 67h-3v-3h55 3v3 36 3h-3-55v-3h3v186c0 14 2 23 6 28 5 5 11 8 22 8 7 0 16-1 28-4l4-1v4 36 2zM3110 406v-36h3v3c-12 2-22 3-29 3-12 0-21-3-26-9s-8-17-8-32v-186-3h3 55v3h-3v-36h3v3h-55-3v-3-67h3v3h-33v-3l3 1-14 67-1 2h-2-36v-3h3v36h-3v-3h34 3v3 197c0 43 18 64 56 64 17 0 33-2 49-7l1 3zM3306 49v-47-2h3 49 3v2 47 3h-3-49-3zM3309 47h49v2h-2v-47h2v3h-49v-3h3v47h-3zM3306 408v-295-3h3 49 3v3 295 3h-3-49-3zM3309 405h49v3h-2v-295h2v3h-49v-3h3v295h-3zM3619 408v-187c0-19-2-34-5-44-4-10-10-17-17-22-8-4-20-7-36-7-23 0-40 8-54 24-13 15-19 37-19 65v171 3h-3-50-3v-3-232c0-34-1-55-2-62v-4h3 47 3v3c0 1 1 3 1 7s0 9 0 14c1 5 1 15 1 30h-2v-3 3l-2-2c11-20 25-35 40-44s34-14 57-14c33 0 57 9 73 26 15 16 23 44 23 82v196 3h-3-49-3zM3622 405h49v3h-3v-196c0-37-7-63-21-78-15-16-37-23-69-23-22 0-40 4-54 12s-27 22-38 42l-1 1h-2-3v-2c-1-15-1-24-1-30 0-5-1-9-1-13s0-7 0-7l2-1v3h-47v-3h3c1 8 1 29 1 63v232h-2v-3h50v3h-3v-171c0-29 7-52 21-69s34-25 58-25c17 0 30 2 38 7 9 5 16 14 20 25s6 27 6 46v187h-3zM3969 327c0 28-11 51-32 66-22 16-52 24-90 24-37 0-66-7-87-19-20-12-34-32-40-58v-3l2-1 44-8 2-1 1 3c4 15 12 26 25 33 12 7 30 10 53 10 25 0 42-3 53-11 11-7 16-17 16-32 0-11-3-19-11-26s-20-12-38-17l1-3-1 3-35-9 1-3-1 3c-28-8-48-15-61-22-12-7-22-16-28-26-7-11-11-24-11-39 0-27 10-49 30-64 20-14 48-21 85-21 33 0 60 6 79 17 20 12 33 31 38 57l1 3-3 1-44 5h-3l-1-2c-2-13-9-22-20-28-12-7-27-11-47-11-21 0-37 4-47 10s-15 15-15 28c0 8 2 14 6 19s10 10 19 13c8 4 26 9 53 16 26 6 45 13 57 18 11 6 21 12 28 19s12 15 16 24c4 10 5 20 5 32zM3964 327c0-11-2-21-5-29-4-9-9-16-15-23-7-6-15-12-27-18-11-5-29-11-55-18v-2 2c-28-6-46-12-55-16-9-3-16-9-20-14-5-6-7-14-7-23 0-14 6-26 17-33s28-10 50-10c21 0 37 3 50 11 12 7 20 18 23 32h-3v-3l44-5v3h-2c-5-24-17-42-35-53-19-11-44-17-77-17-36 0-63 7-82 21-18 14-27 33-27 59 0 14 3 26 9 35 7 10 16 18 27 25 12 7 32 14 60 21l35 9c18 5 31 11 40 19 8 8 13 18 13 30 0 16-7 29-19 37s-31 12-56 12c-24 0-43-4-56-11-14-8-23-20-27-37l2-1 1 3-43 9-1-3 3-1c6 25 18 43 37 55 20 12 47 18 84 18s66-7 86-22c21-15 31-35 31-62zM4065 271c0 33 7 59 20 77 14 17 33 26 59 26 21 0 38-4 50-12 12-9 21-19 25-31l1-3 2 1 44 12 2 1-1 3c-18 47-59 72-123 72-44 0-78-14-101-40-24-27-35-67-35-118 0-49 11-88 35-114 23-27 57-41 100-41 88 0 132 55 132 161v6 3h-2-211v-3zM4062 268h211v3h-3v-6c0-104-42-154-127-154-42 0-74 12-96 38-23 25-34 61-34 110 0 51 11 88 34 114 22 25 54 38 97 38 62 0 101-23 118-68l3 1-1 3-43-13 1-2 2 1c-4 13-14 25-27 33-13 9-31 14-53 14-27 0-49-10-63-29-15-19-22-46-22-80v-3zM4219 234c-3-31-10-53-23-67s-30-20-54-20-41 7-55 23c-13 15-20 36-22 64l-2-1v-2h159v2zM4222 236h-159-3v-3c1-28 9-51 23-67s34-25 59-25 45 8 58 22c14 15 22 39 25 70v3zM4333 408v-226c0-21 0-44-1-69v-3h2 47 3v3c1 33 2 54 2 60h-3v-2h1v2h-3c8-26 18-44 28-54 11-9 26-15 45-15 7 0 14 2 21 4h2v2 45 4l-4-1c-6-2-14-3-25-3-20 0-34 9-44 25-11 18-16 42-16 74v154 3h-3-49-3zM4336 405h49v3h-3v-154c0-33 6-59 17-77s28-27 49-27c11 0 20 1 27 3l-1 2h-3v-45h3l-1 3c-6-2-12-2-19-2-18 0-31 4-41 13s-18 25-26 50l-1 2h-2-1-3v-3c0-6-1-26-2-60h3v3h-47v-3h3c1 25 2 48 2 69v226h-3zM4635 409c-16 4-33 6-50 6-41 0-62-24-62-69v-197h3v3h-34-3v-3-36-3h3 36v3h-3l14-67 1-3h2 33 3v3 67h-3v-3h54 3v3 36 3h-3-54v-3h3v186c0 14 2 23 6 28s11 8 22 8c6 0 16-1 28-4l3-1v4 36 2zM4632 406v-36h2l1 3c-12 2-22 3-29 3-12 0-21-3-26-9s-8-17-8-32v-186-3h3 54v3h-2v-36h2v3h-54-3v-3-67h3v3h-33v-3l3 1-15 67v2h-2-36v-3h3v36h-3v-3h34 3v3 197c0 43 18 64 56 64 17 0 33-2 49-7v3zM4900 327c0 28-11 51-32 66-22 16-52 24-90 24-37 0-66-7-87-19-20-12-34-32-40-58v-3l2-1 44-8 2-1 1 3c4 15 12 26 25 33 12 7 30 10 53 10 24 0 42-3 53-11 11-7 16-17 16-32 0-11-4-19-11-26-8-7-20-12-38-17l1-3-1 3-35-9 1-3-1 3c-28-8-48-15-61-22-12-7-22-16-29-26-7-11-10-24-10-39 0-27 10-49 30-64 19-14 48-21 85-21 33 0 60 6 79 17 20 12 33 31 38 57l1 3-3 1-44 5h-3l-1-2c-2-13-9-22-20-28-12-7-27-11-47-11-22 0-37 4-47 10s-15 15-15 28c0 8 2 14 6 19s10 10 18 13c9 4 27 9 54 16 26 6 45 13 57 18 11 6 21 12 28 19 6 7 12 15 16 24 3 10 5 20 5 32zM4895 327c0-11-2-21-6-29-3-9-8-16-14-23-7-6-15-12-27-18-11-5-29-11-55-18v-2 2c-28-6-46-12-55-16-9-3-16-9-20-14-5-6-7-14-7-23 0-14 6-26 17-33s28-10 50-10c21 0 37 3 50 11 12 7 20 18 23 32h-3v-3l44-5v3h-2c-5-24-17-42-35-53-19-11-44-17-77-17-36 0-63 7-82 21-18 14-27 33-27 59 0 14 3 26 9 35 7 10 16 18 27 25 12 7 32 14 60 21l35 9c18 5 31 11 40 19 8 8 13 18 13 30 0 16-7 29-19 37s-31 12-56 12c-24 0-43-4-56-11-14-8-23-20-27-37l2-1 1 3-43 9-1-3 3-1c6 25 18 43 37 55 20 12 47 18 84 18s66-7 86-22c21-15 31-35 31-62z">
          <text:p/>
        </draw:path>
        <draw:path draw:style-name="gr2" draw:text-style-name="P2" draw:layer="layout" svg:width="2.346cm" svg:height="0.368cm" svg:x="18.617cm" svg:y="16.28cm" svg:viewBox="0 0 2347 369" svg:d="M131 287l-70-95-26 21v74h-35v-287h35v180l92-103h41l-85 91 89 119zM251 291c-21 0-37-6-47-17-11-11-16-26-16-45 0-22 7-38 21-50 15-12 38-18 69-19h47v-12c0-17-4-29-11-36-7-8-18-11-34-11-15 0-27 2-34 8-7 5-11 13-12 25l-37-3c6-39 34-58 84-58 26 0 46 6 59 18 14 13 20 31 20 54v89c0 11 1 19 4 24s8 8 16 8c3 0 7-1 11-2v22c-9 2-18 3-27 3-13 0-22-4-28-10-6-7-9-18-10-32h-1c-9 16-19 27-31 34s-26 10-43 10zM259 265c13 0 24-3 34-9s18-14 23-24c6-10 9-20 9-31v-17l-38 1c-16 0-29 2-37 5s-15 8-19 14c-5 6-7 15-7 25 0 12 3 20 9 27 6 6 15 9 26 9zM550 287v-132c0-14-1-25-4-32-3-8-7-13-13-17-6-3-15-5-26-5-17 0-30 6-39 17-10 12-15 28-15 48v121h-35v-164c0-24 0-40-1-46h33c0 1 0 3 0 5 1 3 1 7 1 10 0 5 0 12 1 22 8-14 17-26 28-32 10-6 23-9 39-9 23 0 39 6 50 17 11 13 16 32 16 58v139zM716 369c-22 0-41-5-54-14-14-8-22-21-26-38l35-5c2 10 7 17 15 23 8 5 18 7 31 7 35 0 52-20 52-60v-34c-7 14-16 24-27 30-12 7-25 10-40 10-26 0-45-8-57-25s-18-44-18-80c0-37 7-64 20-82 12-18 32-27 59-27 14 0 27 3 38 10s19 18 25 30c0-4 1-11 1-21 1-10 1-15 2-16h33c-1 7-1 23-1 44v160c0 59-29 88-88 88zM769 183c0-17-2-32-7-44-4-13-11-22-19-28-9-7-18-10-29-10-18 0-31 6-39 19s-12 34-12 63c0 28 4 49 11 61 8 13 21 19 39 19 11 0 21-3 30-10 8-6 15-15 19-27 5-13 7-27 7-43zM910 291c-21 0-37-6-47-17-11-11-16-26-16-45 0-22 7-38 21-50 15-12 37-18 69-19h47v-12c0-17-4-29-11-36-7-8-18-11-34-11-15 0-27 2-34 8-7 5-11 13-13 25l-36-3c6-39 34-58 84-58 26 0 46 6 59 18 13 13 20 31 20 54v89c0 11 1 19 4 24s8 8 15 8c4 0 8-1 12-2v22c-9 2-18 3-27 3-13 0-22-4-28-10-6-7-9-18-10-32h-1c-9 16-19 27-31 34s-26 10-43 10zM918 265c13 0 24-3 34-9s18-14 23-24c6-10 9-20 9-31v-17l-38 1c-16 0-29 2-37 5-9 3-15 8-20 14-4 6-6 15-6 25 0 12 3 20 9 27 6 6 15 9 26 9zM1077 287v-160c0-15 0-32-1-50h33c1 25 1 39 1 44h1c6-18 12-31 19-38 7-6 18-10 31-10 4 0 9 1 14 2v33c-5-1-11-2-19-2-14 0-25 6-33 19-7 12-11 30-11 53v109zM1385 182c0 37-8 64-24 82s-39 27-71 27c-30 0-53-9-69-28-15-19-23-46-23-81 0-72 31-109 93-109 33 0 57 9 72 28 15 17 22 44 22 81zM1349 182c0-28-4-49-13-62-8-13-24-20-44-20s-35 7-44 20-14 34-14 62 5 49 14 62c9 14 23 21 42 21 21 0 37-7 46-20s13-34 13-63zM1605 182c0 37-8 64-24 82s-39 27-70 27-54-9-69-28c-16-19-23-46-23-81 0-72 31-109 93-109 32 0 55 9 70 28 16 17 23 44 23 81zM1569 182c0-28-5-49-13-62-9-13-23-20-43-20-21 0-35 7-44 20s-14 34-14 62 4 49 13 62c9 14 23 21 43 21s35-7 44-20 14-34 14-63zM1825 182c0 72-26 109-77 109-32 0-54-12-65-36h-1c1 1 1 11 1 32v82h-35v-248c0-22 0-37-1-44h34c0 1 0 3 0 6s1 8 1 15 1 11 1 14c6-13 15-23 25-29s23-9 40-9c26 0 45 8 58 26 12 18 19 45 19 82zM1788 182c0-29-4-49-12-62-7-12-20-19-37-19-14 0-24 3-32 9s-14 15-18 27-6 28-6 48c0 28 4 48 13 61s23 19 43 19c17 0 29-6 37-19s12-34 12-64zM1921 291c-21 0-37-6-47-17-11-11-16-26-16-45 0-22 7-38 21-50 15-12 37-18 69-19h47v-12c0-17-4-29-11-36-7-8-18-11-34-11-15 0-27 2-34 8-7 5-11 13-13 25l-36-3c6-39 34-58 84-58 26 0 46 6 59 18 13 13 20 31 20 54v89c0 11 1 19 4 24s8 8 15 8c4 0 8-1 12-2v22c-9 2-18 3-27 3-13 0-22-4-28-10-6-7-9-18-10-32h-1c-9 16-19 27-31 34s-26 10-43 10zM1929 265c13 0 24-3 34-9s18-14 23-24c6-10 9-20 9-31v-17l-38 1c-16 0-29 2-37 5-9 3-15 8-20 14-4 6-6 15-6 25 0 12 3 20 9 27 6 6 15 9 26 9zM2287 287h-40l-37-148-6-32c-2 6-3 14-6 25-2 11-15 62-39 155h-40l-59-210h35l35 143c1 3 4 16 8 38l3-14 44-167h37l37 145 9 36 6-27 39-154h34z">
          <text:p/>
        </draw:path>
        <draw:path draw:style-name="gr2" draw:text-style-name="P2" draw:layer="layout" svg:width="2.351cm" svg:height="0.372cm" svg:x="18.615cm" svg:y="16.278cm" svg:viewBox="0 0 2352 373" svg:d="M132 290l-71-96 2-1 1 1-26 21-1-1h2v75 2h-2-35-2v-2-287-2h2 35 2v2 179h-2l-1-2 91-101 1-1h1 41 4l-3 4-85 89-1-1 1-1 89 120 3 3h-4-41-1zM133 287h41v2l-2 1-89-120-1-1 1-1 85-90 2 1v2h-41v-2l1 2-91 101-4 4v-5-179h2v2h-35v-2h2v287h-2v-2h35v2h-2v-75-1l1-1 25-21 2-1 1 1 71 97-2 1zM253 295c-21 0-38-6-49-17-10-13-16-29-16-48 0-22 8-40 22-52 15-11 38-18 70-19h47v2h-2v-12c0-16-3-28-10-35s-18-10-33-10-26 2-32 7c-7 5-11 13-12 24l-1 2h-2l-36-3h-2v-3c6-38 36-58 86-58 27 0 47 7 61 19 13 12 20 31 20 54v89c0 11 1 18 4 23 2 4 7 7 14 7 3 0 6-1 11-2h2v2 23 1l-2 1c-8 2-18 3-27 3-13 0-23-4-29-11-6-8-10-19-11-34h2v2h-1v-2l2 1c-9 16-20 29-32 36-12 6-27 10-44 10zM253 291c17 0 31-3 42-10 12-7 22-18 30-34l1-1h1 1 2v2c1 14 4 24 10 31 5 7 14 10 26 10 9 0 18-1 27-3v2h-2v-23h2v2c-4 1-8 1-11 1-8 0-15-3-18-8-2-6-4-14-4-25v-89c0-23-6-39-19-51s-32-18-58-18c-49 0-76 18-82 55h-2l1-2 36 3v2h-2c1-12 6-21 13-27 8-5 20-8 35-8 16 0 28 4 36 11 7 8 11 21 11 38v12 2h-2-47v-2 2c-31 1-53 7-67 18-14 12-21 27-21 49 0 19 5 33 15 44 11 12 26 17 46 17zM261 264c13 0 23-3 33-9 10-5 17-13 23-23 5-10 8-19 8-30v-17h2v2l-38 1c-16 0-28 2-36 5-9 3-15 7-19 13s-6 14-6 24c0 11 3 19 8 25 6 6 14 9 25 9zM261 268c-12 0-21-4-27-10-7-7-10-16-10-28 0-10 2-19 7-26s12-12 20-15c9-3 22-5 38-5v2-2l38-1h2v2 17c0 11-3 22-9 32-6 11-14 19-24 25s-22 9-35 9zM550 289v-133c0-14-1-24-4-32-2-7-6-12-12-15s-14-5-25-5c-16 0-29 6-38 17s-14 26-14 46v122 2h-2-35-2v-2-165c0-24 0-39-1-44v-3h2 33 2v2c0 1 0 3 0 5 0 3 1 6 1 10s0 11 0 21h-1v-2 2l-2-1c8-15 18-25 29-31s24-10 40-10c23 0 41 6 52 18 10 12 16 31 16 58v140 2h-2-35-2zM552 287h35v2h-2v-140c0-26-5-44-15-55-11-11-27-17-49-17-15 0-28 3-38 9s-19 16-27 30l-1 1h-1-2v-2c-1-10-1-17-1-21 0-3 0-7-1-9 0-3 0-5 0-5l2-1v2h-33v-2h2c1 6 1 21 1 45v165h-2v-2h35v2h-2v-122c0-21 5-37 15-49s24-18 41-18c12 0 21 2 27 6 6 3 11 9 14 17s4 19 4 33v133h-2zM718 373c-23 0-41-5-55-14s-23-22-27-39l-1-2 3-1 34-5h2l1 2c2 9 7 16 14 21 8 5 18 8 30 8 34 0 50-19 50-59v-35h2v2-2l2 1c-7 14-17 24-28 32-12 7-26 10-41 10-26 0-46-8-58-27-13-17-19-44-19-81s7-65 20-83 34-27 61-27c15 0 28 4 39 10 11 7 20 17 26 30l-2 1v-2 2h-1c0-4 0-11 0-20 1-10 1-15 2-17l1-1h1 33 2v3c-1 6-1 21-1 42v161c0 59-31 90-90 90zM718 369c58 0 86-28 86-86v-161c0-21 0-36 1-43h2v2h-33v-2l2 1c-1 1-1 6-2 15 0 10-1 16-1 20v2h-2-1l-1-1c-5-12-13-22-24-28-11-7-23-10-37-10-26 0-45 8-58 26-13 17-19 43-19 80 0 36 6 62 18 79s29 26 55 26c15 0 28-4 39-10 11-8 20-18 26-31l1-1h1 2v2 35c0 41-18 62-54 62-13 0-24-2-32-8-8-5-14-13-16-23l2-1v2l-35 5v-2h2c4 16 12 28 25 37s31 13 53 13zM769 184c0-17-2-31-7-44-4-12-10-21-19-27-8-6-17-9-27-9-17 0-29 6-37 18-8 13-12 33-12 62 0 28 4 48 11 60s19 18 37 18c11 0 20-3 28-9 9-7 15-15 19-27 5-12 7-26 7-42zM773 184c0 16-2 31-7 43s-12 22-20 29c-9 6-19 10-31 10-18 0-32-7-40-20s-12-34-12-62c0-29 4-51 13-64 8-13 22-20 40-20 11 0 21 3 30 10 8 7 15 17 20 29 5 13 7 27 7 45zM912 295c-21 0-38-6-49-17-10-13-16-29-16-48 0-22 7-40 22-52 15-11 38-18 70-19h47v2h-2v-12c0-16-3-28-10-35s-18-10-33-10-26 2-33 7c-6 5-10 13-12 24v2h-2l-36-3h-2v-3c6-38 35-58 86-58 26 0 47 7 60 19 14 12 21 31 21 54v89c0 11 1 18 4 23 2 4 6 7 13 7 4 0 7-1 11-2h3v2 23 1l-2 1c-9 2-18 3-27 3-13 0-23-4-29-11-7-8-10-19-11-34h2v2h-1v-2l2 1c-9 16-20 29-32 36-12 6-27 10-44 10zM912 291c17 0 30-3 42-10 11-7 21-18 30-34l1-1h1 1 2v2c1 14 4 24 10 31 5 7 14 10 26 10 9 0 18-1 26-3l1 2h-2v-23h2v2c-4 1-8 1-12 1-8 0-14-3-17-8-3-6-4-14-4-25v-89c0-23-6-39-19-51s-32-18-58-18c-49 0-76 18-82 55h-2v-2l37 3-1 2h-1c1-12 6-21 13-27 7-5 19-8 35-8s28 4 36 11c7 8 11 21 11 38v12 2h-2-47v-2 2c-31 1-54 7-67 18-14 12-21 27-21 49 0 19 5 33 15 44 10 12 25 17 46 17zM920 264c12 0 23-3 33-9 10-5 17-13 23-23 5-10 8-19 8-30v-17h2v2l-38 1c-16 0-28 2-37 5-8 3-14 7-18 13s-6 14-6 24c0 11 2 19 8 25s14 9 25 9zM920 268c-12 0-21-4-28-10-6-7-9-16-9-28 0-10 2-19 7-26s11-12 20-15 21-5 38-5v2-2l38-1h2v2 17c0 11-3 22-9 32-6 11-14 19-24 25s-22 9-35 9zM1077 289v-161c0-15 0-31-1-49v-2h2 33 2v2c1 24 1 38 1 43h-2v-2h1v2l-2-1c6-18 12-30 20-37 7-7 18-11 32-11 4 0 9 1 14 2l2 1v1 32 3l-3-1c-4-1-10-2-18-2-14 0-24 6-31 18s-11 29-11 52v110 2h-2-35-2zM1079 287h35v2h-2v-110c0-23 4-41 12-54 7-13 19-20 34-20 8 0 15 1 19 2v2h-2v-32h2l-1 2c-4-1-9-2-13-2-13 0-23 3-29 10-7 6-13 18-19 35v2h-2-1-2v-2c0-5 0-19-1-43h2v2h-33v-2h2c1 18 1 34 1 49v161h-2zM1389 183c0 37-8 65-24 83-18 20-42 29-73 29s-54-10-70-30c-16-19-24-46-24-82 0-72 32-110 95-110 33 0 57 10 73 27 16 18 23 46 23 83zM1385 183c0-36-7-63-22-80s-38-26-70-26c-61 0-91 35-91 106 0 35 8 61 23 80s37 28 67 28c31 0 53-9 70-27 16-18 23-44 23-81zM1348 183c0-28-4-49-13-61-8-13-21-19-41-19s-34 6-42 19c-9 13-14 33-14 61s5 48 13 61c9 14 22 20 41 20 20 0 34-6 43-19s13-33 13-62zM1352 183c0 29-5 51-14 64-9 14-25 21-46 21-20 0-35-7-44-22-9-14-14-35-14-63s5-49 14-63c10-14 25-21 46-21s36 7 45 21c9 13 13 34 13 63zM1609 183c0 37-8 65-25 83-16 20-40 29-71 29s-55-10-71-30c-15-19-23-46-23-82 0-72 32-110 95-110 32 0 57 10 72 27 15 18 23 46 23 83zM1605 183c0-36-7-63-22-80s-37-26-69-26c-61 0-91 35-91 106 0 35 7 61 22 80 16 19 38 28 68 28s53-9 68-27c16-18 24-44 24-81zM1569 183c0-28-5-49-13-61-8-13-22-19-41-19-20 0-34 6-43 19s-13 33-13 61 4 48 13 61c9 14 22 20 41 20 20 0 34-6 43-19 8-13 13-33 13-62zM1573 183c0 29-5 51-14 64-9 14-25 21-46 21-20 0-35-7-44-22-9-14-14-35-14-63s5-49 14-63 25-21 46-21c20 0 36 7 44 21 9 13 14 34 14 63zM1829 183c0 73-27 112-79 112-33 0-55-13-67-39h2v2h-1v-2l2-1c1 1 1 12 1 34v82 2h-2-35-2v-2-249c0-22 0-36-1-42v-3h2 34 1l1 2c0 0 0 2 0 6 0 3 1 8 1 14 0 7 1 11 1 14h-2v-2 2l-1-1c6-13 14-23 25-29 10-6 24-9 41-9 26 0 46 9 59 26 13 18 20 46 20 83zM1825 183c0-37-7-63-19-80s-31-25-56-25c-16 0-29 2-39 8s-18 15-24 28v1h-2-2v-2c0-3-1-7-1-14 0-6-1-11-1-14s0-5 0-5l2-1v2h-34v-2h2c1 7 1 21 1 43v249h-2v-2h35v2h-2v-82c0-21 0-32-1-33l-1-2h3 1 1l1 1c11 24 31 36 63 36 50 0 75-36 75-108zM1788 183c0-28-4-49-11-61-8-12-19-18-36-18-13 0-24 3-31 9-8 5-13 14-17 26s-6 28-6 47c0 27 4 47 13 60 8 12 21 18 41 18 16 0 28-6 36-18 7-12 11-33 11-63zM1792 183c0 30-4 52-12 65s-22 20-39 20c-20 0-36-7-45-20-9-14-13-34-13-62 0-20 2-36 6-48 4-13 11-22 19-28s19-10 33-10c18 0 31 7 39 20s12 34 12 63zM1923 295c-21 0-38-6-49-17-10-13-16-29-16-48 0-22 7-40 22-52 15-11 38-18 70-19h47v2h-2v-12c0-16-3-28-10-35s-18-10-33-10-26 2-33 7c-6 5-10 13-12 24v2h-2l-36-3h-2v-3c6-38 35-58 86-58 26 0 47 7 60 19 14 12 21 31 21 54v89c0 11 1 18 4 23 2 4 6 7 13 7 4 0 7-1 11-2h3v2 23 1l-2 1c-9 2-18 3-27 3-13 0-23-4-29-11-7-8-10-19-11-34h2v2h-1v-2l2 1c-9 16-20 29-32 36-12 6-27 10-44 10zM1923 291c17 0 30-3 42-10 11-7 21-18 30-34l1-1h1 1 2v2c1 14 4 24 10 31 5 7 14 10 26 10 9 0 18-1 26-3l1 2h-2v-23h2v2c-4 1-8 1-12 1-8 0-14-3-17-8-3-6-4-14-4-25v-89c0-23-6-39-19-51s-32-18-58-18c-49 0-76 18-82 55h-2v-2l37 3-1 2h-1c1-12 6-21 13-27 7-5 19-8 35-8s28 4 36 11c7 8 11 21 11 38v12 2h-2-47v-2 2c-31 1-54 7-67 18-14 12-21 27-21 49 0 19 5 33 15 44 10 12 25 17 46 17zM1931 264c12 0 23-3 33-9 10-5 17-13 23-23 5-10 8-19 8-30v-17h2v2l-38 1c-16 0-28 2-37 5-8 3-14 7-18 13s-6 14-6 24c0 11 2 19 8 25s14 9 25 9zM1931 268c-12 0-21-4-28-10-6-7-9-16-9-28 0-10 2-19 7-26s11-12 20-15 21-5 38-5v2-2l38-1h2v2 17c0 11-3 22-9 32-6 11-14 19-24 25s-22 9-35 9zM2289 291h-40-2v-2l-36-148-7-33h2 2c-2 6-3 14-6 25-2 11-15 63-39 156l-1 2h-1-40-2v-2l-59-209v-3h2 35 1l1 2 35 142h-2l2-1c1 4 3 16 8 39h-2-2l4-15 43-165 1-2h1 37 2v2l37 143 8 37h-1-2l6-27 39-153 1-2h1 34 3l-1 3-60 209v2zM2287 288l60-209h2v2h-34v-2l2 1-40 153-1-1 1 1-5 27-2 8-2-8-9-37h2-2l-37-143 2-1v2h-37v-2l2 1-44 165h-2 2l-3 15-2 8-2-8c-4-23-7-35-8-38l-35-142 2-1v2h-35v-2h2l59 209-2 1v-2h40v2l-2-1c24-93 37-145 39-156 3-10 4-19 6-25l2-9 2 9 6 33h-2 2l37 148-2 1v-2h40v2z">
          <text:p/>
        </draw:path>
        <draw:path draw:style-name="gr2" draw:text-style-name="P2" draw:layer="layout" svg:width="1.86cm" svg:height="0.28cm" svg:x="18.593cm" svg:y="18.847cm" svg:viewBox="0 0 1861 281" svg:d="M210 86c0 26-8 46-25 61-17 16-39 23-68 23h-80v107h-37v-273h115c30 0 54 7 70 22 17 14 25 34 25 60zM173 86c0-35-21-52-63-52h-73v107h75c41 0 61-18 61-55zM474 86c0 26-9 46-25 61-17 16-40 23-69 23h-80v107h-36v-273h114c30 0 54 7 71 22 16 14 25 34 25 60zM437 86c0-35-21-52-64-52h-73v107h75c41 0 62-18 62-55zM512 187v-31h96v31zM662 277v-273h37v273zM982 201c0 25-10 44-29 58-21 15-49 22-84 22-66 0-105-24-115-70l35-7c4 16 13 28 27 36 13 7 31 11 54 11 24 0 42-4 55-12 14-8 21-20 21-36 0-9-2-16-6-22-6-5-11-10-19-13-7-4-16-7-26-9-10-3-21-6-33-8-22-5-38-10-49-15-12-4-20-10-27-16-6-5-11-12-14-20-4-8-6-17-6-27 0-23 9-41 27-54 18-12 43-19 77-19 30 0 54 5 71 14 17 10 28 26 35 49l-37 6c-5-14-12-25-23-31-12-7-27-10-47-10-22 0-38 4-50 11-11 7-17 18-17 32 0 8 2 15 7 21 4 5 11 10 19 14 8 3 25 8 50 14 8 2 17 3 25 5s16 5 24 8c7 2 16 6 22 9 7 4 13 9 17 14 5 5 9 12 12 19s4 16 4 26zM1204 140c0 45-8 80-24 104-16 25-39 37-71 37-31 0-54-12-70-37-16-24-23-58-23-104 0-47 7-82 22-105 16-23 40-35 73-35 32 0 55 12 70 36 16 23 23 58 23 104zM1169 140c0-39-4-68-14-85-9-18-24-27-44-27-22 0-37 9-46 26-10 18-14 46-14 86 0 39 4 67 14 85 9 18 24 26 45 26 20 0 35-9 45-27 9-18 14-46 14-84zM1424 140c0 45-8 80-24 104-16 25-40 37-71 37s-55-12-70-37c-16-24-24-58-24-104 0-47 8-82 23-105s39-35 72-35c32 0 56 12 71 36 15 23 23 58 23 104zM1389 140c0-39-5-68-14-85-9-18-24-27-45-27s-36 9-46 26c-9 18-14 46-14 86 0 39 5 67 14 85 10 18 25 26 45 26 21 0 36-9 45-27 10-18 15-46 15-84zM1639 32c-28 43-47 76-59 100-11 24-20 48-25 71-6 24-9 48-9 74h-36c0-36 7-72 22-111 15-38 39-82 74-132h-146v-30h179zM1861 187c0 29-8 51-23 68-16 18-37 26-64 26-31 0-54-11-71-35-16-23-24-56-24-100 0-47 8-83 25-108s41-38 72-38c41 0 67 19 78 56l-33 6c-7-23-22-34-45-34-20 0-35 10-46 28s-16 45-16 80c6-12 15-20 26-27 12-6 25-9 40-9 25 0 45 8 59 24 15 16 22 37 22 63zM1826 189c0-20-5-35-14-46-10-11-24-16-41-16-16 0-29 5-39 14-10 10-15 23-15 39 0 21 5 38 16 52 10 13 23 20 39 20 17 0 30-6 40-17 9-11 14-27 14-46z">
          <text:p/>
        </draw:path>
        <draw:path draw:style-name="gr2" draw:text-style-name="P2" draw:layer="layout" svg:width="1.864cm" svg:height="0.284cm" svg:x="18.591cm" svg:y="18.845cm" svg:viewBox="0 0 1865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8 88c0 26-9 47-26 63-17 15-41 23-70 23h-80v-2h2v107 2h-2-36-2v-2-273-2h2 114c31 0 55 8 72 22 17 15 26 36 26 62zM474 88c0-26-8-45-25-59-16-14-39-21-69-21h-114v-2h2v273h-2v-2h36v2h-2v-107-2h2 80c29 0 51-7 67-22 17-15 25-35 25-60zM437 88c0-34-20-50-62-50h-73v-2h2v107h-2v-2h75c40 0 60-17 60-53zM441 88c0 38-22 57-64 57h-75-2v-2-107-2h2 73c43 0 66 18 66 54zM512 189v-31-2h2 96 2v2 31 1h-2-96-2zM514 187h96v2h-1v-31h1v2h-96v-2h2v31h-2zM663 279v-273-2h1 37 2v2 273 2h-2-37-1zM664 277h37v2h-2v-273h2v2h-37v-2h2v273h-2zM986 203c0 26-11 46-31 61-20 14-48 21-84 21-67 0-107-24-117-72l-1-2h2l36-7 2-1v2c4 16 13 27 26 35 13 7 30 11 53 11 24 0 42-4 54-12 13-8 19-19 19-34 0-9-2-15-6-21-4-5-9-9-16-13-8-3-16-6-26-9-10-2-22-5-34-7l1-2-1 2c-21-5-38-10-49-15s-20-10-27-16-12-13-15-21c-4-8-6-18-6-28 0-24 10-43 28-55 18-13 44-20 78-20 31 0 55 5 71 15 17 9 29 26 36 49v2l-2 1-36 6h-2l-1-1c-3-14-10-24-21-31-11-6-26-9-46-9-21 0-37 3-49 10-11 7-16 17-16 31 0 8 2 14 6 19 5 6 11 10 19 14s25 8 49 14c9 2 17 4 25 6 9 2 17 4 25 7 7 3 14 6 21 10 7 3 13 8 18 14 5 5 9 12 13 19 3 8 4 17 4 27zM982 203c0-10-2-18-5-25s-6-13-11-19c-5-5-10-9-17-13-6-4-13-7-21-10-7-2-15-5-23-7-9-2-17-4-25-5v-2 2c-25-6-42-11-51-15-8-3-15-8-20-14-4-6-7-13-7-22 0-15 6-26 18-34 12-7 29-11 51-11 20 0 36 3 48 10 11 7 19 18 23 33h-2v-2l36-6 1 2h-2c-7-22-18-38-34-47s-39-14-69-14c-33 0-58 6-76 19-17 12-26 29-26 52 0 10 2 18 5 26 4 8 8 14 15 20 6 6 14 11 25 16 11 4 28 9 49 14 12 3 24 5 34 8 10 2 19 5 26 9 8 4 14 8 18 14s7 14 7 23c0 16-7 29-21 38-13 8-32 12-56 12-23 0-42-4-55-12-14-7-23-20-28-37h2l1 2-36 7v-2l2-1c10 47 47 69 113 69 35 0 62-7 81-20 20-15 30-33 30-58zM1208 142c0 46-8 81-24 105-16 25-41 38-73 38-31 0-56-12-72-38-15-24-23-59-23-105 0-47 7-82 23-106 15-24 40-36 74-36 32 0 57 12 72 36 16 24 23 60 23 106zM1204 142c0-46-7-80-22-103s-38-35-69-35c-33 0-56 11-71 34s-22 58-22 104c0 45 7 80 23 103 15 24 38 36 68 36 31 0 54-12 70-36 15-24 23-58 23-103zM1169 142c0-39-4-67-13-84s-23-26-43-26c-21 0-36 8-45 25s-13 45-13 85c0 38 4 66 14 84 9 17 23 26 43 26s34-9 43-27 14-45 14-83zM1173 142c0 38-5 67-14 85-10 19-26 28-47 28s-37-9-47-27c-10-19-14-47-14-86 0-40 4-69 14-87 9-17 26-27 48-27 21 0 37 10 46 28s14 47 14 86zM1428 142c0 46-8 81-24 105-17 25-41 38-73 38s-56-12-72-38c-16-24-24-59-24-105 0-47 8-82 23-106 16-24 41-36 74-36s57 12 73 36c15 24 23 60 23 106zM1424 142c0-46-8-80-23-103-14-23-37-35-69-35s-55 11-70 34-23 58-23 104c0 45 8 80 23 103 16 24 38 36 69 36s54-12 69-36c16-24 24-58 24-103zM1389 142c0-39-5-67-14-84-8-17-22-26-43-26s-35 8-44 25-14 45-14 85c0 38 5 66 14 84 9 17 23 26 43 26s34-9 44-27c9-18 14-45 14-83zM1393 142c0 38-5 67-15 85-10 19-26 28-47 28s-37-9-46-27c-10-19-15-47-15-86 0-40 5-69 15-87 9-17 25-27 47-27s38 10 47 28 14 47 14 86zM1643 36c-28 42-47 75-59 99-11 24-20 47-26 71-5 23-8 47-8 73v2h-2-36-2v-2c0-36 7-73 22-111 15-39 39-83 74-133l2 1v2h-146-2v-2-30-2h2 179 2v2 28 1zM1639 34v-28h2v2h-179v-2h2v30h-2v-2h146 3l-2 3c-34 50-59 94-73 132-15 38-22 74-22 110h-2v-2h36v2h-2c0-26 3-51 9-74 5-24 14-48 26-72 11-24 31-57 59-100l1 1zM1865 189c0 29-8 52-24 70-15 17-38 26-65 26-32 0-56-12-72-36-17-23-25-57-25-101 0-47 9-84 26-109 17-26 42-39 73-39 42 0 69 19 80 57v2l-2 1-33 6h-2v-2c-7-21-21-32-43-32-19 0-34 9-44 27-11 18-16 44-16 79h-2l-2-1c6-12 16-21 27-27 12-6 26-10 41-10 25 0 46 8 61 25 15 16 22 37 22 64zM1861 189c0-26-7-46-21-62-15-15-34-23-58-23-15 0-28 3-39 9s-20 15-26 26l-3 7v-8c0-35 5-62 16-81s28-29 48-29c24 0 39 12 46 35l-1 1-1-2 33-6 1 2h-2c-11-36-35-54-76-54-30 0-53 12-70 37s-25 61-25 107c0 44 8 76 24 99s38 34 69 34c27 0 47-8 63-25 15-17 22-39 22-67zM1826 191c0-20-5-34-14-45-9-10-22-15-39-15-16 0-28 5-38 14-9 9-14 21-14 37 0 21 5 38 15 51s23 19 38 19c17 0 29-5 38-16s14-26 14-45zM1830 191c0 20-5 36-15 47-10 12-23 18-41 18-16 0-30-7-41-21s-16-31-16-53c0-17 5-30 16-40 10-10 24-15 40-15 18 0 32 6 42 17s15 27 15 47z">
          <text:p/>
        </draw:path>
        <draw:path draw:style-name="gr2" draw:text-style-name="P2" draw:layer="layout" svg:width="0.5cm" svg:height="0.29cm" svg:x="24.851cm" svg:y="18.85cm" svg:viewBox="0 0 501 291" svg:d="M0 287v-29h70v-210l-62 44v-33l64-44h32v243h67v29zM190 291l79-291h31l-79 291zM330 287v-29h70v-210l-62 44v-33l65-44h32v243h66v29z">
          <text:p/>
        </draw:path>
        <draw:path draw:style-name="gr2" draw:text-style-name="P2" draw:layer="layout" svg:width="0.504cm" svg:height="0.294cm" svg:x="24.849cm" svg:y="18.848cm" svg:viewBox="0 0 505 295" svg:d="M0 289v-29-2h2 71v2h-2v-210h2l1 1-63 44-3 3v-4-33-1l1-1 65-44h1 32 2v2 243h-2v-2h67 2v2 29 2h-2-172-2zM2 287h172v2h-2v-29h2v2h-67-1v-2-243h1v2h-32v-2l2 1-66 44-1-1h2v33h-2l-1-2 62-44 4-2v4 210 2h-2-71v-2h2v29h-2zM191 293l79-291 1-2h1 31 2v3l-79 291v1h-2-31-3zM193 291h31v2h-2l79-291h2v2h-31v-2l2 1-79 291-2-1zM331 289v-29-2h2 69v2h-2v-210h2l1 1-61 44-3 3v-4-33-1l1-1 64-44h1 32 2v2 243h-2v-2h66 2v2 29 2h-2-170-2zM333 287h170v2h-2v-29h2v2h-66-2v-2-243h2v2h-32v-2l1 1-64 44-1-1h2v33h-2l-2-2 62-44 3-2v4 210 2h-2-69v-2h2v29h-2z">
          <text:p/>
        </draw:path>
        <draw:path draw:style-name="gr6" draw:text-style-name="P3" draw:layer="layout" svg:width="5.312cm" svg:height="3.829cm" svg:x="3.473cm" svg:y="5.246cm" svg:viewBox="0 0 5313 3830" svg:d="M5313 2796v327c0 31-21 60-58 82l-566 326c-78 45-205 45-284 0l-247-143-707 408c-78 45-204 45-282 0l-1391-802c3 9 4 18 4 27v41c0 87-123 158-274 158-152 0-275-71-275-158v-41c0-23 8-45 25-66v-41c-7-13-10-26-10-40v-41c0-39 26-76 73-104l-1262-728c-38-22-59-51-59-82v-326c0-31 21-60 59-82l456-263v-875c0-16 10-30 29-41l575-332 2438 1409v961c345 78 720 99 1085 61 64-7 130 5 176 32l437 252c37 21 58 51 58 81z">
          <text:p/>
        </draw:path>
        <draw:polygon draw:style-name="gr7" draw:text-style-name="P1" draw:layer="layout" svg:width="0cm" svg:height="0cm" svg:x="6.179cm" svg:y="7.652cm" svg:viewBox="0 0 0 0" draw:points="0,0">
          <text:p/>
        </draw:polygon>
        <draw:path draw:style-name="gr6" draw:text-style-name="P3" draw:layer="layout" svg:width="5.312cm" svg:height="2.843cm" svg:x="3.473cm" svg:y="6.233cm" svg:viewBox="0 0 5313 2844" svg:d="M4158 2402l247 143c79 45 206 45 284 0l566-326c37-22 58-51 58-82s-21-60-58-82l-437-252c-46-26-112-38-176-31-560 58-1135-24-1584-224-487-219-773-556-773-913 0-55 7-109 20-163 4-15 8-29 12-43 2-7 3-14 3-20 0-31-21-60-58-82l-507-293c-78-45-205-45-283 0l-1413 816c-38 22-59 52-59 83s21 60 59 82l1263 727-1 1c1 0 2-1 3-2 49-28 115-44 184-44v-1255 1255c143 0 259 67 259 150v41c0 14-3 27-10 40v41c10 12 17 25 21 39l1391 802c78 45 204 45 282 0z">
          <text:p/>
        </draw:path>
        <draw:polygon draw:style-name="gr7" draw:text-style-name="P1" draw:layer="layout" svg:width="0cm" svg:height="0cm" svg:x="6.179cm" svg:y="7.652cm" svg:viewBox="0 0 0 0" draw:points="0,0">
          <text:p/>
        </draw:polygon>
        <draw:path draw:style-name="gr6" draw:text-style-name="P3" draw:layer="layout" svg:width="2.438cm" svg:height="2.397cm" svg:x="4.592cm" svg:y="5.246cm" svg:viewBox="0 0 2439 2398" svg:d="M2327 2343c37 10 74 19 112 27v-961l-2439-1409v899l353-205c78-45 205-45 283 0l507 293c37 22 58 51 58 82v327c0 6-1 13-3 20-4 14-8 28-12 43 61 243 254 469 554 645v-185l321 186v235c55 21 112 40 171 58z">
          <text:p/>
        </draw:path>
        <draw:polygon draw:style-name="gr7" draw:text-style-name="P1" draw:layer="layout" svg:width="0cm" svg:height="0cm" svg:x="6.179cm" svg:y="7.652cm" svg:viewBox="0 0 0 0" draw:points="0,0">
          <text:p/>
        </draw:polygon>
        <draw:path draw:style-name="gr6" draw:text-style-name="P3" draw:layer="layout" svg:width="2.356cm" svg:height="1.317cm" svg:x="5.758cm" svg:y="6.704cm" svg:viewBox="0 0 2357 1318" svg:d="M20 0c-13 54-20 108-20 163 0 356 287 694 774 913 449 200 1024 282 1583 224v-327c-364 38-739 17-1084-61-38-8-75-17-112-27v82c-32-8-64-17-95-27-59-18-116-37-171-58-41-16-81-33-121-50-3-2-7-4-11-6v-82c-7-3-14-6-20-9-60-28-116-58-169-89-299-177-493-403-554-646z">
          <text:p/>
        </draw:path>
        <draw:polygon draw:style-name="gr7" draw:text-style-name="P1" draw:layer="layout" svg:width="0cm" svg:height="0cm" svg:x="6.179cm" svg:y="7.652cm" svg:viewBox="0 0 0 0" draw:points="0,0">
          <text:p/>
        </draw:polygon>
        <draw:path draw:style-name="gr6" draw:text-style-name="P3" draw:layer="layout" svg:width="1.755cm" svg:height="1.258cm" svg:x="3.473cm" svg:y="5.906cm" svg:viewBox="0 0 1756 1259" svg:d="M1756 360v-326c-78-45-205-45-283 0l-353 204-71 41-170 98-335 193-29 17-456 263c-38 22-59 51-59 82v327c0-31 21-60 59-82l1414-817c78-45 205-45 283 0z">
          <text:p/>
        </draw:path>
        <draw:polygon draw:style-name="gr7" draw:text-style-name="P1" draw:layer="layout" svg:width="0cm" svg:height="0cm" svg:x="6.179cm" svg:y="7.652cm" svg:viewBox="0 0 0 0" draw:points="0,0">
          <text:p/>
        </draw:polygon>
        <draw:polygon draw:style-name="gr6" draw:text-style-name="P3" draw:layer="layout" svg:width="0.575cm" svg:height="1.23cm" svg:x="4.017cm" svg:y="5.246cm" svg:viewBox="0 0 576 1231" draw:points="576,0 576,899 505,940 505,768 505,572 336,670 336,1038 0,1231 0,333">
          <text:p/>
        </draw:polygon>
        <draw:polygon draw:style-name="gr7" draw:text-style-name="P1" draw:layer="layout" svg:width="0cm" svg:height="0cm" svg:x="6.179cm" svg:y="7.652cm" svg:viewBox="0 0 0 0" draw:points="0,0">
          <text:p/>
        </draw:polygon>
        <draw:path draw:style-name="gr6" draw:text-style-name="P3" draw:layer="layout" svg:width="0.55cm" svg:height="1.791cm" svg:x="5.554cm" svg:y="7.98cm" svg:viewBox="0 0 551 1792" svg:d="M551 1634v-41c0-23-9-46-25-66v-41c6-13 9-27 9-40v-41c0-83-116-150-259-150v-1255 1255c-70 0-136 16-185 44-48 28-76 66-76 106v41c0 13 4 27 10 40v41c-17 20-25 43-25 66v41c0 87 123 158 276 158 152 0 275-71 275-158z">
          <text:p/>
        </draw:path>
        <draw:polygon draw:style-name="gr7" draw:text-style-name="P1" draw:layer="layout" svg:width="0cm" svg:height="0cm" svg:x="6.179cm" svg:y="7.652cm" svg:viewBox="0 0 0 0" draw:points="0,0">
          <text:p/>
        </draw:polygon>
        <draw:path draw:style-name="gr6" draw:text-style-name="P3" draw:layer="layout" svg:width="0.549cm" svg:height="1.791cm" svg:x="7.816cm" svg:y="8.47cm" svg:viewBox="0 0 550 1792" svg:d="M550 1633v-41c0-22-8-45-25-66v-40c7-13 10-27 10-41v-40c0-84-116-151-259-151v-1254 1254c-69 0-136 16-185 44s-76 66-76 107v40c0 14 3 28 10 41v40c-17 21-25 44-25 66v41c0 88 123 159 276 159 151 0 274-71 274-159z">
          <text:p/>
        </draw:path>
        <draw:polygon draw:style-name="gr7" draw:text-style-name="P1" draw:layer="layout" svg:width="0cm" svg:height="0cm" svg:x="6.179cm" svg:y="7.652cm" svg:viewBox="0 0 0 0" draw:points="0,0">
          <text:p/>
        </draw:polygon>
        <draw:path draw:style-name="gr6" draw:text-style-name="P3" draw:layer="layout" svg:width="0.669cm" svg:height="0.387cm" svg:x="7.756cm" svg:y="8.277cm" svg:viewBox="0 0 670 388" svg:d="M571 58c-13-7-27-14-41-20-48-21-103-33-161-36-23-3-46-3-69 0-58 3-113 15-161 36-14 6-28 13-41 20-131 76-131 198 0 274 131 75 343 75 473 0 132-76 132-198 0-274z">
          <text:p/>
        </draw:path>
        <draw:polygon draw:style-name="gr7" draw:text-style-name="P1" draw:layer="layout" svg:width="0cm" svg:height="0cm" svg:x="6.179cm" svg:y="7.652cm" svg:viewBox="0 0 0 0" draw:points="0,0">
          <text:p/>
        </draw:polygon>
        <draw:path draw:style-name="gr6" draw:text-style-name="P3" draw:layer="layout" svg:width="0.67cm" svg:height="0.386cm" svg:x="5.494cm" svg:y="7.787cm" svg:viewBox="0 0 671 387" svg:d="M573 57c-13-8-27-15-42-21-3-1-7-3-10-4-6-2-13-5-19-7-43-14-90-22-139-24-4-1-9-1-13-1-71-2-140 10-200 32-4 1-7 3-10 4-15 6-29 13-42 21-131 76-131 198 0 274 132 75 344 75 475 0 130-76 130-198 0-274z">
          <text:p/>
        </draw:path>
        <draw:polygon draw:style-name="gr7" draw:text-style-name="P1" draw:layer="layout" svg:width="0cm" svg:height="0cm" svg:x="6.179cm" svg:y="7.652cm" svg:viewBox="0 0 0 0" draw:points="0,0">
          <text:p/>
        </draw:polygon>
        <draw:path draw:style-name="gr6" draw:text-style-name="P3" draw:layer="layout" svg:width="0.669cm" svg:height="0.387cm" svg:x="4.646cm" svg:y="6.481cm" svg:viewBox="0 0 670 388" svg:d="M572 57c-8-5-17-10-26-14-5-2-10-5-15-7-48-19-103-31-162-35-23-1-46-1-69 0-58 4-113 16-161 35-14 6-28 13-41 21-121 70-131 181-24 259 57 41 143 67 234 71 91 5 184-14 251-49 68-35 109-87 111-139 3-53-33-105-98-142z">
          <text:p/>
        </draw:path>
        <draw:polygon draw:style-name="gr7" draw:text-style-name="P1" draw:layer="layout" svg:width="0cm" svg:height="0cm" svg:x="6.179cm" svg:y="7.652cm" svg:viewBox="0 0 0 0" draw:points="0,0">
          <text:p/>
        </draw:polygon>
        <draw:polygon draw:style-name="gr6" draw:text-style-name="P3" draw:layer="layout" svg:width="0.507cm" svg:height="0.619cm" svg:x="5.228cm" svg:y="5.94cm" svg:viewBox="0 0 508 620" draw:points="0,326 508,620 508,292 0,0">
          <text:p/>
        </draw:polygon>
        <draw:polygon draw:style-name="gr7" draw:text-style-name="P1" draw:layer="layout" svg:width="0cm" svg:height="0cm" svg:x="6.179cm" svg:y="7.652cm" svg:viewBox="0 0 0 0" draw:points="0,0">
          <text:p/>
        </draw:polygon>
        <draw:polygon draw:style-name="gr6" draw:text-style-name="P3" draw:layer="layout" svg:width="0.321cm" svg:height="0.659cm" svg:x="6.331cm" svg:y="6.43cm" svg:viewBox="0 0 322 660" draw:points="322,185 322,660 128,549 101,533 0,474 0,352 0,0">
          <text:p/>
        </draw:polygon>
        <draw:polygon draw:style-name="gr7" draw:text-style-name="P1" draw:layer="layout" svg:width="0cm" svg:height="0cm" svg:x="6.179cm" svg:y="7.652cm" svg:viewBox="0 0 0 0" draw:points="0,0">
          <text:p/>
        </draw:polygon>
        <draw:polygon draw:style-name="gr6" draw:text-style-name="P3" draw:layer="layout" svg:width="0.437cm" svg:height="0.578cm" svg:x="8.29cm" svg:y="7.708cm" svg:viewBox="0 0 438 579" draw:points="438,579 438,253 0,0 0,327">
          <text:p/>
        </draw:polygon>
        <draw:polygon draw:style-name="gr7" draw:text-style-name="P1" draw:layer="layout" svg:width="0cm" svg:height="0cm" svg:x="6.179cm" svg:y="7.652cm" svg:viewBox="0 0 0 0" draw:points="0,0">
          <text:p/>
        </draw:polygon>
        <draw:path draw:style-name="gr6" draw:text-style-name="P3" draw:layer="layout" svg:width="0.55cm" svg:height="0.317cm" svg:x="5.554cm" svg:y="9.454cm" svg:viewBox="0 0 551 318" svg:d="M80 46c79-45 198-59 301-34 103 24 170 82 170 147 0 88-123 159-275 159-153 0-276-71-276-159 0-43 29-83 80-113z">
          <text:p/>
        </draw:path>
        <draw:polygon draw:style-name="gr7" draw:text-style-name="P1" draw:layer="layout" svg:width="0cm" svg:height="0cm" svg:x="6.179cm" svg:y="7.652cm" svg:viewBox="0 0 0 0" draw:points="0,0">
          <text:p/>
        </draw:polygon>
        <draw:path draw:style-name="gr6" draw:text-style-name="P3" draw:layer="layout" svg:width="0.549cm" svg:height="0.317cm" svg:x="7.816cm" svg:y="9.944cm" svg:viewBox="0 0 550 318" svg:d="M80 47c80-46 198-60 301-35 102 24 169 83 169 147 0 88-123 159-274 159-153 0-276-71-276-159 0-42 29-82 80-112z">
          <text:p/>
        </draw:path>
        <draw:polygon draw:style-name="gr7" draw:text-style-name="P1" draw:layer="layout" svg:width="0cm" svg:height="0cm" svg:x="6.179cm" svg:y="7.652cm" svg:viewBox="0 0 0 0" draw:points="0,0">
          <text:p/>
        </draw:polygon>
        <draw:path draw:style-name="gr6" draw:text-style-name="P3" draw:layer="layout" svg:width="0.549cm" svg:height="0.317cm" svg:x="4.706cm" svg:y="8.148cm" svg:viewBox="0 0 550 318" svg:d="M80 46c79-45 197-59 300-34 102 25 170 82 170 147 0 87-124 159-275 159-152 0-275-72-275-159 0-42 29-83 80-113z">
          <text:p/>
        </draw:path>
        <draw:polygon draw:style-name="gr7" draw:text-style-name="P1" draw:layer="layout" svg:width="0cm" svg:height="0cm" svg:x="6.179cm" svg:y="7.652cm" svg:viewBox="0 0 0 0" draw:points="0,0">
          <text:p/>
        </draw:polygon>
        <draw:path draw:style-name="gr6" draw:text-style-name="P3" draw:layer="layout" svg:width="0.669cm" svg:height="0.35cm" svg:x="7.756cm" svg:y="8.313cm" svg:viewBox="0 0 670 351" svg:d="M139 0c-26 22-39 48-39 75 0 75 105 136 235 136 129 0 234-61 234-136 0-27-13-53-39-75 14 6 28 13 41 20 132 76 132 198 0 275-130 75-342 75-473 0-131-77-131-199 0-275 13-7 27-14 41-20z">
          <text:p/>
        </draw:path>
        <draw:polygon draw:style-name="gr7" draw:text-style-name="P1" draw:layer="layout" svg:width="0cm" svg:height="0cm" svg:x="6.179cm" svg:y="7.652cm" svg:viewBox="0 0 0 0" draw:points="0,0">
          <text:p/>
        </draw:polygon>
        <draw:path draw:style-name="gr6" draw:text-style-name="P3" draw:layer="layout" svg:width="0.67cm" svg:height="0.35cm" svg:x="5.494cm" svg:y="7.823cm" svg:viewBox="0 0 671 351" svg:d="M140 0c-26 22-40 49-40 77 0 75 106 135 236 135 129 0 235-60 235-135 0-28-14-55-40-77 15 6 29 13 42 21 130 76 130 198 0 274-131 75-343 75-475 0-131-76-131-198 0-274 13-8 27-15 42-21z">
          <text:p/>
        </draw:path>
        <draw:polygon draw:style-name="gr7" draw:text-style-name="P1" draw:layer="layout" svg:width="0cm" svg:height="0cm" svg:x="6.179cm" svg:y="7.652cm" svg:viewBox="0 0 0 0" draw:points="0,0">
          <text:p/>
        </draw:polygon>
        <draw:path draw:style-name="gr6" draw:text-style-name="P3" draw:layer="layout" svg:width="0.669cm" svg:height="0.351cm" svg:x="4.646cm" svg:y="6.517cm" svg:viewBox="0 0 670 352" svg:d="M139 0c-14 6-28 13-41 21-121 70-131 181-24 258 57 42 143 68 234 72 91 5 184-14 251-50 68-35 109-86 111-138 3-53-33-105-98-142-8-5-17-10-26-14-5-2-10-5-15-7 26 22 40 49 39 76 1 28-15 55-43 78-27 23-68 40-113 50-47 9-97 10-143 2-47-7-89-23-119-45-34-24-52-54-52-85 0-27 14-53 39-76z">
          <text:p/>
        </draw:path>
        <draw:polygon draw:style-name="gr7" draw:text-style-name="P1" draw:layer="layout" svg:width="0cm" svg:height="0cm" svg:x="6.179cm" svg:y="7.652cm" svg:viewBox="0 0 0 0" draw:points="0,0">
          <text:p/>
        </draw:polygon>
        <draw:path draw:style-name="gr6" draw:text-style-name="P3" draw:layer="layout" svg:width="0.469cm" svg:height="0.246cm" svg:x="7.856cm" svg:y="8.278cm" svg:viewBox="0 0 470 247" svg:d="M200 0c-58 3-113 15-161 35-26 22-39 48-39 75 0 75 105 137 235 137s235-62 235-137c0-27-13-53-39-75-48-20-104-32-162-35-23 2-46 2-69 0z">
          <text:p/>
        </draw:path>
        <draw:polygon draw:style-name="gr7" draw:text-style-name="P1" draw:layer="layout" svg:width="0cm" svg:height="0cm" svg:x="6.179cm" svg:y="7.652cm" svg:viewBox="0 0 0 0" draw:points="0,0">
          <text:p/>
        </draw:polygon>
        <draw:path draw:style-name="gr6" draw:text-style-name="P3" draw:layer="layout" svg:width="0.469cm" svg:height="0.246cm" svg:x="4.746cm" svg:y="6.482cm" svg:viewBox="0 0 470 247" svg:d="M201 0c-59 4-114 16-162 35-25 24-39 50-39 77 0 31 18 61 52 85 30 22 72 38 119 45 47 8 97 7 143-2 45-10 86-27 113-50 28-23 44-50 43-78 1-27-13-54-39-77-48-19-103-31-161-35-23 2-46 2-69 0z">
          <text:p/>
        </draw:path>
        <draw:polygon draw:style-name="gr7" draw:text-style-name="P1" draw:layer="layout" svg:width="0cm" svg:height="0cm" svg:x="6.179cm" svg:y="7.652cm" svg:viewBox="0 0 0 0" draw:points="0,0">
          <text:p/>
        </draw:polygon>
        <draw:polygon draw:style-name="gr6" draw:text-style-name="P3" draw:layer="layout" svg:width="0.305cm" svg:height="0.474cm" svg:x="6.347cm" svg:y="6.615cm" svg:viewBox="0 0 306 475" draw:points="306,0 306,475 112,364 119,346 110,333 0,176">
          <text:p/>
        </draw:polygon>
        <draw:polygon draw:style-name="gr7" draw:text-style-name="P1" draw:layer="layout" svg:width="0cm" svg:height="0cm" svg:x="6.179cm" svg:y="7.652cm" svg:viewBox="0 0 0 0" draw:points="0,0">
          <text:p/>
        </draw:polygon>
        <draw:path draw:style-name="gr6" draw:text-style-name="P3" draw:layer="layout" svg:width="0.47cm" svg:height="0.215cm" svg:x="5.594cm" svg:y="7.819cm" svg:viewBox="0 0 471 216" svg:d="M50 0c-4 1-7 3-10 4-26 22-40 50-40 77 0 75 105 135 235 135s236-60 236-135c0-27-14-55-40-77-3-1-7-3-10-4-6 4-12 8-19 12-48 29-113 43-181 41-68-3-130-21-171-53z">
          <text:p/>
        </draw:path>
        <draw:polygon draw:style-name="gr7" draw:text-style-name="P1" draw:layer="layout" svg:width="0cm" svg:height="0cm" svg:x="6.179cm" svg:y="7.652cm" svg:viewBox="0 0 0 0" draw:points="0,0">
          <text:p/>
        </draw:polygon>
        <draw:path draw:style-name="gr6" draw:text-style-name="P3" draw:layer="layout" svg:width="0.499cm" svg:height="0.217cm" svg:x="4.731cm" svg:y="7.983cm" svg:viewBox="0 0 500 218" svg:d="M0 218c14-17 33-33 56-46 64-37 155-55 243-44 89 9 164 43 201 90v-41-32c0-59-60-112-154-134-93-22-201-10-272 31-47 27-74 64-74 103v32z">
          <text:p/>
        </draw:path>
        <draw:polygon draw:style-name="gr7" draw:text-style-name="P1" draw:layer="layout" svg:width="0cm" svg:height="0cm" svg:x="6.179cm" svg:y="7.652cm" svg:viewBox="0 0 0 0" draw:points="0,0">
          <text:p/>
        </draw:polygon>
        <draw:path draw:style-name="gr6" draw:text-style-name="P3" draw:layer="layout" svg:width="0.499cm" svg:height="0.217cm" svg:x="7.841cm" svg:y="9.779cm" svg:viewBox="0 0 500 218" svg:d="M0 218c13-17 32-32 55-46 64-37 155-53 243-44 89 9 165 43 202 90v-40-32c0-59-60-112-155-135-93-22-201-10-272 32-47 28-73 64-73 103v32z">
          <text:p/>
        </draw:path>
        <draw:polygon draw:style-name="gr7" draw:text-style-name="P1" draw:layer="layout" svg:width="0cm" svg:height="0cm" svg:x="6.179cm" svg:y="7.652cm" svg:viewBox="0 0 0 0" draw:points="0,0">
          <text:p/>
        </draw:polygon>
        <draw:path draw:style-name="gr6" draw:text-style-name="P3" draw:layer="layout" svg:width="0.5cm" svg:height="0.217cm" svg:x="5.579cm" svg:y="9.289cm" svg:viewBox="0 0 501 218" svg:d="M0 218c13-18 32-33 55-47 64-36 156-53 244-43 89 9 164 42 202 90v-41-32c0-59-61-112-155-134-93-23-201-10-273 31-47 27-73 64-73 103v32z">
          <text:p/>
        </draw:path>
        <draw:polygon draw:style-name="gr7" draw:text-style-name="P1" draw:layer="layout" svg:width="0cm" svg:height="0cm" svg:x="6.179cm" svg:y="7.652cm" svg:viewBox="0 0 0 0" draw:points="0,0">
          <text:p/>
        </draw:polygon>
        <draw:polygon draw:style-name="gr6" draw:text-style-name="P3" draw:layer="layout" svg:width="0.321cm" svg:height="0.361cm" svg:x="6.331cm" svg:y="6.43cm" svg:viewBox="0 0 322 362" draw:points="0,353 0,0 322,185 16,362">
          <text:p/>
        </draw:polygon>
        <draw:polygon draw:style-name="gr7" draw:text-style-name="P1" draw:layer="layout" svg:width="0cm" svg:height="0cm" svg:x="6.179cm" svg:y="7.652cm" svg:viewBox="0 0 0 0" draw:points="0,0">
          <text:p/>
        </draw:polygon>
        <draw:path draw:style-name="gr6" draw:text-style-name="P3" draw:layer="layout" svg:width="0.176cm" svg:height="0.36cm" svg:x="8.114cm" svg:y="7.674cm" svg:viewBox="0 0 177 361" svg:d="M177 361v-327c-46-27-113-39-177-32v328c64-7 131 5 177 31z">
          <text:p/>
        </draw:path>
        <draw:polygon draw:style-name="gr7" draw:text-style-name="P1" draw:layer="layout" svg:width="0cm" svg:height="0cm" svg:x="6.179cm" svg:y="7.652cm" svg:viewBox="0 0 0 0" draw:points="0,0">
          <text:p/>
        </draw:polygon>
        <draw:polygon draw:style-name="gr6" draw:text-style-name="P3" draw:layer="layout" svg:width="0.169cm" svg:height="0.368cm" svg:x="4.352cm" svg:y="5.915cm" svg:viewBox="0 0 170 369" draw:points="170,98 170,271 0,369 0,0">
          <text:p/>
        </draw:polygon>
        <draw:polygon draw:style-name="gr7" draw:text-style-name="P1" draw:layer="layout" svg:width="0cm" svg:height="0cm" svg:x="6.179cm" svg:y="7.652cm" svg:viewBox="0 0 0 0" draw:points="0,0">
          <text:p/>
        </draw:polygon>
        <draw:path draw:style-name="gr6" draw:text-style-name="P3" draw:layer="layout" svg:width="0.321cm" svg:height="0.274cm" svg:x="6.331cm" svg:y="7.164cm" svg:viewBox="0 0 322 275" svg:d="M0 186v-186l322 187-153 88c-60-28-116-58-169-89z">
          <text:p/>
        </draw:path>
        <draw:polygon draw:style-name="gr7" draw:text-style-name="P1" draw:layer="layout" svg:width="0cm" svg:height="0cm" svg:x="6.179cm" svg:y="7.652cm" svg:viewBox="0 0 0 0" draw:points="0,0">
          <text:p/>
        </draw:polygon>
        <draw:path draw:style-name="gr6" draw:text-style-name="P3" draw:layer="layout" svg:width="0.299cm" svg:height="0.173cm" svg:x="7.941cm" svg:y="10.016cm" svg:viewBox="0 0 300 174" svg:d="M150 0c82 0 150 38 150 86 0 49-68 88-150 88-83 0-150-39-150-88 0-23 15-45 43-61 29-16 67-25 107-25z">
          <text:p/>
        </draw:path>
        <draw:polygon draw:style-name="gr7" draw:text-style-name="P1" draw:layer="layout" svg:width="0cm" svg:height="0cm" svg:x="6.179cm" svg:y="7.652cm" svg:viewBox="0 0 0 0" draw:points="0,0">
          <text:p/>
        </draw:polygon>
        <draw:path draw:style-name="gr6" draw:text-style-name="P3" draw:layer="layout" svg:width="0.299cm" svg:height="0.173cm" svg:x="7.941cm" svg:y="10.016cm" svg:viewBox="0 0 300 174" svg:d="M150 0c82 0 150 38 150 86 0 49-68 88-150 88-83 0-150-39-150-88 0-23 15-45 43-61 29-16 67-25 107-25v86z">
          <text:p/>
        </draw:path>
        <draw:polygon draw:style-name="gr7" draw:text-style-name="P1" draw:layer="layout" svg:width="0cm" svg:height="0cm" svg:x="6.179cm" svg:y="7.652cm" svg:viewBox="0 0 0 0" draw:points="0,0">
          <text:p/>
        </draw:polygon>
        <draw:path draw:style-name="gr6" draw:text-style-name="P3" draw:layer="layout" svg:width="0.3cm" svg:height="0.173cm" svg:x="5.679cm" svg:y="9.526cm" svg:viewBox="0 0 301 174" svg:d="M150 0c84 0 151 39 151 88 0 47-67 86-151 86-83 0-150-39-150-86 0-24 16-46 44-63 28-16 66-25 106-25z">
          <text:p/>
        </draw:path>
        <draw:polygon draw:style-name="gr7" draw:text-style-name="P1" draw:layer="layout" svg:width="0cm" svg:height="0cm" svg:x="6.179cm" svg:y="7.652cm" svg:viewBox="0 0 0 0" draw:points="0,0">
          <text:p/>
        </draw:polygon>
        <draw:path draw:style-name="gr6" draw:text-style-name="P3" draw:layer="layout" svg:width="0.3cm" svg:height="0.173cm" svg:x="5.679cm" svg:y="9.526cm" svg:viewBox="0 0 301 174" svg:d="M150 0c84 0 151 39 151 88 0 47-67 86-151 86-83 0-150-39-150-86 0-24 16-46 44-63 28-16 66-25 106-25v88z">
          <text:p/>
        </draw:path>
        <draw:polygon draw:style-name="gr7" draw:text-style-name="P1" draw:layer="layout" svg:width="0cm" svg:height="0cm" svg:x="6.179cm" svg:y="7.652cm" svg:viewBox="0 0 0 0" draw:points="0,0">
          <text:p/>
        </draw:polygon>
        <draw:path draw:style-name="gr6" draw:text-style-name="P3" draw:layer="layout" svg:width="0.3cm" svg:height="0.173cm" svg:x="4.831cm" svg:y="8.22cm" svg:viewBox="0 0 301 174" svg:d="M151 0c82 0 150 39 150 87 0 47-68 87-150 87-84 0-151-40-151-87 0-23 15-45 44-62 28-16 67-25 107-25v87z">
          <text:p/>
        </draw:path>
        <draw:polygon draw:style-name="gr7" draw:text-style-name="P1" draw:layer="layout" svg:width="0cm" svg:height="0cm" svg:x="6.179cm" svg:y="7.652cm" svg:viewBox="0 0 0 0" draw:points="0,0">
          <text:p/>
        </draw:polygon>
        <draw:path draw:style-name="gr6" draw:text-style-name="P3" draw:layer="layout" svg:width="0.3cm" svg:height="0.173cm" svg:x="4.831cm" svg:y="8.22cm" svg:viewBox="0 0 301 174" svg:d="M151 0c82 0 150 39 150 87 0 47-68 87-150 87-84 0-151-40-151-87 0-23 15-45 44-62 28-16 67-25 107-25z">
          <text:p/>
        </draw:path>
        <draw:polygon draw:style-name="gr7" draw:text-style-name="P1" draw:layer="layout" svg:width="0cm" svg:height="0cm" svg:x="6.179cm" svg:y="7.652cm" svg:viewBox="0 0 0 0" draw:points="0,0">
          <text:p/>
        </draw:polygon>
        <draw:path draw:style-name="gr6" draw:text-style-name="P3" draw:layer="layout" svg:width="0.029cm" svg:height="0.915cm" svg:x="3.988cm" svg:y="5.578cm" svg:viewBox="0 0 30 916" svg:d="M0 41c0-16 10-30 30-41v899l-30 17z">
          <text:p/>
        </draw:path>
        <draw:polygon draw:style-name="gr7" draw:text-style-name="P1" draw:layer="layout" svg:width="0cm" svg:height="0cm" svg:x="6.179cm" svg:y="7.652cm" svg:viewBox="0 0 0 0" draw:points="0,0">
          <text:p/>
        </draw:polygon>
        <draw:path draw:style-name="gr6" draw:text-style-name="P3" draw:layer="layout" svg:width="0.152cm" svg:height="0.235cm" svg:x="6.5cm" svg:y="7.35cm" svg:viewBox="0 0 153 236" svg:d="M153 0v236c-42-16-82-33-122-50-3-2-7-4-11-6v-82c-7-3-14-6-20-9z">
          <text:p/>
        </draw:path>
        <draw:polygon draw:style-name="gr7" draw:text-style-name="P1" draw:layer="layout" svg:width="0cm" svg:height="0cm" svg:x="6.179cm" svg:y="7.652cm" svg:viewBox="0 0 0 0" draw:points="0,0">
          <text:p/>
        </draw:polygon>
        <draw:path draw:style-name="gr6" draw:text-style-name="P3" draw:layer="layout" svg:width="0.549cm" svg:height="0.2cm" svg:x="4.706cm" svg:y="8.107cm" svg:viewBox="0 0 550 201" svg:d="M0 201c0-42 29-84 80-114 79-45 197-59 300-34 102 25 170 82 170 148v-41c0-10-1-19-4-28-4-14-11-27-21-39-38-47-113-81-202-90-88-10-179 7-243 44-23 13-42 29-55 46-17 21-25 43-25 67z">
          <text:p/>
        </draw:path>
        <draw:polygon draw:style-name="gr7" draw:text-style-name="P1" draw:layer="layout" svg:width="0cm" svg:height="0cm" svg:x="6.179cm" svg:y="7.652cm" svg:viewBox="0 0 0 0" draw:points="0,0">
          <text:p/>
        </draw:polygon>
        <draw:path draw:style-name="gr6" draw:text-style-name="P3" draw:layer="layout" svg:width="0.55cm" svg:height="0.2cm" svg:x="5.554cm" svg:y="9.413cm" svg:viewBox="0 0 551 201" svg:d="M0 201c0-43 29-83 80-113 79-45 198-60 301-34 103 24 170 82 170 147v-41c0-23-9-46-25-66-38-48-113-82-202-91-88-10-180 7-244 44-23 14-42 29-55 47-17 20-25 43-25 66z">
          <text:p/>
        </draw:path>
        <draw:polygon draw:style-name="gr7" draw:text-style-name="P1" draw:layer="layout" svg:width="0cm" svg:height="0cm" svg:x="6.179cm" svg:y="7.652cm" svg:viewBox="0 0 0 0" draw:points="0,0">
          <text:p/>
        </draw:polygon>
        <draw:path draw:style-name="gr6" draw:text-style-name="P3" draw:layer="layout" svg:width="0.549cm" svg:height="0.199cm" svg:x="7.816cm" svg:y="9.903cm" svg:viewBox="0 0 550 200" svg:d="M0 200c0-42 29-83 80-113 80-45 198-59 301-34 102 24 169 82 169 147v-41c0-23-8-46-25-67-37-47-112-81-201-90-88-9-180 7-244 44-23 14-42 29-55 46-17 21-25 44-25 67z">
          <text:p/>
        </draw:path>
        <draw:polygon draw:style-name="gr7" draw:text-style-name="P1" draw:layer="layout" svg:width="0cm" svg:height="0cm" svg:x="6.179cm" svg:y="7.652cm" svg:viewBox="0 0 0 0" draw:points="0,0">
          <text:p/>
        </draw:polygon>
        <draw:path draw:style-name="gr6" draw:text-style-name="P3" draw:layer="layout" svg:width="0.351cm" svg:height="0.084cm" svg:x="5.644cm" svg:y="7.787cm" svg:viewBox="0 0 352 85" svg:d="M200 0c-72-2-141 10-200 32 41 32 103 50 172 53 67 2 132-12 180-41v-19c-43-14-90-22-139-24-4 0-9-1-13-1z">
          <text:p/>
        </draw:path>
        <draw:polygon draw:style-name="gr7" draw:text-style-name="P1" draw:layer="layout" svg:width="0cm" svg:height="0cm" svg:x="6.179cm" svg:y="7.652cm" svg:viewBox="0 0 0 0" draw:points="0,0">
          <text:p/>
        </draw:polygon>
        <draw:path draw:style-name="gr6" draw:text-style-name="P3" draw:layer="layout" svg:width="0.519cm" svg:height="0.191cm" svg:x="4.721cm" svg:y="7.928cm" svg:viewBox="0 0 520 192" svg:d="M0 192c0-40 28-79 76-107 74-43 187-56 284-32 97 23 160 77 160 139v-41c0-84-116-151-259-151-70 0-136 16-185 44-1 1-2 2-3 2-47 28-73 65-73 105z">
          <text:p/>
        </draw:path>
        <draw:polygon draw:style-name="gr7" draw:text-style-name="P1" draw:layer="layout" svg:width="0cm" svg:height="0cm" svg:x="6.179cm" svg:y="7.652cm" svg:viewBox="0 0 0 0" draw:points="0,0">
          <text:p/>
        </draw:polygon>
        <draw:path draw:style-name="gr6" draw:text-style-name="P3" draw:layer="layout" svg:width="0.519cm" svg:height="0.19cm" svg:x="7.831cm" svg:y="9.724cm" svg:viewBox="0 0 520 191" svg:d="M0 191c0-39 27-77 76-105 74-44 187-57 284-34 97 24 160 79 160 139v-40c0-83-116-151-259-151-70 0-136 16-185 44-49 29-76 67-76 107z">
          <text:p/>
        </draw:path>
        <draw:polygon draw:style-name="gr7" draw:text-style-name="P1" draw:layer="layout" svg:width="0cm" svg:height="0cm" svg:x="6.179cm" svg:y="7.652cm" svg:viewBox="0 0 0 0" draw:points="0,0">
          <text:p/>
        </draw:polygon>
        <draw:path draw:style-name="gr6" draw:text-style-name="P3" draw:layer="layout" svg:width="0.519cm" svg:height="0.191cm" svg:x="5.569cm" svg:y="9.234cm" svg:viewBox="0 0 520 192" svg:d="M0 192c0-41 28-79 76-107 75-43 186-56 283-33 98 24 161 78 161 140v-42c0-83-116-150-260-150-69 0-135 16-184 44-48 28-76 66-76 106z">
          <text:p/>
        </draw:path>
        <draw:polygon draw:style-name="gr7" draw:text-style-name="P1" draw:layer="layout" svg:width="0cm" svg:height="0cm" svg:x="6.179cm" svg:y="7.652cm" svg:viewBox="0 0 0 0" draw:points="0,0">
          <text:p/>
        </draw:polygon>
        <draw:path draw:style-name="gr6" draw:text-style-name="P3" draw:layer="layout" svg:width="0.058cm" svg:height="0.409cm" svg:x="5.735cm" svg:y="6.232cm" svg:viewBox="0 0 59 410" svg:d="M59 82v328c0-31-21-60-59-82v-328c38 22 59 51 59 82z">
          <text:p/>
        </draw:path>
        <draw:polygon draw:style-name="gr7" draw:text-style-name="P1" draw:layer="layout" svg:width="0cm" svg:height="0cm" svg:x="6.179cm" svg:y="7.652cm" svg:viewBox="0 0 0 0" draw:points="0,0">
          <text:p/>
        </draw:polygon>
        <draw:path draw:style-name="gr6" draw:text-style-name="P3" draw:layer="layout" svg:width="0.058cm" svg:height="0.408cm" svg:x="8.727cm" svg:y="7.96cm" svg:viewBox="0 0 59 409" svg:d="M59 81v328c0-32-21-61-59-83v-326c38 21 59 51 59 81z">
          <text:p/>
        </draw:path>
        <draw:polygon draw:style-name="gr7" draw:text-style-name="P1" draw:layer="layout" svg:width="0cm" svg:height="0cm" svg:x="6.179cm" svg:y="7.652cm" svg:viewBox="0 0 0 0" draw:points="0,0">
          <text:p/>
        </draw:polygon>
        <draw:polygon draw:style-name="gr6" draw:text-style-name="P3" draw:layer="layout" svg:width="0.169cm" svg:height="0.196cm" svg:x="4.352cm" svg:y="5.817cm" svg:viewBox="0 0 170 197" draw:points="170,0 170,197 0,98">
          <text:p/>
        </draw:polygon>
        <draw:polygon draw:style-name="gr7" draw:text-style-name="P1" draw:layer="layout" svg:width="0cm" svg:height="0cm" svg:x="6.179cm" svg:y="7.652cm" svg:viewBox="0 0 0 0" draw:points="0,0">
          <text:p/>
        </draw:polygon>
        <draw:polygon draw:style-name="gr6" draw:text-style-name="P3" draw:layer="layout" svg:width="0.126cm" svg:height="0.18cm" svg:x="6.331cm" svg:y="6.782cm" svg:viewBox="0 0 127 181" draw:points="102,181 127,166 16,9 0,0 0,122">
          <text:p/>
        </draw:polygon>
        <draw:polygon draw:style-name="gr7" draw:text-style-name="P1" draw:layer="layout" svg:width="0cm" svg:height="0cm" svg:x="6.179cm" svg:y="7.652cm" svg:viewBox="0 0 0 0" draw:points="0,0">
          <text:p/>
        </draw:polygon>
        <draw:path draw:style-name="gr6" draw:text-style-name="P3" draw:layer="layout" svg:width="0.519cm" svg:height="0.19cm" svg:x="5.569cm" svg:y="9.275cm" svg:viewBox="0 0 520 191" svg:d="M10 191c-6-13-10-27-10-40 0-40 28-79 76-107 75-43 186-56 283-33 98 24 161 79 161 140 0 13-3 27-9 40v-32c0-58-61-112-156-134-93-23-200-10-272 31-47 28-73 65-73 103z">
          <text:p/>
        </draw:path>
        <draw:polygon draw:style-name="gr7" draw:text-style-name="P1" draw:layer="layout" svg:width="0cm" svg:height="0cm" svg:x="6.179cm" svg:y="7.652cm" svg:viewBox="0 0 0 0" draw:points="0,0">
          <text:p/>
        </draw:polygon>
        <draw:path draw:style-name="gr6" draw:text-style-name="P3" draw:layer="layout" svg:width="0.519cm" svg:height="0.19cm" svg:x="4.721cm" svg:y="7.969cm" svg:viewBox="0 0 520 191" svg:d="M10 191c-7-13-10-26-10-40 0-40 28-78 76-107 74-43 187-56 284-32 97 23 160 78 160 139 0 14-3 27-10 40v-32c0-58-60-112-154-134-93-22-202-10-273 31-47 28-73 65-73 103z">
          <text:p/>
        </draw:path>
        <draw:polygon draw:style-name="gr7" draw:text-style-name="P1" draw:layer="layout" svg:width="0cm" svg:height="0cm" svg:x="6.179cm" svg:y="7.652cm" svg:viewBox="0 0 0 0" draw:points="0,0">
          <text:p/>
        </draw:polygon>
        <draw:path draw:style-name="gr6" draw:text-style-name="P3" draw:layer="layout" svg:width="0.519cm" svg:height="0.19cm" svg:x="7.831cm" svg:y="9.765cm" svg:viewBox="0 0 520 191" svg:d="M10 191c-7-13-10-27-10-42 0-39 27-77 76-105 74-43 187-56 284-33s160 78 160 138c0 15-3 29-10 42v-32c0-60-60-112-154-135-93-22-202-10-273 32-47 27-73 63-73 103z">
          <text:p/>
        </draw:path>
        <draw:polygon draw:style-name="gr7" draw:text-style-name="P1" draw:layer="layout" svg:width="0cm" svg:height="0cm" svg:x="6.179cm" svg:y="7.652cm" svg:viewBox="0 0 0 0" draw:points="0,0">
          <text:p/>
        </draw:polygon>
        <draw:path draw:style-name="gr6" draw:text-style-name="P3" draw:layer="layout" svg:width="0.095cm" svg:height="0.082cm" svg:x="6.823cm" svg:y="7.588cm" svg:viewBox="0 0 96 83" svg:d="M0 55l96-55v83c-33-9-65-18-96-28z">
          <text:p/>
        </draw:path>
        <draw:polygon draw:style-name="gr7" draw:text-style-name="P1" draw:layer="layout" svg:width="0cm" svg:height="0cm" svg:x="6.179cm" svg:y="7.652cm" svg:viewBox="0 0 0 0" draw:points="0,0">
          <text:p/>
        </draw:polygon>
        <draw:polygon draw:style-name="gr6" draw:text-style-name="P3" draw:layer="layout" svg:width="0.034cm" svg:height="0.031cm" svg:x="6.432cm" svg:y="6.947cm" svg:viewBox="0 0 35 32" draw:points="35,13 28,32 0,15 26,0">
          <text:p/>
        </draw:polygon>
        <draw:polygon draw:style-name="gr7" draw:text-style-name="P1" draw:layer="layout" svg:width="0cm" svg:height="0cm" svg:x="6.179cm" svg:y="7.652cm" svg:viewBox="0 0 0 0" draw:points="0,0">
          <text:p/>
        </draw:polygon>
        <draw:path draw:style-name="gr6" draw:text-style-name="P3" draw:layer="layout" svg:width="0.019cm" svg:height="0.019cm" svg:x="5.995cm" svg:y="7.812cm" svg:viewBox="0 0 20 20" svg:d="M0 20c7-4 14-8 20-13-6-2-14-5-20-7z">
          <text:p/>
        </draw:path>
        <draw:polygon draw:style-name="gr7" draw:text-style-name="P1" draw:layer="layout" svg:width="0cm" svg:height="0cm" svg:x="6.179cm" svg:y="7.652cm" svg:viewBox="0 0 0 0" draw:points="0,0">
          <text:p/>
        </draw:polygon>
        <draw:path draw:style-name="gr6" draw:text-style-name="P3" draw:layer="layout" svg:width="0.069cm" svg:height="0.002cm" svg:x="4.946cm" svg:y="6.481cm" svg:viewBox="0 0 70 3" svg:d="M70 1c-24-1-47-1-70 0 23 3 46 3 70 0z">
          <text:p/>
        </draw:path>
        <draw:polygon draw:style-name="gr7" draw:text-style-name="P1" draw:layer="layout" svg:width="0cm" svg:height="0cm" svg:x="6.179cm" svg:y="7.652cm" svg:viewBox="0 0 0 0" draw:points="0,0">
          <text:p/>
        </draw:polygon>
        <draw:path draw:style-name="gr6" draw:text-style-name="P3" draw:layer="layout" svg:width="0.069cm" svg:height="0.004cm" svg:x="8.056cm" svg:y="8.277cm" svg:viewBox="0 0 70 5" svg:d="M70 2c-23-3-46-3-70 0 24 3 47 3 70 0z">
          <text:p/>
        </draw:path>
        <draw:polygon draw:style-name="gr7" draw:text-style-name="P1" draw:layer="layout" svg:width="0cm" svg:height="0cm" svg:x="6.179cm" svg:y="7.652cm" svg:viewBox="0 0 0 0" draw:points="0,0">
          <text:p/>
        </draw:polygon>
        <draw:path draw:style-name="gr6" draw:text-style-name="P3" draw:layer="layout" svg:width="0.012cm" svg:height="0cm" svg:x="5.843cm" svg:y="7.787cm" svg:viewBox="0 0 13 1" svg:d="M0 0c4 0 9 1 13 1-4-1-9-1-13-1z">
          <text:p/>
        </draw:path>
        <draw:polygon draw:style-name="gr7" draw:text-style-name="P1" draw:layer="layout" svg:width="0cm" svg:height="0cm" svg:x="6.179cm" svg:y="7.652cm" svg:viewBox="0 0 0 0" draw:points="0,0">
          <text:p/>
        </draw:polygon>
        <draw:path draw:style-name="gr8" draw:text-style-name="P1" draw:layer="layout" svg:width="0.447cm" svg:height="0.057cm" svg:x="4.744cm" svg:y="6.481cm" svg:viewBox="0 0 448 58" svg:d="M448 44c-134-64-327-57-448 14">
          <text:p/>
        </draw:path>
        <draw:path draw:style-name="gr8" draw:text-style-name="P1" draw:layer="layout" svg:width="0.595cm" svg:height="0.33cm" svg:x="4.72cm" svg:y="6.538cm" svg:viewBox="0 0 596 331" svg:d="M0 259c57 41 143 67 234 71 90 5 184-14 251-49 68-35 109-87 111-139 3-53-33-105-98-142">
          <text:p/>
        </draw:path>
        <draw:path draw:style-name="gr8" draw:text-style-name="P1" draw:layer="layout" svg:width="0.026cm" svg:height="0.014cm" svg:x="5.191cm" svg:y="6.524cm" svg:viewBox="0 0 27 15" svg:d="M27 15c-9-5-18-11-27-15">
          <text:p/>
        </draw:path>
        <draw:path draw:style-name="gr8" draw:text-style-name="P1" draw:layer="layout" svg:width="0.098cm" svg:height="0.258cm" svg:x="4.646cm" svg:y="6.538cm" svg:viewBox="0 0 99 259" svg:d="M99 0c-122 71-132 182-24 259">
          <text:p/>
        </draw:path>
        <draw:line draw:style-name="gr8" draw:text-style-name="P1" draw:layer="layout" svg:x1="8.728cm" svg:y1="8.287cm" svg:x2="8.29cm" svg:y2="8.034cm">
          <text:p/>
        </draw:line>
        <draw:path draw:style-name="gr8" draw:text-style-name="P1" draw:layer="layout" svg:width="0.176cm" svg:height="0.032cm" svg:x="8.114cm" svg:y="8.001cm" svg:viewBox="0 0 177 33" svg:d="M177 33c-46-26-113-39-177-31">
          <text:p/>
        </draw:path>
        <draw:path draw:style-name="gr8" draw:text-style-name="P1" draw:layer="layout" svg:width="1.583cm" svg:height="0.242cm" svg:x="6.531cm" svg:y="7.779cm" svg:viewBox="0 0 1584 243" svg:d="M0 0c449 201 1025 283 1584 225">
          <text:p/>
        </draw:path>
        <draw:path draw:style-name="gr8" draw:text-style-name="P1" draw:layer="layout" svg:width="0.032cm" svg:height="0.206cm" svg:x="5.758cm" svg:y="6.661cm" svg:viewBox="0 0 33 207" svg:d="M33 0c-22 69-33 138-33 207">
          <text:p/>
        </draw:path>
        <draw:path draw:style-name="gr8" draw:text-style-name="P1" draw:layer="layout" svg:width="0.773cm" svg:height="0.912cm" svg:x="5.758cm" svg:y="6.867cm" svg:viewBox="0 0 774 913" svg:d="M0 0c0 356 287 693 774 913">
          <text:p/>
        </draw:path>
        <draw:path draw:style-name="gr8" draw:text-style-name="P1" draw:layer="layout" svg:width="0.003cm" svg:height="0.02cm" svg:x="5.79cm" svg:y="6.641cm" svg:viewBox="0 0 4 21" svg:d="M0 21c3-7 4-15 4-21">
          <text:p/>
        </draw:path>
        <draw:path draw:style-name="gr8" draw:text-style-name="P1" draw:layer="layout" svg:width="0.058cm" svg:height="0.082cm" svg:x="5.735cm" svg:y="6.559cm" svg:viewBox="0 0 59 83" svg:d="M59 83c0-31-21-61-59-83">
          <text:p/>
        </draw:path>
        <draw:line draw:style-name="gr8" draw:text-style-name="P1" draw:layer="layout" svg:x1="5.228cm" svg:y1="6.266cm" svg:x2="5.736cm" svg:y2="6.56cm">
          <text:p/>
        </draw:line>
        <draw:path draw:style-name="gr8" draw:text-style-name="P1" draw:layer="layout" svg:width="0.283cm" svg:height="0.034cm" svg:x="4.945cm" svg:y="6.233cm" svg:viewBox="0 0 284 35" svg:d="M284 35c-79-47-206-47-284 0">
          <text:p/>
        </draw:path>
        <draw:line draw:style-name="gr8" draw:text-style-name="P1" draw:layer="layout" svg:x1="3.532cm" svg:y1="7.083cm" svg:x2="4.946cm" svg:y2="6.266cm">
          <text:p/>
        </draw:line>
        <draw:path draw:style-name="gr8" draw:text-style-name="P1" draw:layer="layout" svg:width="0.059cm" svg:height="0.082cm" svg:x="3.473cm" svg:y="7.082cm" svg:viewBox="0 0 60 83" svg:d="M60 0c-39 23-60 52-60 83">
          <text:p/>
        </draw:path>
        <draw:path draw:style-name="gr8" draw:text-style-name="P1" draw:layer="layout" svg:width="0.059cm" svg:height="0.082cm" svg:x="3.473cm" svg:y="7.164cm" svg:viewBox="0 0 60 83" svg:d="M0 0c0 32 21 61 60 83">
          <text:p/>
        </draw:path>
        <draw:line draw:style-name="gr8" draw:text-style-name="P1" draw:layer="layout" svg:x1="6.643cm" svg:y1="9.042cm" svg:x2="5.251cm" svg:y2="8.239cm">
          <text:p/>
        </draw:line>
        <draw:line draw:style-name="gr8" draw:text-style-name="P1" draw:layer="layout" svg:x1="4.795cm" svg:y1="7.975cm" svg:x2="3.532cm" svg:y2="7.246cm">
          <text:p/>
        </draw:line>
        <draw:path draw:style-name="gr8" draw:text-style-name="P1" draw:layer="layout" svg:width="0.282cm" svg:height="0.034cm" svg:x="6.642cm" svg:y="9.041cm" svg:viewBox="0 0 283 35" svg:d="M0 0c78 46 204 46 283 0">
          <text:p/>
        </draw:path>
        <draw:line draw:style-name="gr8" draw:text-style-name="P1" draw:layer="layout" svg:x1="7.632cm" svg:y1="8.633cm" svg:x2="6.924cm" svg:y2="9.042cm">
          <text:p/>
        </draw:line>
        <draw:line draw:style-name="gr8" draw:text-style-name="P1" draw:layer="layout" svg:x1="7.631cm" svg:y1="8.633cm" svg:x2="7.879cm" svg:y2="8.777cm">
          <text:p/>
        </draw:line>
        <draw:path draw:style-name="gr8" draw:text-style-name="P1" draw:layer="layout" svg:width="0.283cm" svg:height="0.034cm" svg:x="7.878cm" svg:y="8.776cm" svg:viewBox="0 0 284 35" svg:d="M0 0c79 46 206 46 284 0">
          <text:p/>
        </draw:path>
        <draw:line draw:style-name="gr8" draw:text-style-name="P1" draw:layer="layout" svg:x1="8.161cm" svg:y1="8.777cm" svg:x2="8.728cm" svg:y2="8.45cm">
          <text:p/>
        </draw:line>
        <draw:path draw:style-name="gr8" draw:text-style-name="P1" draw:layer="layout" svg:width="0.058cm" svg:height="0.082cm" svg:x="8.727cm" svg:y="8.368cm" svg:viewBox="0 0 59 83" svg:d="M0 83c38-22 59-51 59-83">
          <text:p/>
        </draw:path>
        <draw:path draw:style-name="gr8" draw:text-style-name="P1" draw:layer="layout" svg:width="0.058cm" svg:height="0.082cm" svg:x="8.727cm" svg:y="8.286cm" svg:viewBox="0 0 59 83" svg:d="M59 83c0-31-21-60-59-83">
          <text:p/>
        </draw:path>
        <draw:path draw:style-name="gr8" draw:text-style-name="P1" draw:layer="layout" svg:width="0.67cm" svg:height="0.329cm" svg:x="5.494cm" svg:y="7.844cm" svg:viewBox="0 0 671 330" svg:d="M98 0c-131 75-131 197 0 274 132 75 344 75 475 0 130-77 130-199 0-274">
          <text:p/>
        </draw:path>
        <draw:path draw:style-name="gr8" draw:text-style-name="P1" draw:layer="layout" svg:width="0.474cm" svg:height="0.057cm" svg:x="5.592cm" svg:y="7.787cm" svg:viewBox="0 0 475 58" svg:d="M475 58c-131-77-344-77-475 0">
          <text:p/>
        </draw:path>
        <draw:path draw:style-name="gr8" draw:text-style-name="P1" draw:layer="layout" svg:width="0.669cm" svg:height="0.33cm" svg:x="7.756cm" svg:y="8.333cm" svg:viewBox="0 0 670 331" svg:d="M98 0c-131 76-131 199 0 275 131 75 343 75 473 0 132-76 132-199 0-275">
          <text:p/>
        </draw:path>
        <draw:path draw:style-name="gr8" draw:text-style-name="P1" draw:layer="layout" svg:width="0.473cm" svg:height="0.057cm" svg:x="7.854cm" svg:y="8.277cm" svg:viewBox="0 0 474 58" svg:d="M474 58c-131-77-343-77-474 0">
          <text:p/>
        </draw:path>
        <draw:path draw:style-name="gr8" draw:text-style-name="P1" draw:layer="layout" svg:width="0.417cm" svg:height="0.135cm" svg:x="4.798cm" svg:y="6.593cm" svg:viewBox="0 0 418 136" svg:d="M0 85c30 23 72 39 119 46 46 8 96 7 142-2 45-10 86-27 113-51 28-23 45-50 44-78">
          <text:p/>
        </draw:path>
        <draw:path draw:style-name="gr8" draw:text-style-name="P1" draw:layer="layout" svg:width="0.039cm" svg:height="0.076cm" svg:x="5.176cm" svg:y="6.517cm" svg:viewBox="0 0 40 77" svg:d="M40 77c1-27-14-55-40-77">
          <text:p/>
        </draw:path>
        <draw:path draw:style-name="gr8" draw:text-style-name="P1" draw:layer="layout" svg:width="0.039cm" svg:height="0.076cm" svg:x="4.746cm" svg:y="6.517cm" svg:viewBox="0 0 40 77" svg:d="M40 0c-26 23-40 50-40 77">
          <text:p/>
        </draw:path>
        <draw:path draw:style-name="gr8" draw:text-style-name="P1" draw:layer="layout" svg:width="0.052cm" svg:height="0.085cm" svg:x="4.746cm" svg:y="6.593cm" svg:viewBox="0 0 53 86" svg:d="M0 0c0 31 19 61 53 86">
          <text:p/>
        </draw:path>
        <draw:line draw:style-name="gr8" draw:text-style-name="P1" draw:layer="layout" svg:x1="8.728cm" svg:y1="7.961cm" svg:x2="8.29cm" svg:y2="7.708cm">
          <text:p/>
        </draw:line>
        <draw:line draw:style-name="gr8" draw:text-style-name="P1" draw:layer="layout" svg:x1="8.29cm" svg:y1="8.034cm" svg:x2="8.29cm" svg:y2="7.708cm">
          <text:p/>
        </draw:line>
        <draw:line draw:style-name="gr8" draw:text-style-name="P1" draw:layer="layout" svg:x1="8.727cm" svg:y1="8.286cm" svg:x2="8.727cm" svg:y2="7.96cm">
          <text:p/>
        </draw:line>
        <draw:line draw:style-name="gr8" draw:text-style-name="P1" draw:layer="layout" svg:x1="8.114cm" svg:y1="8.003cm" svg:x2="8.114cm" svg:y2="7.676cm">
          <text:p/>
        </draw:line>
        <draw:path draw:style-name="gr8" draw:text-style-name="P1" draw:layer="layout" svg:width="0.176cm" svg:height="0.034cm" svg:x="8.114cm" svg:y="7.674cm" svg:viewBox="0 0 177 35" svg:d="M177 35c-46-28-113-41-177-33">
          <text:p/>
        </draw:path>
        <draw:path draw:style-name="gr8" draw:text-style-name="P1" draw:layer="layout" svg:width="0.742cm" svg:height="0.743cm" svg:x="5.778cm" svg:y="6.704cm" svg:viewBox="0 0 743 744" svg:d="M0 0c73 293 338 560 743 744">
          <text:p/>
        </draw:path>
        <draw:line draw:style-name="gr8" draw:text-style-name="P1" draw:layer="layout" svg:x1="6.52cm" svg:y1="7.447cm" svg:x2="6.52cm" svg:y2="7.529cm">
          <text:p/>
        </draw:line>
        <draw:path draw:style-name="gr8" draw:text-style-name="P1" draw:layer="layout" svg:width="0.011cm" svg:height="0.006cm" svg:x="6.52cm" svg:y="7.529cm" svg:viewBox="0 0 12 7" svg:d="M0 0c4 2 8 5 12 7">
          <text:p/>
        </draw:path>
        <draw:path draw:style-name="gr8" draw:text-style-name="P1" draw:layer="layout" svg:width="0.387cm" svg:height="0.135cm" svg:x="6.531cm" svg:y="7.535cm" svg:viewBox="0 0 388 136" svg:d="M0 0c120 53 251 100 388 136">
          <text:p/>
        </draw:path>
        <draw:line draw:style-name="gr8" draw:text-style-name="P1" draw:layer="layout" svg:x1="6.918cm" svg:y1="7.588cm" svg:x2="6.918cm" svg:y2="7.67cm">
          <text:p/>
        </draw:line>
        <draw:path draw:style-name="gr8" draw:text-style-name="P1" draw:layer="layout" svg:width="1.196cm" svg:height="0.106cm" svg:x="6.918cm" svg:y="7.588cm" svg:viewBox="0 0 1197 107" svg:d="M0 0c373 101 791 131 1197 88">
          <text:p/>
        </draw:path>
        <draw:line draw:style-name="gr8" draw:text-style-name="P1" draw:layer="layout" svg:x1="5.735cm" svg:y1="6.559cm" svg:x2="5.735cm" svg:y2="6.232cm">
          <text:p/>
        </draw:line>
        <draw:path draw:style-name="gr8" draw:text-style-name="P1" draw:layer="layout" svg:width="0.058cm" svg:height="0.082cm" svg:x="5.735cm" svg:y="6.232cm" svg:viewBox="0 0 59 83" svg:d="M59 83c0-31-21-61-59-83">
          <text:p/>
        </draw:path>
        <draw:line draw:style-name="gr8" draw:text-style-name="P1" draw:layer="layout" svg:x1="5.228cm" svg:y1="5.94cm" svg:x2="5.736cm" svg:y2="6.233cm">
          <text:p/>
        </draw:line>
        <draw:line draw:style-name="gr8" draw:text-style-name="P1" draw:layer="layout" svg:x1="5.228cm" svg:y1="6.266cm" svg:x2="5.228cm" svg:y2="5.94cm">
          <text:p/>
        </draw:line>
        <draw:path draw:style-name="gr8" draw:text-style-name="P1" draw:layer="layout" svg:width="0.283cm" svg:height="0.034cm" svg:x="4.945cm" svg:y="5.906cm" svg:viewBox="0 0 284 35" svg:d="M284 35c-79-47-206-47-284 0">
          <text:p/>
        </draw:path>
        <draw:line draw:style-name="gr8" draw:text-style-name="P1" draw:layer="layout" svg:x1="3.532cm" svg:y1="6.757cm" svg:x2="4.946cm" svg:y2="5.94cm">
          <text:p/>
        </draw:line>
        <draw:path draw:style-name="gr8" draw:text-style-name="P1" draw:layer="layout" svg:width="0.059cm" svg:height="0.082cm" svg:x="3.473cm" svg:y="6.756cm" svg:viewBox="0 0 60 83" svg:d="M60 0c-39 23-60 52-60 83">
          <text:p/>
        </draw:path>
        <draw:path draw:style-name="gr8" draw:text-style-name="P1" draw:layer="layout" svg:width="0.058cm" svg:height="0.081cm" svg:x="8.727cm" svg:y="7.96cm" svg:viewBox="0 0 59 82" svg:d="M59 82c0-30-21-60-59-82">
          <text:p/>
        </draw:path>
        <draw:path draw:style-name="gr8" draw:text-style-name="P1" draw:layer="layout" svg:width="0.04cm" svg:height="0.076cm" svg:x="5.594cm" svg:y="7.823cm" svg:viewBox="0 0 41 77" svg:d="M41 0c-26 23-41 50-41 77">
          <text:p/>
        </draw:path>
        <draw:path draw:style-name="gr8" draw:text-style-name="P1" draw:layer="layout" svg:width="0.47cm" svg:height="0.135cm" svg:x="5.594cm" svg:y="7.899cm" svg:viewBox="0 0 471 136" svg:d="M0 0c0 75 105 136 235 136s236-61 236-136">
          <text:p/>
        </draw:path>
        <draw:path draw:style-name="gr8" draw:text-style-name="P1" draw:layer="layout" svg:width="0.04cm" svg:height="0.076cm" svg:x="6.024cm" svg:y="7.823cm" svg:viewBox="0 0 41 77" svg:d="M41 77c0-27-14-54-41-77">
          <text:p/>
        </draw:path>
        <draw:path draw:style-name="gr8" draw:text-style-name="P1" draw:layer="layout" svg:width="0.039cm" svg:height="0.075cm" svg:x="7.856cm" svg:y="8.313cm" svg:viewBox="0 0 40 76" svg:d="M40 0c-26 22-40 48-40 76">
          <text:p/>
        </draw:path>
        <draw:path draw:style-name="gr8" draw:text-style-name="P1" draw:layer="layout" svg:width="0.469cm" svg:height="0.136cm" svg:x="7.856cm" svg:y="8.388cm" svg:viewBox="0 0 470 137" svg:d="M0 0c0 76 105 137 235 137s235-61 235-137">
          <text:p/>
        </draw:path>
        <draw:path draw:style-name="gr8" draw:text-style-name="P1" draw:layer="layout" svg:width="0.039cm" svg:height="0.075cm" svg:x="8.286cm" svg:y="8.313cm" svg:viewBox="0 0 40 76" svg:d="M40 76c0-28-13-54-40-76">
          <text:p/>
        </draw:path>
        <draw:path draw:style-name="gr8" draw:text-style-name="P1" draw:layer="layout" svg:width="0.069cm" svg:height="0.002cm" svg:x="4.946cm" svg:y="6.482cm" svg:viewBox="0 0 70 3" svg:d="M0 0c23 4 46 4 70 0">
          <text:p/>
        </draw:path>
        <draw:line draw:style-name="gr8" draw:text-style-name="P1" draw:layer="layout" svg:x1="6.823cm" svg:y1="7.644cm" svg:x2="6.919cm" svg:y2="7.588cm">
          <text:p/>
        </draw:line>
        <draw:path draw:style-name="gr8" draw:text-style-name="P1" draw:layer="layout" svg:width="0.069cm" svg:height="0.002cm" svg:x="8.056cm" svg:y="8.278cm" svg:viewBox="0 0 70 3" svg:d="M0 0c24 4 47 4 70 0">
          <text:p/>
        </draw:path>
        <draw:line draw:style-name="gr8" draw:text-style-name="P1" draw:layer="layout" svg:x1="6.331cm" svg:y1="7.349cm" svg:x2="6.331cm" svg:y2="7.164cm">
          <text:p/>
        </draw:line>
        <draw:line draw:style-name="gr8" draw:text-style-name="P1" draw:layer="layout" svg:x1="5.995cm" svg:y1="7.831cm" svg:x2="5.995cm" svg:y2="7.812cm">
          <text:p/>
        </draw:line>
        <draw:line draw:style-name="gr8" draw:text-style-name="P1" draw:layer="layout" svg:x1="5.995cm" svg:y1="7.831cm" svg:x2="5.995cm" svg:y2="7.832cm">
          <text:p/>
        </draw:line>
        <draw:polyline draw:style-name="gr8" draw:text-style-name="P1" draw:layer="layout" svg:width="0cm" svg:height="0cm" svg:x="5.995cm" svg:y="7.832cm" svg:viewBox="0 0 0 0" draw:points="0,0">
          <text:p/>
        </draw:polyline>
        <draw:line draw:style-name="gr8" draw:text-style-name="P1" draw:layer="layout" svg:x1="6.652cm" svg:y1="7.35cm" svg:x2="6.652cm" svg:y2="7.585cm">
          <text:p/>
        </draw:line>
        <draw:line draw:style-name="gr8" draw:text-style-name="P1" draw:layer="layout" svg:x1="6.653cm" svg:y1="7.35cm" svg:x2="6.5cm" svg:y2="7.439cm">
          <text:p/>
        </draw:line>
        <draw:path draw:style-name="gr8" draw:text-style-name="P1" draw:layer="layout" svg:width="0.029cm" svg:height="0.041cm" svg:x="3.988cm" svg:y="5.578cm" svg:viewBox="0 0 30 42" svg:d="M0 42c0-16 10-30 30-42">
          <text:p/>
        </draw:path>
        <draw:line draw:style-name="gr8" draw:text-style-name="P1" draw:layer="layout" svg:x1="4.593cm" svg:y1="5.246cm" svg:x2="4.017cm" svg:y2="5.579cm">
          <text:p/>
        </draw:line>
        <draw:line draw:style-name="gr8" draw:text-style-name="P1" draw:layer="layout" svg:x1="7.031cm" svg:y1="6.655cm" svg:x2="4.592cm" svg:y2="5.246cm">
          <text:p/>
        </draw:line>
        <draw:line draw:style-name="gr8" draw:text-style-name="P1" draw:layer="layout" svg:x1="7.03cm" svg:y1="7.615cm" svg:x2="7.03cm" svg:y2="6.654cm">
          <text:p/>
        </draw:line>
        <draw:path draw:style-name="gr8" draw:text-style-name="P1" draw:layer="layout" svg:width="0.019cm" svg:height="0.012cm" svg:x="5.995cm" svg:y="7.819cm" svg:viewBox="0 0 20 13" svg:d="M0 13c7-5 14-9 20-13">
          <text:p/>
        </draw:path>
        <draw:path draw:style-name="gr8" draw:text-style-name="P1" draw:layer="layout" svg:width="0.351cm" svg:height="0.052cm" svg:x="5.644cm" svg:y="7.819cm" svg:viewBox="0 0 352 53" svg:d="M0 0c41 32 103 50 172 53 67 2 132-12 180-40">
          <text:p/>
        </draw:path>
        <draw:line draw:style-name="gr8" draw:text-style-name="P1" draw:layer="layout" svg:x1="4.592cm" svg:y1="5.246cm" svg:x2="4.592cm" svg:y2="6.144cm">
          <text:p/>
        </draw:line>
        <draw:line draw:style-name="gr8" draw:text-style-name="P1" draw:layer="layout" svg:x1="6.331cm" svg:y1="7.164cm" svg:x2="6.653cm" svg:y2="7.351cm">
          <text:p/>
        </draw:line>
        <draw:line draw:style-name="gr8" draw:text-style-name="P1" draw:layer="layout" svg:x1="6.653cm" svg:y1="7.09cm" svg:x2="6.331cm" svg:y2="6.904cm">
          <text:p/>
        </draw:line>
        <draw:line draw:style-name="gr8" draw:text-style-name="P1" draw:layer="layout" svg:x1="6.331cm" svg:y1="6.904cm" svg:x2="6.331cm" svg:y2="6.43cm">
          <text:p/>
        </draw:line>
        <draw:line draw:style-name="gr8" draw:text-style-name="P1" draw:layer="layout" svg:x1="6.331cm" svg:y1="6.43cm" svg:x2="6.653cm" svg:y2="6.616cm">
          <text:p/>
        </draw:line>
        <draw:line draw:style-name="gr8" draw:text-style-name="P1" draw:layer="layout" svg:x1="6.652cm" svg:y1="6.615cm" svg:x2="6.652cm" svg:y2="7.089cm">
          <text:p/>
        </draw:line>
        <draw:line draw:style-name="gr8" draw:text-style-name="P1" draw:layer="layout" svg:x1="4.017cm" svg:y1="5.578cm" svg:x2="4.017cm" svg:y2="6.476cm">
          <text:p/>
        </draw:line>
        <draw:line draw:style-name="gr8" draw:text-style-name="P1" draw:layer="layout" svg:x1="4.521cm" svg:y1="5.817cm" svg:x2="4.521cm" svg:y2="6.185cm">
          <text:p/>
        </draw:line>
        <draw:line draw:style-name="gr8" draw:text-style-name="P1" draw:layer="layout" svg:x1="4.352cm" svg:y1="5.915cm" svg:x2="4.352cm" svg:y2="6.283cm">
          <text:p/>
        </draw:line>
        <draw:line draw:style-name="gr8" draw:text-style-name="P1" draw:layer="layout" svg:x1="4.352cm" svg:y1="5.916cm" svg:x2="4.522cm" svg:y2="5.817cm">
          <text:p/>
        </draw:line>
        <draw:path draw:style-name="gr8" draw:text-style-name="P1" draw:layer="layout" svg:width="0.012cm" svg:height="0cm" svg:x="5.843cm" svg:y="7.787cm" svg:viewBox="0 0 13 1" svg:d="M0 0c4 0 9 1 13 1">
          <text:p/>
        </draw:path>
        <draw:line draw:style-name="gr8" draw:text-style-name="P1" draw:layer="layout" svg:x1="4.522cm" svg:y1="6.014cm" svg:x2="4.352cm" svg:y2="5.915cm">
          <text:p/>
        </draw:line>
        <draw:line draw:style-name="gr8" draw:text-style-name="P1" draw:layer="layout" svg:x1="6.653cm" svg:y1="6.615cm" svg:x2="6.347cm" svg:y2="6.792cm">
          <text:p/>
        </draw:line>
        <draw:line draw:style-name="gr8" draw:text-style-name="P1" draw:layer="layout" svg:x1="6.331cm" svg:y1="6.782cm" svg:x2="6.348cm" svg:y2="6.792cm">
          <text:p/>
        </draw:line>
        <draw:line draw:style-name="gr8" draw:text-style-name="P1" draw:layer="layout" svg:x1="6.467cm" svg:y1="6.96cm" svg:x2="6.459cm" svg:y2="6.979cm">
          <text:p/>
        </draw:line>
        <draw:line draw:style-name="gr8" draw:text-style-name="P1" draw:layer="layout" svg:x1="6.347cm" svg:y1="6.791cm" svg:x2="6.467cm" svg:y2="6.961cm">
          <text:p/>
        </draw:line>
        <draw:line draw:style-name="gr8" draw:text-style-name="P1" draw:layer="layout" svg:x1="6.432cm" svg:y1="6.963cm" svg:x2="6.458cm" svg:y2="6.947cm">
          <text:p/>
        </draw:line>
        <draw:path draw:style-name="gr8" draw:text-style-name="P1" draw:layer="layout" svg:width="0.256cm" svg:height="0.086cm" svg:x="7.984cm" svg:y="10.016cm" svg:viewBox="0 0 257 87" svg:d="M0 26c43-26 109-33 165-19s92 45 92 80">
          <text:p/>
        </draw:path>
        <draw:path draw:style-name="gr8" draw:text-style-name="P1" draw:layer="layout" svg:width="0.299cm" svg:height="0.087cm" svg:x="7.941cm" svg:y="10.102cm" svg:viewBox="0 0 300 88" svg:d="M300 0c0 49-68 88-150 88-83 0-150-39-150-88">
          <text:p/>
        </draw:path>
        <draw:path draw:style-name="gr8" draw:text-style-name="P1" draw:layer="layout" svg:width="0.043cm" svg:height="0.061cm" svg:x="7.941cm" svg:y="10.041cm" svg:viewBox="0 0 44 62" svg:d="M0 62c0-24 15-46 44-62">
          <text:p/>
        </draw:path>
        <draw:path draw:style-name="gr8" draw:text-style-name="P1" draw:layer="layout" svg:width="0.469cm" svg:height="0.158cm" svg:x="7.896cm" svg:y="9.944cm" svg:viewBox="0 0 470 159" svg:d="M0 46c79-45 197-59 300-34 103 24 170 83 170 147">
          <text:p/>
        </draw:path>
        <draw:path draw:style-name="gr8" draw:text-style-name="P1" draw:layer="layout" svg:width="0.549cm" svg:height="0.159cm" svg:x="7.816cm" svg:y="10.102cm" svg:viewBox="0 0 550 160" svg:d="M550 0c0 88-123 160-274 160-153 0-276-72-276-160">
          <text:p/>
        </draw:path>
        <draw:path draw:style-name="gr8" draw:text-style-name="P1" draw:layer="layout" svg:width="0.08cm" svg:height="0.112cm" svg:x="7.816cm" svg:y="9.99cm" svg:viewBox="0 0 81 113" svg:d="M0 113c0-42 29-83 81-113">
          <text:p/>
        </draw:path>
        <draw:path draw:style-name="gr8" draw:text-style-name="P1" draw:layer="layout" svg:width="0.469cm" svg:height="0.158cm" svg:x="7.896cm" svg:y="9.903cm" svg:viewBox="0 0 470 159" svg:d="M0 46c79-45 197-59 300-34 103 24 170 82 170 147">
          <text:p/>
        </draw:path>
        <draw:path draw:style-name="gr8" draw:text-style-name="P1" draw:layer="layout" svg:width="0.08cm" svg:height="0.112cm" svg:x="7.816cm" svg:y="9.949cm" svg:viewBox="0 0 81 113" svg:d="M0 113c0-43 29-83 81-113">
          <text:p/>
        </draw:path>
        <draw:path draw:style-name="gr8" draw:text-style-name="P1" draw:layer="layout" svg:width="0.426cm" svg:height="0.145cm" svg:x="7.914cm" svg:y="9.779cm" svg:viewBox="0 0 427 146" svg:d="M0 43c71-42 179-54 272-32 94 23 155 76 155 135">
          <text:p/>
        </draw:path>
        <draw:path draw:style-name="gr8" draw:text-style-name="P1" draw:layer="layout" svg:width="0.073cm" svg:height="0.102cm" svg:x="7.841cm" svg:y="9.821cm" svg:viewBox="0 0 74 103" svg:d="M0 103c0-39 27-75 74-103">
          <text:p/>
        </draw:path>
        <draw:path draw:style-name="gr8" draw:text-style-name="P1" draw:layer="layout" svg:width="0.443cm" svg:height="0.15cm" svg:x="7.907cm" svg:y="9.765cm" svg:viewBox="0 0 444 151" svg:d="M0 45c74-43 186-57 284-33 97 23 160 78 160 139">
          <text:p/>
        </draw:path>
        <draw:path draw:style-name="gr8" draw:text-style-name="P1" draw:layer="layout" svg:width="0.01cm" svg:height="0.041cm" svg:x="8.34cm" svg:y="9.914cm" svg:viewBox="0 0 11 42" svg:d="M11 0c0 14-4 29-11 42">
          <text:p/>
        </draw:path>
        <draw:path draw:style-name="gr8" draw:text-style-name="P1" draw:layer="layout" svg:width="0.01cm" svg:height="0.041cm" svg:x="7.831cm" svg:y="9.914cm" svg:viewBox="0 0 11 42" svg:d="M11 42c-8-13-11-28-11-42">
          <text:p/>
        </draw:path>
        <draw:path draw:style-name="gr8" draw:text-style-name="P1" draw:layer="layout" svg:width="0.076cm" svg:height="0.105cm" svg:x="7.831cm" svg:y="9.809cm" svg:viewBox="0 0 77 106" svg:d="M0 106c0-39 28-77 77-106">
          <text:p/>
        </draw:path>
        <draw:path draw:style-name="gr8" draw:text-style-name="P1" draw:layer="layout" svg:width="0.443cm" svg:height="0.15cm" svg:x="7.907cm" svg:y="9.724cm" svg:viewBox="0 0 444 151" svg:d="M0 45c74-44 186-57 284-34 97 24 160 79 160 140">
          <text:p/>
        </draw:path>
        <draw:path draw:style-name="gr8" draw:text-style-name="P1" draw:layer="layout" svg:width="0.076cm" svg:height="0.106cm" svg:x="7.831cm" svg:y="9.768cm" svg:viewBox="0 0 77 107" svg:d="M0 107c0-40 28-79 77-107">
          <text:p/>
        </draw:path>
        <draw:path draw:style-name="gr8" draw:text-style-name="P1" draw:layer="layout" svg:width="0.256cm" svg:height="0.087cm" svg:x="5.723cm" svg:y="9.526cm" svg:viewBox="0 0 257 88" svg:d="M0 25c44-24 108-32 164-18 56 13 93 45 93 81">
          <text:p/>
        </draw:path>
        <draw:path draw:style-name="gr8" draw:text-style-name="P1" draw:layer="layout" svg:width="0.3cm" svg:height="0.086cm" svg:x="5.679cm" svg:y="9.613cm" svg:viewBox="0 0 301 87" svg:d="M301 0c0 47-67 87-151 87-83 0-150-40-150-87">
          <text:p/>
        </draw:path>
        <draw:path draw:style-name="gr8" draw:text-style-name="P1" draw:layer="layout" svg:width="0.044cm" svg:height="0.062cm" svg:x="5.679cm" svg:y="9.551cm" svg:viewBox="0 0 45 63" svg:d="M0 63c0-24 16-46 45-63">
          <text:p/>
        </draw:path>
        <draw:path draw:style-name="gr8" draw:text-style-name="P1" draw:layer="layout" svg:width="0.47cm" svg:height="0.159cm" svg:x="5.634cm" svg:y="9.454cm" svg:viewBox="0 0 471 160" svg:d="M0 46c79-45 197-59 301-34 103 24 170 82 170 148">
          <text:p/>
        </draw:path>
        <draw:path draw:style-name="gr8" draw:text-style-name="P1" draw:layer="layout" svg:width="0.55cm" svg:height="0.158cm" svg:x="5.554cm" svg:y="9.613cm" svg:viewBox="0 0 551 159" svg:d="M551 0c0 87-123 159-275 159-153 0-276-72-276-159">
          <text:p/>
        </draw:path>
        <draw:path draw:style-name="gr8" draw:text-style-name="P1" draw:layer="layout" svg:width="0.08cm" svg:height="0.113cm" svg:x="5.554cm" svg:y="9.5cm" svg:viewBox="0 0 81 114" svg:d="M0 114c0-44 30-84 81-114">
          <text:p/>
        </draw:path>
        <draw:path draw:style-name="gr8" draw:text-style-name="P1" draw:layer="layout" svg:width="0.47cm" svg:height="0.159cm" svg:x="5.634cm" svg:y="9.413cm" svg:viewBox="0 0 471 160" svg:d="M0 46c79-45 197-58 301-34 103 25 170 83 170 148">
          <text:p/>
        </draw:path>
        <draw:path draw:style-name="gr8" draw:text-style-name="P1" draw:layer="layout" svg:width="0.08cm" svg:height="0.113cm" svg:x="5.554cm" svg:y="9.459cm" svg:viewBox="0 0 81 114" svg:d="M0 114c0-42 30-83 81-114">
          <text:p/>
        </draw:path>
        <draw:path draw:style-name="gr8" draw:text-style-name="P1" draw:layer="layout" svg:width="0.427cm" svg:height="0.145cm" svg:x="5.652cm" svg:y="9.289cm" svg:viewBox="0 0 428 146" svg:d="M0 43c72-41 180-55 273-31 94 22 155 75 155 134">
          <text:p/>
        </draw:path>
        <draw:path draw:style-name="gr8" draw:text-style-name="P1" draw:layer="layout" svg:width="0.073cm" svg:height="0.102cm" svg:x="5.579cm" svg:y="9.331cm" svg:viewBox="0 0 74 103" svg:d="M0 103c0-38 27-75 74-103">
          <text:p/>
        </draw:path>
        <draw:path draw:style-name="gr8" draw:text-style-name="P1" draw:layer="layout" svg:width="0.443cm" svg:height="0.15cm" svg:x="5.645cm" svg:y="9.275cm" svg:viewBox="0 0 444 151" svg:d="M0 45c75-44 186-57 283-34 98 24 161 79 161 140">
          <text:p/>
        </draw:path>
        <draw:path draw:style-name="gr8" draw:text-style-name="P1" draw:layer="layout" svg:width="0.009cm" svg:height="0.04cm" svg:x="6.079cm" svg:y="9.425cm" svg:viewBox="0 0 10 41" svg:d="M10 0c0 13-3 27-10 41">
          <text:p/>
        </draw:path>
        <draw:path draw:style-name="gr8" draw:text-style-name="P1" draw:layer="layout" svg:width="0.01cm" svg:height="0.04cm" svg:x="5.569cm" svg:y="9.425cm" svg:viewBox="0 0 11 41" svg:d="M11 41c-7-14-11-28-11-41">
          <text:p/>
        </draw:path>
        <draw:path draw:style-name="gr8" draw:text-style-name="P1" draw:layer="layout" svg:width="0.076cm" svg:height="0.106cm" svg:x="5.569cm" svg:y="9.319cm" svg:viewBox="0 0 77 107" svg:d="M0 107c0-41 29-79 77-107">
          <text:p/>
        </draw:path>
        <draw:path draw:style-name="gr8" draw:text-style-name="P1" draw:layer="layout" svg:width="0.443cm" svg:height="0.15cm" svg:x="5.645cm" svg:y="9.234cm" svg:viewBox="0 0 444 151" svg:d="M0 44c75-43 186-56 283-32 98 23 161 78 161 139">
          <text:p/>
        </draw:path>
        <draw:path draw:style-name="gr8" draw:text-style-name="P1" draw:layer="layout" svg:width="0.076cm" svg:height="0.106cm" svg:x="5.569cm" svg:y="9.278cm" svg:viewBox="0 0 77 107" svg:d="M0 107c0-40 29-78 77-107">
          <text:p/>
        </draw:path>
        <draw:path draw:style-name="gr8" draw:text-style-name="P1" draw:layer="layout" svg:width="0.256cm" svg:height="0.087cm" svg:x="4.875cm" svg:y="8.22cm" svg:viewBox="0 0 257 88" svg:d="M0 25c42-24 108-32 164-18 56 13 93 45 93 81">
          <text:p/>
        </draw:path>
        <draw:path draw:style-name="gr8" draw:text-style-name="P1" draw:layer="layout" svg:width="0.3cm" svg:height="0.086cm" svg:x="4.831cm" svg:y="8.307cm" svg:viewBox="0 0 301 87" svg:d="M301 0c0 47-68 87-150 87-84 0-151-40-151-87">
          <text:p/>
        </draw:path>
        <draw:path draw:style-name="gr8" draw:text-style-name="P1" draw:layer="layout" svg:width="0.044cm" svg:height="0.062cm" svg:x="4.831cm" svg:y="8.245cm" svg:viewBox="0 0 45 63" svg:d="M0 63c0-23 16-46 45-63">
          <text:p/>
        </draw:path>
        <draw:path draw:style-name="gr8" draw:text-style-name="P1" draw:layer="layout" svg:width="0.469cm" svg:height="0.16cm" svg:x="4.786cm" svg:y="8.148cm" svg:viewBox="0 0 470 161" svg:d="M0 47c79-45 198-60 301-34 102 25 169 82 169 148">
          <text:p/>
        </draw:path>
        <draw:path draw:style-name="gr8" draw:text-style-name="P1" draw:layer="layout" svg:width="0.549cm" svg:height="0.158cm" svg:x="4.706cm" svg:y="8.307cm" svg:viewBox="0 0 550 159" svg:d="M550 0c0 87-124 159-275 159-152 0-275-72-275-159">
          <text:p/>
        </draw:path>
        <draw:path draw:style-name="gr8" draw:text-style-name="P1" draw:layer="layout" svg:width="0.08cm" svg:height="0.113cm" svg:x="4.706cm" svg:y="8.194cm" svg:viewBox="0 0 81 114" svg:d="M0 114c0-42 29-84 81-114">
          <text:p/>
        </draw:path>
        <draw:path draw:style-name="gr8" draw:text-style-name="P1" draw:layer="layout" svg:width="0.469cm" svg:height="0.159cm" svg:x="4.786cm" svg:y="8.107cm" svg:viewBox="0 0 470 160" svg:d="M0 48c79-47 198-60 301-36 102 26 169 84 169 148">
          <text:p/>
        </draw:path>
        <draw:path draw:style-name="gr8" draw:text-style-name="P1" draw:layer="layout" svg:width="0.08cm" svg:height="0.112cm" svg:x="4.706cm" svg:y="8.154cm" svg:viewBox="0 0 81 113" svg:d="M0 113c0-43 29-84 81-113">
          <text:p/>
        </draw:path>
        <draw:path draw:style-name="gr8" draw:text-style-name="P1" draw:layer="layout" svg:width="0.426cm" svg:height="0.144cm" svg:x="4.804cm" svg:y="7.983cm" svg:viewBox="0 0 427 145" svg:d="M0 43c71-42 180-54 273-31 94 22 154 75 154 133">
          <text:p/>
        </draw:path>
        <draw:path draw:style-name="gr8" draw:text-style-name="P1" draw:layer="layout" svg:width="0.073cm" svg:height="0.102cm" svg:x="4.731cm" svg:y="8.025cm" svg:viewBox="0 0 74 103" svg:d="M0 103c0-39 26-76 74-103">
          <text:p/>
        </draw:path>
        <draw:path draw:style-name="gr8" draw:text-style-name="P1" draw:layer="layout" svg:width="0.443cm" svg:height="0.15cm" svg:x="4.797cm" svg:y="7.969cm" svg:viewBox="0 0 444 151" svg:d="M0 45c74-44 186-57 283-32 98 23 161 77 161 138">
          <text:p/>
        </draw:path>
        <draw:path draw:style-name="gr8" draw:text-style-name="P1" draw:layer="layout" svg:width="0.01cm" svg:height="0.04cm" svg:x="5.23cm" svg:y="8.119cm" svg:viewBox="0 0 11 41" svg:d="M11 0c0 14-3 28-11 41">
          <text:p/>
        </draw:path>
        <draw:path draw:style-name="gr8" draw:text-style-name="P1" draw:layer="layout" svg:width="0.01cm" svg:height="0.04cm" svg:x="4.721cm" svg:y="8.119cm" svg:viewBox="0 0 11 41" svg:d="M11 41c-8-13-11-27-11-41">
          <text:p/>
        </draw:path>
        <draw:path draw:style-name="gr8" draw:text-style-name="P1" draw:layer="layout" svg:width="0.076cm" svg:height="0.106cm" svg:x="4.721cm" svg:y="8.013cm" svg:viewBox="0 0 77 107" svg:d="M0 107c0-40 28-78 77-107">
          <text:p/>
        </draw:path>
        <draw:path draw:style-name="gr8" draw:text-style-name="P1" draw:layer="layout" svg:width="0.443cm" svg:height="0.149cm" svg:x="4.797cm" svg:y="7.929cm" svg:viewBox="0 0 444 150" svg:d="M0 44c74-44 186-56 283-33 98 23 161 79 161 139">
          <text:p/>
        </draw:path>
        <draw:path draw:style-name="gr8" draw:text-style-name="P1" draw:layer="layout" svg:width="0.076cm" svg:height="0.106cm" svg:x="4.721cm" svg:y="7.972cm" svg:viewBox="0 0 77 107" svg:d="M0 107c0-40 28-79 77-107">
          <text:p/>
        </draw:path>
        <draw:line draw:style-name="gr8" draw:text-style-name="P1" draw:layer="layout" svg:x1="4.981cm" svg:y1="6.674cm" svg:x2="4.981cm" svg:y2="7.928cm">
          <text:p/>
        </draw:line>
        <draw:line draw:style-name="gr8" draw:text-style-name="P1" draw:layer="layout" svg:x1="4.981cm" svg:y1="8.22cm" svg:x2="4.981cm" svg:y2="8.307cm">
          <text:p/>
        </draw:line>
        <draw:line draw:style-name="gr8" draw:text-style-name="P1" draw:layer="layout" svg:x1="5.829cm" svg:y1="7.98cm" svg:x2="5.829cm" svg:y2="9.234cm">
          <text:p/>
        </draw:line>
        <draw:line draw:style-name="gr8" draw:text-style-name="P1" draw:layer="layout" svg:x1="5.829cm" svg:y1="9.526cm" svg:x2="5.829cm" svg:y2="9.613cm">
          <text:p/>
        </draw:line>
        <draw:line draw:style-name="gr8" draw:text-style-name="P1" draw:layer="layout" svg:x1="8.091cm" svg:y1="8.47cm" svg:x2="8.091cm" svg:y2="9.724cm">
          <text:p/>
        </draw:line>
        <draw:line draw:style-name="gr8" draw:text-style-name="P1" draw:layer="layout" svg:x1="8.091cm" svg:y1="10.016cm" svg:x2="8.091cm" svg:y2="10.102cm">
          <text:p/>
        </draw:line>
        <draw:line draw:style-name="gr8" draw:text-style-name="P1" draw:layer="layout" svg:x1="5.793cm" svg:y1="6.314cm" svg:x2="5.793cm" svg:y2="6.641cm">
          <text:p/>
        </draw:line>
        <draw:line draw:style-name="gr8" draw:text-style-name="P1" draw:layer="layout" svg:x1="3.473cm" svg:y1="6.838cm" svg:x2="3.473cm" svg:y2="7.164cm">
          <text:p/>
        </draw:line>
        <draw:line draw:style-name="gr8" draw:text-style-name="P1" draw:layer="layout" svg:x1="8.785cm" svg:y1="8.041cm" svg:x2="8.785cm" svg:y2="8.368cm">
          <text:p/>
        </draw:line>
        <draw:line draw:style-name="gr8" draw:text-style-name="P1" draw:layer="layout" svg:x1="3.988cm" svg:y1="5.619cm" svg:x2="3.988cm" svg:y2="6.493cm">
          <text:p/>
        </draw:line>
        <draw:line draw:style-name="gr8" draw:text-style-name="P1" draw:layer="layout" svg:x1="7.816cm" svg:y1="10.102cm" svg:x2="7.816cm" svg:y2="10.061cm">
          <text:p/>
        </draw:line>
        <draw:line draw:style-name="gr8" draw:text-style-name="P1" draw:layer="layout" svg:x1="8.365cm" svg:y1="10.102cm" svg:x2="8.365cm" svg:y2="10.061cm">
          <text:p/>
        </draw:line>
        <draw:line draw:style-name="gr8" draw:text-style-name="P1" draw:layer="layout" svg:x1="7.841cm" svg:y1="9.995cm" svg:x2="7.841cm" svg:y2="9.923cm">
          <text:p/>
        </draw:line>
        <draw:line draw:style-name="gr8" draw:text-style-name="P1" draw:layer="layout" svg:x1="8.34cm" svg:y1="9.995cm" svg:x2="8.34cm" svg:y2="9.923cm">
          <text:p/>
        </draw:line>
        <draw:line draw:style-name="gr8" draw:text-style-name="P1" draw:layer="layout" svg:x1="7.831cm" svg:y1="9.914cm" svg:x2="7.831cm" svg:y2="9.874cm">
          <text:p/>
        </draw:line>
        <draw:line draw:style-name="gr8" draw:text-style-name="P1" draw:layer="layout" svg:x1="8.35cm" svg:y1="9.914cm" svg:x2="8.35cm" svg:y2="9.874cm">
          <text:p/>
        </draw:line>
        <draw:line draw:style-name="gr8" draw:text-style-name="P1" draw:layer="layout" svg:x1="5.554cm" svg:y1="9.613cm" svg:x2="5.554cm" svg:y2="9.572cm">
          <text:p/>
        </draw:line>
        <draw:line draw:style-name="gr8" draw:text-style-name="P1" draw:layer="layout" svg:x1="6.104cm" svg:y1="9.613cm" svg:x2="6.104cm" svg:y2="9.572cm">
          <text:p/>
        </draw:line>
        <draw:line draw:style-name="gr8" draw:text-style-name="P1" draw:layer="layout" svg:x1="5.579cm" svg:y1="9.506cm" svg:x2="5.579cm" svg:y2="9.433cm">
          <text:p/>
        </draw:line>
        <draw:line draw:style-name="gr8" draw:text-style-name="P1" draw:layer="layout" svg:x1="6.079cm" svg:y1="9.506cm" svg:x2="6.079cm" svg:y2="9.433cm">
          <text:p/>
        </draw:line>
        <draw:line draw:style-name="gr8" draw:text-style-name="P1" draw:layer="layout" svg:x1="5.569cm" svg:y1="9.425cm" svg:x2="5.569cm" svg:y2="9.384cm">
          <text:p/>
        </draw:line>
        <draw:line draw:style-name="gr8" draw:text-style-name="P1" draw:layer="layout" svg:x1="6.088cm" svg:y1="9.425cm" svg:x2="6.088cm" svg:y2="9.384cm">
          <text:p/>
        </draw:line>
        <draw:line draw:style-name="gr8" draw:text-style-name="P1" draw:layer="layout" svg:x1="4.706cm" svg:y1="8.307cm" svg:x2="4.706cm" svg:y2="8.266cm">
          <text:p/>
        </draw:line>
        <draw:line draw:style-name="gr8" draw:text-style-name="P1" draw:layer="layout" svg:x1="5.255cm" svg:y1="8.307cm" svg:x2="5.255cm" svg:y2="8.266cm">
          <text:p/>
        </draw:line>
        <draw:line draw:style-name="gr8" draw:text-style-name="P1" draw:layer="layout" svg:x1="4.731cm" svg:y1="8.2cm" svg:x2="4.731cm" svg:y2="8.127cm">
          <text:p/>
        </draw:line>
        <draw:line draw:style-name="gr8" draw:text-style-name="P1" draw:layer="layout" svg:x1="5.23cm" svg:y1="8.2cm" svg:x2="5.23cm" svg:y2="8.127cm">
          <text:p/>
        </draw:line>
        <draw:line draw:style-name="gr8" draw:text-style-name="P1" draw:layer="layout" svg:x1="4.721cm" svg:y1="8.119cm" svg:x2="4.721cm" svg:y2="8.078cm">
          <text:p/>
        </draw:line>
        <draw:line draw:style-name="gr8" draw:text-style-name="P1" draw:layer="layout" svg:x1="5.24cm" svg:y1="8.119cm" svg:x2="5.24cm" svg:y2="8.078cm">
          <text:p/>
        </draw:line>
        <draw:path draw:style-name="gr6" draw:text-style-name="P3" draw:layer="layout" svg:width="5.313cm" svg:height="3.829cm" svg:x="15.703cm" svg:y="6.045cm" svg:viewBox="0 0 5314 3830" svg:d="M5314 2795v327c0 30-22 60-59 81l-565 328c-79 45-205 45-283 0l-248-144-706 409c-78 45-205 45-283 0l-3111-1797c-38-21-59-51-59-81v-327c0-30 21-60 59-81l456-264v-873c0-16 11-30 29-41l575-332 2440 1408v961c344 78 719 99 1083 61 64-7 130 5 177 32l436 252c37 21 59 51 59 81z">
          <text:p/>
        </draw:path>
        <draw:polygon draw:style-name="gr7" draw:text-style-name="P1" draw:layer="layout" svg:width="0cm" svg:height="0cm" svg:x="18.068cm" svg:y="7.953cm" svg:viewBox="0 0 0 0" draw:points="0,0">
          <text:p/>
        </draw:polygon>
        <draw:path draw:style-name="gr6" draw:text-style-name="P3" draw:layer="layout" svg:width="5.313cm" svg:height="2.843cm" svg:x="15.703cm" svg:y="7.031cm" svg:viewBox="0 0 5314 2844" svg:d="M4159 2402l248 143c78 45 204 45 283 0l565-327c37-21 59-51 59-81 0-31-22-60-59-82l-436-252c-47-27-113-38-177-32-559 59-1134-23-1582-224-489-218-775-555-775-911 0-55 7-110 21-164 3-14 7-28 11-42 3-7 4-14 4-21 0-30-21-60-59-81l-507-294c-78-45-204-45-282 0l-1414 817c-38 22-59 51-59 82 0 30 21 60 59 81l3111 1796c78 45 205 45 283 0z">
          <text:p/>
        </draw:path>
        <draw:polygon draw:style-name="gr7" draw:text-style-name="P1" draw:layer="layout" svg:width="0cm" svg:height="0cm" svg:x="18.068cm" svg:y="7.953cm" svg:viewBox="0 0 0 0" draw:points="0,0">
          <text:p/>
        </draw:polygon>
        <draw:path draw:style-name="gr6" draw:text-style-name="P3" draw:layer="layout" svg:width="2.439cm" svg:height="2.397cm" svg:x="16.822cm" svg:y="6.045cm" svg:viewBox="0 0 2440 2398" svg:d="M2328 2343c36 10 74 19 112 27v-962l-2440-1408v898l354-204c78-45 204-45 282 0l507 292c38 22 59 51 59 82v326c0 7-1 14-4 21-4 14-8 28-11 42 60 244 253 470 553 646v-185l322 185v235c55 22 112 42 170 60z">
          <text:p/>
        </draw:path>
        <draw:polygon draw:style-name="gr7" draw:text-style-name="P1" draw:layer="layout" svg:width="0cm" svg:height="0cm" svg:x="18.068cm" svg:y="7.953cm" svg:viewBox="0 0 0 0" draw:points="0,0">
          <text:p/>
        </draw:polygon>
        <draw:path draw:style-name="gr6" draw:text-style-name="P3" draw:layer="layout" svg:width="2.356cm" svg:height="1.318cm" svg:x="17.988cm" svg:y="7.502cm" svg:viewBox="0 0 2357 1319" svg:d="M21 0c-14 54-21 109-21 164 0 356 286 693 774 912 448 201 1023 283 1583 224v-327c-365 38-740 17-1084-61-38-8-76-17-112-27v82c-33-8-65-18-96-27-58-18-115-38-170-59-42-15-82-32-121-50-4-1-8-3-12-5v-83c-7-3-13-6-20-9-59-27-116-57-169-88-299-176-492-402-552-646z">
          <text:p/>
        </draw:path>
        <draw:polygon draw:style-name="gr7" draw:text-style-name="P1" draw:layer="layout" svg:width="0cm" svg:height="0cm" svg:x="18.068cm" svg:y="7.953cm" svg:viewBox="0 0 0 0" draw:points="0,0">
          <text:p/>
        </draw:polygon>
        <draw:path draw:style-name="gr6" draw:text-style-name="P3" draw:layer="layout" svg:width="1.755cm" svg:height="1.258cm" svg:x="15.703cm" svg:y="6.705cm" svg:viewBox="0 0 1756 1259" svg:d="M1756 361v-327c-78-45-204-45-282 0l-354 205-71 40-170 98-335 194-29 16-456 264c-38 21-59 51-59 81v327c0-31 21-60 59-82l1415-816c78-45 204-45 282 0z">
          <text:p/>
        </draw:path>
        <draw:polygon draw:style-name="gr7" draw:text-style-name="P1" draw:layer="layout" svg:width="0cm" svg:height="0cm" svg:x="18.068cm" svg:y="7.953cm" svg:viewBox="0 0 0 0" draw:points="0,0">
          <text:p/>
        </draw:polygon>
        <draw:polygon draw:style-name="gr6" draw:text-style-name="P3" draw:layer="layout" svg:width="0.575cm" svg:height="1.23cm" svg:x="16.247cm" svg:y="6.045cm" svg:viewBox="0 0 576 1231" draw:points="576,0 576,899 505,939 505,768 505,571 336,669 336,1037 0,1231 0,332">
          <text:p/>
        </draw:polygon>
        <draw:polygon draw:style-name="gr7" draw:text-style-name="P1" draw:layer="layout" svg:width="0cm" svg:height="0cm" svg:x="18.068cm" svg:y="7.953cm" svg:viewBox="0 0 0 0" draw:points="0,0">
          <text:p/>
        </draw:polygon>
        <draw:path draw:style-name="gr6" draw:text-style-name="P3" draw:layer="layout" svg:width="0.67cm" svg:height="0.387cm" svg:x="19.986cm" svg:y="9.075cm" svg:viewBox="0 0 671 388" svg:d="M573 57c-13-7-27-14-42-20-47-20-103-32-162-36-23-1-46-1-69 0-58 4-113 16-160 36-15 6-29 13-42 20-131 76-131 198 0 273 131 77 344 77 475 0 130-75 130-197 0-273z">
          <text:p/>
        </draw:path>
        <draw:polygon draw:style-name="gr7" draw:text-style-name="P1" draw:layer="layout" svg:width="0cm" svg:height="0cm" svg:x="18.068cm" svg:y="7.953cm" svg:viewBox="0 0 0 0" draw:points="0,0">
          <text:p/>
        </draw:polygon>
        <draw:path draw:style-name="gr6" draw:text-style-name="P3" draw:layer="layout" svg:width="0.67cm" svg:height="0.386cm" svg:x="17.724cm" svg:y="8.586cm" svg:viewBox="0 0 671 387" svg:d="M572 56c-13-7-27-14-42-20-3-1-7-3-10-4-6-3-12-5-19-7-42-14-90-22-139-25-4 0-9 0-13 0-70-2-140 9-199 32-3 1-7 3-10 4-15 6-29 13-42 20-131 77-131 199 0 275 131 75 343 75 474 0 132-76 132-198 0-275z">
          <text:p/>
        </draw:path>
        <draw:polygon draw:style-name="gr7" draw:text-style-name="P1" draw:layer="layout" svg:width="0cm" svg:height="0cm" svg:x="18.068cm" svg:y="7.953cm" svg:viewBox="0 0 0 0" draw:points="0,0">
          <text:p/>
        </draw:polygon>
        <draw:path draw:style-name="gr6" draw:text-style-name="P3" draw:layer="layout" svg:width="0.67cm" svg:height="0.386cm" svg:x="16.876cm" svg:y="7.28cm" svg:viewBox="0 0 671 387" svg:d="M573 56c-9-4-18-9-27-13-5-3-10-5-15-7-47-20-103-32-161-35-23-1-46-1-69 0-57 3-113 15-161 35-15 6-29 13-42 20-121 70-131 182-24 260 57 40 145 67 235 71 91 4 183-14 251-49s109-86 111-140c2-52-34-105-98-142z">
          <text:p/>
        </draw:path>
        <draw:polygon draw:style-name="gr7" draw:text-style-name="P1" draw:layer="layout" svg:width="0cm" svg:height="0cm" svg:x="18.068cm" svg:y="7.953cm" svg:viewBox="0 0 0 0" draw:points="0,0">
          <text:p/>
        </draw:polygon>
        <draw:polygon draw:style-name="gr6" draw:text-style-name="P3" draw:layer="layout" svg:width="0.507cm" svg:height="0.619cm" svg:x="17.458cm" svg:y="6.739cm" svg:viewBox="0 0 508 620" draw:points="0,326 508,620 508,292 0,0">
          <text:p/>
        </draw:polygon>
        <draw:polygon draw:style-name="gr7" draw:text-style-name="P1" draw:layer="layout" svg:width="0cm" svg:height="0cm" svg:x="18.068cm" svg:y="7.953cm" svg:viewBox="0 0 0 0" draw:points="0,0">
          <text:p/>
        </draw:polygon>
        <draw:polygon draw:style-name="gr6" draw:text-style-name="P3" draw:layer="layout" svg:width="0.322cm" svg:height="0.66cm" svg:x="18.561cm" svg:y="7.228cm" svg:viewBox="0 0 323 661" draw:points="323,186 323,661 128,549 101,534 0,476 0,353 0,0">
          <text:p/>
        </draw:polygon>
        <draw:polygon draw:style-name="gr7" draw:text-style-name="P1" draw:layer="layout" svg:width="0cm" svg:height="0cm" svg:x="18.068cm" svg:y="7.953cm" svg:viewBox="0 0 0 0" draw:points="0,0">
          <text:p/>
        </draw:polygon>
        <draw:polygon draw:style-name="gr6" draw:text-style-name="P3" draw:layer="layout" svg:width="0.436cm" svg:height="0.578cm" svg:x="20.521cm" svg:y="8.507cm" svg:viewBox="0 0 437 579" draw:points="437,579 437,252 0,0 0,326">
          <text:p/>
        </draw:polygon>
        <draw:polygon draw:style-name="gr7" draw:text-style-name="P1" draw:layer="layout" svg:width="0cm" svg:height="0cm" svg:x="18.068cm" svg:y="7.953cm" svg:viewBox="0 0 0 0" draw:points="0,0">
          <text:p/>
        </draw:polygon>
        <draw:path draw:style-name="gr6" draw:text-style-name="P3" draw:layer="layout" svg:width="0.67cm" svg:height="0.35cm" svg:x="17.724cm" svg:y="8.622cm" svg:viewBox="0 0 671 351" svg:d="M140 0c-26 22-40 49-40 75 0 75 105 136 235 136s235-61 235-136c0-26-14-53-40-75 15 6 29 13 42 20 132 76 132 198 0 274-131 76-343 76-474 0s-131-198 0-274c13-7 27-14 42-20z">
          <text:p/>
        </draw:path>
        <draw:polygon draw:style-name="gr7" draw:text-style-name="P1" draw:layer="layout" svg:width="0cm" svg:height="0cm" svg:x="18.068cm" svg:y="7.953cm" svg:viewBox="0 0 0 0" draw:points="0,0">
          <text:p/>
        </draw:polygon>
        <draw:path draw:style-name="gr6" draw:text-style-name="P3" draw:layer="layout" svg:width="0.67cm" svg:height="0.35cm" svg:x="19.986cm" svg:y="9.112cm" svg:viewBox="0 0 671 351" svg:d="M140 0c-26 22-40 48-40 75 0 75 105 137 235 137 131 0 236-62 236-137 0-27-14-53-40-75 15 6 29 13 42 20 130 76 130 199 0 274-131 76-344 76-475 0-131-75-131-198 0-274 13-7 27-14 42-20z">
          <text:p/>
        </draw:path>
        <draw:polygon draw:style-name="gr7" draw:text-style-name="P1" draw:layer="layout" svg:width="0cm" svg:height="0cm" svg:x="18.068cm" svg:y="7.953cm" svg:viewBox="0 0 0 0" draw:points="0,0">
          <text:p/>
        </draw:polygon>
        <draw:path draw:style-name="gr6" draw:text-style-name="P3" draw:layer="layout" svg:width="0.67cm" svg:height="0.351cm" svg:x="16.876cm" svg:y="7.316cm" svg:viewBox="0 0 671 352" svg:d="M140 0c-15 6-29 13-42 20-121 70-131 182-24 260 57 40 145 67 235 71 91 4 183-14 251-49s109-86 111-140c2-52-34-105-98-142-9-4-18-9-27-13-5-3-10-5-15-7 26 22 40 49 40 76s-15 55-43 78-68 40-114 49c-45 11-96 12-142 3-47-7-90-24-120-45-34-24-52-54-52-85 0-27 14-54 40-76z">
          <text:p/>
        </draw:path>
        <draw:polygon draw:style-name="gr7" draw:text-style-name="P1" draw:layer="layout" svg:width="0cm" svg:height="0cm" svg:x="18.068cm" svg:y="7.953cm" svg:viewBox="0 0 0 0" draw:points="0,0">
          <text:p/>
        </draw:polygon>
        <draw:path draw:style-name="gr6" draw:text-style-name="P3" draw:layer="layout" svg:width="0.47cm" svg:height="0.247cm" svg:x="20.086cm" svg:y="9.076cm" svg:viewBox="0 0 471 248" svg:d="M200 0c-58 4-113 16-160 36-26 22-40 48-40 75 0 76 105 137 235 137 131 0 236-61 236-137 0-27-14-53-40-75-47-20-103-32-162-36-23 2-46 2-69 0z">
          <text:p/>
        </draw:path>
        <draw:polygon draw:style-name="gr7" draw:text-style-name="P1" draw:layer="layout" svg:width="0cm" svg:height="0cm" svg:x="18.068cm" svg:y="7.953cm" svg:viewBox="0 0 0 0" draw:points="0,0">
          <text:p/>
        </draw:polygon>
        <draw:path draw:style-name="gr6" draw:text-style-name="P3" draw:layer="layout" svg:width="0.47cm" svg:height="0.246cm" svg:x="16.976cm" svg:y="7.281cm" svg:viewBox="0 0 471 247" svg:d="M201 0c-57 3-114 15-161 35-26 22-40 49-40 76 0 31 18 61 52 85 30 21 72 39 120 46 46 8 97 7 142-3 46-9 86-27 114-50s43-51 43-78-14-54-40-76c-47-20-103-32-161-35-22 2-46 2-69 0z">
          <text:p/>
        </draw:path>
        <draw:polygon draw:style-name="gr7" draw:text-style-name="P1" draw:layer="layout" svg:width="0cm" svg:height="0cm" svg:x="18.068cm" svg:y="7.953cm" svg:viewBox="0 0 0 0" draw:points="0,0">
          <text:p/>
        </draw:polygon>
        <draw:polygon draw:style-name="gr6" draw:text-style-name="P3" draw:layer="layout" svg:width="0.305cm" svg:height="0.474cm" svg:x="18.578cm" svg:y="7.414cm" svg:viewBox="0 0 306 475" draw:points="306,0 306,475 111,362 119,344 109,332 0,176">
          <text:p/>
        </draw:polygon>
        <draw:polygon draw:style-name="gr7" draw:text-style-name="P1" draw:layer="layout" svg:width="0cm" svg:height="0cm" svg:x="18.068cm" svg:y="7.953cm" svg:viewBox="0 0 0 0" draw:points="0,0">
          <text:p/>
        </draw:polygon>
        <draw:path draw:style-name="gr6" draw:text-style-name="P3" draw:layer="layout" svg:width="0.47cm" svg:height="0.215cm" svg:x="17.824cm" svg:y="8.618cm" svg:viewBox="0 0 471 216" svg:d="M50 0c-3 1-7 3-10 4-26 22-40 49-40 75 0 76 105 137 236 137 130 0 235-61 235-137 0-26-14-53-40-75-3-1-7-3-10-4-6 4-12 8-19 12-47 28-113 42-181 40-67-3-129-22-171-52z">
          <text:p/>
        </draw:path>
        <draw:polygon draw:style-name="gr7" draw:text-style-name="P1" draw:layer="layout" svg:width="0cm" svg:height="0cm" svg:x="18.068cm" svg:y="7.953cm" svg:viewBox="0 0 0 0" draw:points="0,0">
          <text:p/>
        </draw:polygon>
        <draw:polygon draw:style-name="gr6" draw:text-style-name="P3" draw:layer="layout" svg:width="0.322cm" svg:height="0.362cm" svg:x="18.561cm" svg:y="7.228cm" svg:viewBox="0 0 323 363" draw:points="0,353 0,0 323,187 17,363">
          <text:p/>
        </draw:polygon>
        <draw:polygon draw:style-name="gr7" draw:text-style-name="P1" draw:layer="layout" svg:width="0cm" svg:height="0cm" svg:x="18.068cm" svg:y="7.953cm" svg:viewBox="0 0 0 0" draw:points="0,0">
          <text:p/>
        </draw:polygon>
        <draw:path draw:style-name="gr6" draw:text-style-name="P3" draw:layer="layout" svg:width="0.177cm" svg:height="0.36cm" svg:x="20.344cm" svg:y="8.473cm" svg:viewBox="0 0 178 361" svg:d="M178 361v-327c-48-27-114-39-178-32v326c64-6 130 5 178 33z">
          <text:p/>
        </draw:path>
        <draw:polygon draw:style-name="gr7" draw:text-style-name="P1" draw:layer="layout" svg:width="0cm" svg:height="0cm" svg:x="18.068cm" svg:y="7.953cm" svg:viewBox="0 0 0 0" draw:points="0,0">
          <text:p/>
        </draw:polygon>
        <draw:polygon draw:style-name="gr6" draw:text-style-name="P3" draw:layer="layout" svg:width="0.169cm" svg:height="0.367cm" svg:x="16.582cm" svg:y="6.714cm" svg:viewBox="0 0 170 368" draw:points="170,99 170,270 0,368 0,0">
          <text:p/>
        </draw:polygon>
        <draw:polygon draw:style-name="gr7" draw:text-style-name="P1" draw:layer="layout" svg:width="0cm" svg:height="0cm" svg:x="18.068cm" svg:y="7.953cm" svg:viewBox="0 0 0 0" draw:points="0,0">
          <text:p/>
        </draw:polygon>
        <draw:path draw:style-name="gr6" draw:text-style-name="P3" draw:layer="layout" svg:width="0.322cm" svg:height="0.273cm" svg:x="18.561cm" svg:y="7.963cm" svg:viewBox="0 0 323 274" svg:d="M0 186v-186l323 186-154 88c-59-27-116-57-169-88z">
          <text:p/>
        </draw:path>
        <draw:polygon draw:style-name="gr7" draw:text-style-name="P1" draw:layer="layout" svg:width="0cm" svg:height="0cm" svg:x="18.068cm" svg:y="7.953cm" svg:viewBox="0 0 0 0" draw:points="0,0">
          <text:p/>
        </draw:polygon>
        <draw:path draw:style-name="gr6" draw:text-style-name="P3" draw:layer="layout" svg:width="0.029cm" svg:height="0.914cm" svg:x="16.218cm" svg:y="6.377cm" svg:viewBox="0 0 30 915" svg:d="M0 41c0-16 12-30 30-41v899l-30 16z">
          <text:p/>
        </draw:path>
        <draw:polygon draw:style-name="gr7" draw:text-style-name="P1" draw:layer="layout" svg:width="0cm" svg:height="0cm" svg:x="18.068cm" svg:y="7.953cm" svg:viewBox="0 0 0 0" draw:points="0,0">
          <text:p/>
        </draw:polygon>
        <draw:path draw:style-name="gr6" draw:text-style-name="P3" draw:layer="layout" svg:width="0.153cm" svg:height="0.235cm" svg:x="18.73cm" svg:y="8.148cm" svg:viewBox="0 0 154 236" svg:d="M154 0v236c-42-15-82-32-122-51-4-1-8-3-12-5v-83c-7-3-13-6-20-9z">
          <text:p/>
        </draw:path>
        <draw:polygon draw:style-name="gr7" draw:text-style-name="P1" draw:layer="layout" svg:width="0cm" svg:height="0cm" svg:x="18.068cm" svg:y="7.953cm" svg:viewBox="0 0 0 0" draw:points="0,0">
          <text:p/>
        </draw:polygon>
        <draw:path draw:style-name="gr6" draw:text-style-name="P3" draw:layer="layout" svg:width="0.351cm" svg:height="0.084cm" svg:x="17.874cm" svg:y="8.586cm" svg:viewBox="0 0 352 85" svg:d="M200 0c-71-2-141 10-200 33 42 30 104 49 172 52 67 2 133-12 180-40v-19c-42-14-90-23-139-26-4 0-9 0-13 0z">
          <text:p/>
        </draw:path>
        <draw:polygon draw:style-name="gr7" draw:text-style-name="P1" draw:layer="layout" svg:width="0cm" svg:height="0cm" svg:x="18.068cm" svg:y="7.953cm" svg:viewBox="0 0 0 0" draw:points="0,0">
          <text:p/>
        </draw:polygon>
        <draw:path draw:style-name="gr6" draw:text-style-name="P3" draw:layer="layout" svg:width="0.059cm" svg:height="0.408cm" svg:x="17.965cm" svg:y="7.031cm" svg:viewBox="0 0 60 409" svg:d="M60 82v327c0-30-22-60-60-81v-328c38 22 60 51 60 82z">
          <text:p/>
        </draw:path>
        <draw:polygon draw:style-name="gr7" draw:text-style-name="P1" draw:layer="layout" svg:width="0cm" svg:height="0cm" svg:x="18.068cm" svg:y="7.953cm" svg:viewBox="0 0 0 0" draw:points="0,0">
          <text:p/>
        </draw:polygon>
        <draw:path draw:style-name="gr6" draw:text-style-name="P3" draw:layer="layout" svg:width="0.059cm" svg:height="0.408cm" svg:x="20.957cm" svg:y="8.759cm" svg:viewBox="0 0 60 409" svg:d="M60 82v327c0-31-22-60-60-82v-327c38 22 60 52 60 82z">
          <text:p/>
        </draw:path>
        <draw:polygon draw:style-name="gr7" draw:text-style-name="P1" draw:layer="layout" svg:width="0cm" svg:height="0cm" svg:x="18.068cm" svg:y="7.953cm" svg:viewBox="0 0 0 0" draw:points="0,0">
          <text:p/>
        </draw:polygon>
        <draw:polygon draw:style-name="gr6" draw:text-style-name="P3" draw:layer="layout" svg:width="0.169cm" svg:height="0.196cm" svg:x="16.582cm" svg:y="6.616cm" svg:viewBox="0 0 170 197" draw:points="170,0 170,197 0,98">
          <text:p/>
        </draw:polygon>
        <draw:polygon draw:style-name="gr7" draw:text-style-name="P1" draw:layer="layout" svg:width="0cm" svg:height="0cm" svg:x="18.068cm" svg:y="7.953cm" svg:viewBox="0 0 0 0" draw:points="0,0">
          <text:p/>
        </draw:polygon>
        <draw:polygon draw:style-name="gr6" draw:text-style-name="P3" draw:layer="layout" svg:width="0.126cm" svg:height="0.181cm" svg:x="18.561cm" svg:y="7.58cm" svg:viewBox="0 0 127 182" draw:points="102,182 127,167 17,10 0,0 0,124">
          <text:p/>
        </draw:polygon>
        <draw:polygon draw:style-name="gr7" draw:text-style-name="P1" draw:layer="layout" svg:width="0cm" svg:height="0cm" svg:x="18.068cm" svg:y="7.953cm" svg:viewBox="0 0 0 0" draw:points="0,0">
          <text:p/>
        </draw:polygon>
        <draw:path draw:style-name="gr6" draw:text-style-name="P3" draw:layer="layout" svg:width="0.096cm" svg:height="0.082cm" svg:x="19.053cm" svg:y="8.387cm" svg:viewBox="0 0 97 83" svg:d="M0 56l97-56v83c-34-8-66-18-97-27z">
          <text:p/>
        </draw:path>
        <draw:polygon draw:style-name="gr7" draw:text-style-name="P1" draw:layer="layout" svg:width="0cm" svg:height="0cm" svg:x="18.068cm" svg:y="7.953cm" svg:viewBox="0 0 0 0" draw:points="0,0">
          <text:p/>
        </draw:polygon>
        <draw:polygon draw:style-name="gr6" draw:text-style-name="P3" draw:layer="layout" svg:width="0.034cm" svg:height="0.03cm" svg:x="18.662cm" svg:y="7.746cm" svg:viewBox="0 0 35 31" draw:points="35,13 27,31 0,16 25,0">
          <text:p/>
        </draw:polygon>
        <draw:polygon draw:style-name="gr7" draw:text-style-name="P1" draw:layer="layout" svg:width="0cm" svg:height="0cm" svg:x="18.068cm" svg:y="7.953cm" svg:viewBox="0 0 0 0" draw:points="0,0">
          <text:p/>
        </draw:polygon>
        <draw:path draw:style-name="gr6" draw:text-style-name="P3" draw:layer="layout" svg:width="0.019cm" svg:height="0.019cm" svg:x="18.225cm" svg:y="8.611cm" svg:viewBox="0 0 20 20" svg:d="M0 20c7-4 13-8 20-12-7-3-13-5-20-8z">
          <text:p/>
        </draw:path>
        <draw:polygon draw:style-name="gr7" draw:text-style-name="P1" draw:layer="layout" svg:width="0cm" svg:height="0cm" svg:x="18.068cm" svg:y="7.953cm" svg:viewBox="0 0 0 0" draw:points="0,0">
          <text:p/>
        </draw:polygon>
        <draw:path draw:style-name="gr6" draw:text-style-name="P3" draw:layer="layout" svg:width="0.069cm" svg:height="0.002cm" svg:x="20.286cm" svg:y="9.075cm" svg:viewBox="0 0 70 3" svg:d="M70 1c-23-1-46-1-70 0 24 3 47 3 70 0z">
          <text:p/>
        </draw:path>
        <draw:polygon draw:style-name="gr7" draw:text-style-name="P1" draw:layer="layout" svg:width="0cm" svg:height="0cm" svg:x="18.068cm" svg:y="7.953cm" svg:viewBox="0 0 0 0" draw:points="0,0">
          <text:p/>
        </draw:polygon>
        <draw:path draw:style-name="gr6" draw:text-style-name="P3" draw:layer="layout" svg:width="0.069cm" svg:height="0.003cm" svg:x="17.176cm" svg:y="7.28cm" svg:viewBox="0 0 70 4" svg:d="M70 2c-24-3-47-3-70 0 23 3 47 3 70 0z">
          <text:p/>
        </draw:path>
        <draw:polygon draw:style-name="gr7" draw:text-style-name="P1" draw:layer="layout" svg:width="0cm" svg:height="0cm" svg:x="18.068cm" svg:y="7.953cm" svg:viewBox="0 0 0 0" draw:points="0,0">
          <text:p/>
        </draw:polygon>
        <draw:path draw:style-name="gr6" draw:text-style-name="P3" draw:layer="layout" svg:width="0.012cm" svg:height="0cm" svg:x="18.073cm" svg:y="8.586cm" svg:viewBox="0 0 13 0" svg:d="M0 0c4 0 9 0 13 0-4 0-9 0-13 0z">
          <text:p/>
        </draw:path>
        <draw:polygon draw:style-name="gr7" draw:text-style-name="P1" draw:layer="layout" svg:width="0cm" svg:height="0cm" svg:x="18.068cm" svg:y="7.953cm" svg:viewBox="0 0 0 0" draw:points="0,0">
          <text:p/>
        </draw:polygon>
        <draw:path draw:style-name="gr8" draw:text-style-name="P1" draw:layer="layout" svg:width="0.447cm" svg:height="0.056cm" svg:x="16.974cm" svg:y="7.28cm" svg:viewBox="0 0 448 57" svg:d="M448 44c-133-63-327-57-448 13">
          <text:p/>
        </draw:path>
        <draw:path draw:style-name="gr8" draw:text-style-name="P1" draw:layer="layout" svg:width="0.596cm" svg:height="0.331cm" svg:x="16.95cm" svg:y="7.336cm" svg:viewBox="0 0 597 332" svg:d="M0 260c58 40 145 67 235 71 91 4 183-14 251-49s109-86 111-139c2-52-34-106-98-143">
          <text:p/>
        </draw:path>
        <draw:path draw:style-name="gr8" draw:text-style-name="P1" draw:layer="layout" svg:width="0.027cm" svg:height="0.013cm" svg:x="17.421cm" svg:y="7.323cm" svg:viewBox="0 0 28 14" svg:d="M28 14c-9-4-19-9-28-14">
          <text:p/>
        </draw:path>
        <draw:path draw:style-name="gr8" draw:text-style-name="P1" draw:layer="layout" svg:width="0.098cm" svg:height="0.259cm" svg:x="16.876cm" svg:y="7.336cm" svg:viewBox="0 0 99 260" svg:d="M99 0c-122 71-132 183-24 260">
          <text:p/>
        </draw:path>
        <draw:line draw:style-name="gr8" draw:text-style-name="P1" draw:layer="layout" svg:x1="20.958cm" svg:y1="9.086cm" svg:x2="20.521cm" svg:y2="8.833cm">
          <text:p/>
        </draw:line>
        <draw:path draw:style-name="gr8" draw:text-style-name="P1" draw:layer="layout" svg:width="0.177cm" svg:height="0.034cm" svg:x="20.344cm" svg:y="8.8cm" svg:viewBox="0 0 178 35" svg:d="M178 35c-48-28-114-39-178-33">
          <text:p/>
        </draw:path>
        <draw:path draw:style-name="gr8" draw:text-style-name="P1" draw:layer="layout" svg:width="1.582cm" svg:height="0.243cm" svg:x="18.762cm" svg:y="8.577cm" svg:viewBox="0 0 1583 244" svg:d="M0 0c448 201 1024 284 1583 225">
          <text:p/>
        </draw:path>
        <draw:path draw:style-name="gr8" draw:text-style-name="P1" draw:layer="layout" svg:width="0.032cm" svg:height="0.206cm" svg:x="17.988cm" svg:y="7.46cm" svg:viewBox="0 0 33 207" svg:d="M33 0c-21 69-33 138-33 207">
          <text:p/>
        </draw:path>
        <draw:path draw:style-name="gr8" draw:text-style-name="P1" draw:layer="layout" svg:width="0.774cm" svg:height="0.911cm" svg:x="17.988cm" svg:y="7.666cm" svg:viewBox="0 0 775 912" svg:d="M0 0c0 357 287 694 775 912">
          <text:p/>
        </draw:path>
        <draw:path draw:style-name="gr8" draw:text-style-name="P1" draw:layer="layout" svg:width="0.004cm" svg:height="0.021cm" svg:x="18.02cm" svg:y="7.439cm" svg:viewBox="0 0 5 22" svg:d="M0 22c4-7 5-15 5-22">
          <text:p/>
        </draw:path>
        <draw:path draw:style-name="gr8" draw:text-style-name="P1" draw:layer="layout" svg:width="0.059cm" svg:height="0.081cm" svg:x="17.965cm" svg:y="7.358cm" svg:viewBox="0 0 60 82" svg:d="M60 82c0-31-22-61-60-82">
          <text:p/>
        </draw:path>
        <draw:line draw:style-name="gr8" draw:text-style-name="P1" draw:layer="layout" svg:x1="17.458cm" svg:y1="7.065cm" svg:x2="17.966cm" svg:y2="7.359cm">
          <text:p/>
        </draw:line>
        <draw:path draw:style-name="gr8" draw:text-style-name="P1" draw:layer="layout" svg:width="0.282cm" svg:height="0.034cm" svg:x="17.176cm" svg:y="7.031cm" svg:viewBox="0 0 283 35" svg:d="M283 35c-78-47-205-47-283 0">
          <text:p/>
        </draw:path>
        <draw:line draw:style-name="gr8" draw:text-style-name="P1" draw:layer="layout" svg:x1="15.762cm" svg:y1="7.882cm" svg:x2="17.177cm" svg:y2="7.065cm">
          <text:p/>
        </draw:line>
        <draw:path draw:style-name="gr8" draw:text-style-name="P1" draw:layer="layout" svg:width="0.059cm" svg:height="0.082cm" svg:x="15.703cm" svg:y="7.881cm" svg:viewBox="0 0 60 83" svg:d="M60 0c-39 23-60 52-60 83">
          <text:p/>
        </draw:path>
        <draw:path draw:style-name="gr8" draw:text-style-name="P1" draw:layer="layout" svg:width="0.059cm" svg:height="0.081cm" svg:x="15.703cm" svg:y="7.963cm" svg:viewBox="0 0 60 82" svg:d="M0 0c0 31 21 61 60 82">
          <text:p/>
        </draw:path>
        <draw:line draw:style-name="gr8" draw:text-style-name="P1" draw:layer="layout" svg:x1="18.873cm" svg:y1="9.841cm" svg:x2="15.762cm" svg:y2="8.044cm">
          <text:p/>
        </draw:line>
        <draw:path draw:style-name="gr8" draw:text-style-name="P1" draw:layer="layout" svg:width="0.283cm" svg:height="0.034cm" svg:x="18.872cm" svg:y="9.84cm" svg:viewBox="0 0 284 35" svg:d="M0 0c78 47 206 47 284 0">
          <text:p/>
        </draw:path>
        <draw:line draw:style-name="gr8" draw:text-style-name="P1" draw:layer="layout" svg:x1="19.862cm" svg:y1="9.432cm" svg:x2="19.155cm" svg:y2="9.841cm">
          <text:p/>
        </draw:line>
        <draw:line draw:style-name="gr8" draw:text-style-name="P1" draw:layer="layout" svg:x1="19.861cm" svg:y1="9.432cm" svg:x2="20.11cm" svg:y2="9.576cm">
          <text:p/>
        </draw:line>
        <draw:path draw:style-name="gr8" draw:text-style-name="P1" draw:layer="layout" svg:width="0.283cm" svg:height="0.034cm" svg:x="20.109cm" svg:y="9.575cm" svg:viewBox="0 0 284 35" svg:d="M0 0c79 47 205 47 284 0">
          <text:p/>
        </draw:path>
        <draw:line draw:style-name="gr8" draw:text-style-name="P1" draw:layer="layout" svg:x1="20.392cm" svg:y1="9.576cm" svg:x2="20.958cm" svg:y2="9.248cm">
          <text:p/>
        </draw:line>
        <draw:path draw:style-name="gr8" draw:text-style-name="P1" draw:layer="layout" svg:width="0.059cm" svg:height="0.081cm" svg:x="20.957cm" svg:y="9.167cm" svg:viewBox="0 0 60 82" svg:d="M0 82c38-21 60-51 60-82">
          <text:p/>
        </draw:path>
        <draw:path draw:style-name="gr8" draw:text-style-name="P1" draw:layer="layout" svg:width="0.059cm" svg:height="0.082cm" svg:x="20.957cm" svg:y="9.085cm" svg:viewBox="0 0 60 83" svg:d="M60 83c0-31-22-61-60-83">
          <text:p/>
        </draw:path>
        <draw:path draw:style-name="gr8" draw:text-style-name="P1" draw:layer="layout" svg:width="0.67cm" svg:height="0.33cm" svg:x="17.724cm" svg:y="8.642cm" svg:viewBox="0 0 671 331" svg:d="M98 0c-131 76-131 199 0 275 131 75 343 75 474 0 132-76 132-199 0-275">
          <text:p/>
        </draw:path>
        <draw:path draw:style-name="gr8" draw:text-style-name="P1" draw:layer="layout" svg:width="0.474cm" svg:height="0.056cm" svg:x="17.822cm" svg:y="8.586cm" svg:viewBox="0 0 475 57" svg:d="M475 57c-132-76-344-76-475 0">
          <text:p/>
        </draw:path>
        <draw:path draw:style-name="gr8" draw:text-style-name="P1" draw:layer="layout" svg:width="0.67cm" svg:height="0.33cm" svg:x="19.986cm" svg:y="9.132cm" svg:viewBox="0 0 671 331" svg:d="M98 0c-131 76-131 198 0 274s344 76 475 0c130-76 130-198 0-274">
          <text:p/>
        </draw:path>
        <draw:path draw:style-name="gr8" draw:text-style-name="P1" draw:layer="layout" svg:width="0.474cm" svg:height="0.056cm" svg:x="20.084cm" svg:y="9.075cm" svg:viewBox="0 0 475 57" svg:d="M475 57c-131-76-343-76-475 0">
          <text:p/>
        </draw:path>
        <draw:path draw:style-name="gr8" draw:text-style-name="P1" draw:layer="layout" svg:width="0.418cm" svg:height="0.135cm" svg:x="17.028cm" svg:y="7.392cm" svg:viewBox="0 0 419 136" svg:d="M0 85c30 22 72 39 119 46 46 8 97 7 142-3 47-9 87-26 115-50 28-23 43-51 43-78">
          <text:p/>
        </draw:path>
        <draw:path draw:style-name="gr8" draw:text-style-name="P1" draw:layer="layout" svg:width="0.04cm" svg:height="0.076cm" svg:x="17.406cm" svg:y="7.316cm" svg:viewBox="0 0 41 77" svg:d="M41 77c0-28-14-55-41-77">
          <text:p/>
        </draw:path>
        <draw:path draw:style-name="gr8" draw:text-style-name="P1" draw:layer="layout" svg:width="0.04cm" svg:height="0.076cm" svg:x="16.976cm" svg:y="7.316cm" svg:viewBox="0 0 41 77" svg:d="M41 0c-26 22-41 49-41 77">
          <text:p/>
        </draw:path>
        <draw:path draw:style-name="gr8" draw:text-style-name="P1" draw:layer="layout" svg:width="0.052cm" svg:height="0.085cm" svg:x="16.976cm" svg:y="7.392cm" svg:viewBox="0 0 53 86" svg:d="M0 0c0 31 19 62 53 86">
          <text:p/>
        </draw:path>
        <draw:line draw:style-name="gr8" draw:text-style-name="P1" draw:layer="layout" svg:x1="20.958cm" svg:y1="8.76cm" svg:x2="20.521cm" svg:y2="8.507cm">
          <text:p/>
        </draw:line>
        <draw:line draw:style-name="gr8" draw:text-style-name="P1" draw:layer="layout" svg:x1="20.521cm" svg:y1="8.833cm" svg:x2="20.521cm" svg:y2="8.507cm">
          <text:p/>
        </draw:line>
        <draw:line draw:style-name="gr8" draw:text-style-name="P1" draw:layer="layout" svg:x1="20.957cm" svg:y1="9.085cm" svg:x2="20.957cm" svg:y2="8.759cm">
          <text:p/>
        </draw:line>
        <draw:line draw:style-name="gr8" draw:text-style-name="P1" draw:layer="layout" svg:x1="20.344cm" svg:y1="8.801cm" svg:x2="20.344cm" svg:y2="8.475cm">
          <text:p/>
        </draw:line>
        <draw:path draw:style-name="gr8" draw:text-style-name="P1" draw:layer="layout" svg:width="0.177cm" svg:height="0.034cm" svg:x="20.344cm" svg:y="8.473cm" svg:viewBox="0 0 178 35" svg:d="M178 35c-48-28-114-40-178-33">
          <text:p/>
        </draw:path>
        <draw:path draw:style-name="gr8" draw:text-style-name="P1" draw:layer="layout" svg:width="0.741cm" svg:height="0.743cm" svg:x="18.009cm" svg:y="7.502cm" svg:viewBox="0 0 742 744" svg:d="M0 0c72 294 339 561 742 744">
          <text:p/>
        </draw:path>
        <draw:line draw:style-name="gr8" draw:text-style-name="P1" draw:layer="layout" svg:x1="18.75cm" svg:y1="8.245cm" svg:x2="18.75cm" svg:y2="8.328cm">
          <text:p/>
        </draw:line>
        <draw:path draw:style-name="gr8" draw:text-style-name="P1" draw:layer="layout" svg:width="0.012cm" svg:height="0.005cm" svg:x="18.75cm" svg:y="8.328cm" svg:viewBox="0 0 13 6" svg:d="M0 0c4 2 8 4 13 6">
          <text:p/>
        </draw:path>
        <draw:path draw:style-name="gr8" draw:text-style-name="P1" draw:layer="layout" svg:width="0.387cm" svg:height="0.136cm" svg:x="18.762cm" svg:y="8.333cm" svg:viewBox="0 0 388 137" svg:d="M0 0c119 54 249 99 388 137">
          <text:p/>
        </draw:path>
        <draw:line draw:style-name="gr8" draw:text-style-name="P1" draw:layer="layout" svg:x1="19.149cm" svg:y1="8.387cm" svg:x2="19.149cm" svg:y2="8.469cm">
          <text:p/>
        </draw:line>
        <draw:path draw:style-name="gr8" draw:text-style-name="P1" draw:layer="layout" svg:width="1.195cm" svg:height="0.106cm" svg:x="19.149cm" svg:y="8.387cm" svg:viewBox="0 0 1196 107" svg:d="M0 0c373 100 791 131 1196 89">
          <text:p/>
        </draw:path>
        <draw:line draw:style-name="gr8" draw:text-style-name="P1" draw:layer="layout" svg:x1="17.965cm" svg:y1="7.358cm" svg:x2="17.965cm" svg:y2="7.031cm">
          <text:p/>
        </draw:line>
        <draw:path draw:style-name="gr8" draw:text-style-name="P1" draw:layer="layout" svg:width="0.059cm" svg:height="0.082cm" svg:x="17.965cm" svg:y="7.031cm" svg:viewBox="0 0 60 83" svg:d="M60 83c0-32-22-61-60-83">
          <text:p/>
        </draw:path>
        <draw:line draw:style-name="gr8" draw:text-style-name="P1" draw:layer="layout" svg:x1="17.458cm" svg:y1="6.739cm" svg:x2="17.966cm" svg:y2="7.032cm">
          <text:p/>
        </draw:line>
        <draw:line draw:style-name="gr8" draw:text-style-name="P1" draw:layer="layout" svg:x1="17.458cm" svg:y1="7.065cm" svg:x2="17.458cm" svg:y2="6.739cm">
          <text:p/>
        </draw:line>
        <draw:path draw:style-name="gr8" draw:text-style-name="P1" draw:layer="layout" svg:width="0.282cm" svg:height="0.034cm" svg:x="17.176cm" svg:y="6.705cm" svg:viewBox="0 0 283 35" svg:d="M283 35c-78-47-205-47-283 0">
          <text:p/>
        </draw:path>
        <draw:line draw:style-name="gr8" draw:text-style-name="P1" draw:layer="layout" svg:x1="15.762cm" svg:y1="7.556cm" svg:x2="17.177cm" svg:y2="6.739cm">
          <text:p/>
        </draw:line>
        <draw:path draw:style-name="gr8" draw:text-style-name="P1" draw:layer="layout" svg:width="0.059cm" svg:height="0.081cm" svg:x="15.703cm" svg:y="7.555cm" svg:viewBox="0 0 60 82" svg:d="M60 0c-39 22-60 52-60 82">
          <text:p/>
        </draw:path>
        <draw:path draw:style-name="gr8" draw:text-style-name="P1" draw:layer="layout" svg:width="0.059cm" svg:height="0.081cm" svg:x="20.957cm" svg:y="8.759cm" svg:viewBox="0 0 60 82" svg:d="M60 82c0-30-22-61-60-82">
          <text:p/>
        </draw:path>
        <draw:path draw:style-name="gr8" draw:text-style-name="P1" draw:layer="layout" svg:width="0.04cm" svg:height="0.075cm" svg:x="17.824cm" svg:y="8.622cm" svg:viewBox="0 0 41 76" svg:d="M41 0c-27 22-41 50-41 76">
          <text:p/>
        </draw:path>
        <draw:path draw:style-name="gr8" draw:text-style-name="P1" draw:layer="layout" svg:width="0.47cm" svg:height="0.136cm" svg:x="17.824cm" svg:y="8.697cm" svg:viewBox="0 0 471 137" svg:d="M0 0c0 76 105 137 236 137 130 0 235-61 235-137">
          <text:p/>
        </draw:path>
        <draw:path draw:style-name="gr8" draw:text-style-name="P1" draw:layer="layout" svg:width="0.04cm" svg:height="0.075cm" svg:x="18.254cm" svg:y="8.622cm" svg:viewBox="0 0 41 76" svg:d="M41 76c0-26-14-54-41-76">
          <text:p/>
        </draw:path>
        <draw:path draw:style-name="gr8" draw:text-style-name="P1" draw:layer="layout" svg:width="0.04cm" svg:height="0.075cm" svg:x="20.086cm" svg:y="9.112cm" svg:viewBox="0 0 41 76" svg:d="M41 0c-27 23-41 49-41 76">
          <text:p/>
        </draw:path>
        <draw:path draw:style-name="gr8" draw:text-style-name="P1" draw:layer="layout" svg:width="0.47cm" svg:height="0.136cm" svg:x="20.086cm" svg:y="9.187cm" svg:viewBox="0 0 471 137" svg:d="M0 0c0 76 105 137 235 137 131 0 236-61 236-137">
          <text:p/>
        </draw:path>
        <draw:path draw:style-name="gr8" draw:text-style-name="P1" draw:layer="layout" svg:width="0.04cm" svg:height="0.075cm" svg:x="20.516cm" svg:y="9.112cm" svg:viewBox="0 0 41 76" svg:d="M41 76c0-27-14-53-41-76">
          <text:p/>
        </draw:path>
        <draw:path draw:style-name="gr8" draw:text-style-name="P1" draw:layer="layout" svg:width="0.069cm" svg:height="0.002cm" svg:x="17.176cm" svg:y="7.281cm" svg:viewBox="0 0 70 3" svg:d="M0 0c23 4 47 4 70 0">
          <text:p/>
        </draw:path>
        <draw:line draw:style-name="gr8" draw:text-style-name="P1" draw:layer="layout" svg:x1="19.053cm" svg:y1="8.443cm" svg:x2="19.15cm" svg:y2="8.387cm">
          <text:p/>
        </draw:line>
        <draw:path draw:style-name="gr8" draw:text-style-name="P1" draw:layer="layout" svg:width="0.069cm" svg:height="0.002cm" svg:x="20.286cm" svg:y="9.076cm" svg:viewBox="0 0 70 3" svg:d="M0 0c24 4 47 4 70 0">
          <text:p/>
        </draw:path>
        <draw:line draw:style-name="gr8" draw:text-style-name="P1" draw:layer="layout" svg:x1="18.561cm" svg:y1="8.148cm" svg:x2="18.561cm" svg:y2="7.963cm">
          <text:p/>
        </draw:line>
        <draw:line draw:style-name="gr8" draw:text-style-name="P1" draw:layer="layout" svg:x1="18.225cm" svg:y1="8.63cm" svg:x2="18.225cm" svg:y2="8.611cm">
          <text:p/>
        </draw:line>
        <draw:line draw:style-name="gr8" draw:text-style-name="P1" draw:layer="layout" svg:x1="18.225cm" svg:y1="8.63cm" svg:x2="18.225cm" svg:y2="8.631cm">
          <text:p/>
        </draw:line>
        <draw:polyline draw:style-name="gr8" draw:text-style-name="P1" draw:layer="layout" svg:width="0cm" svg:height="0cm" svg:x="18.225cm" svg:y="8.631cm" svg:viewBox="0 0 0 0" draw:points="0,0">
          <text:p/>
        </draw:polyline>
        <draw:line draw:style-name="gr8" draw:text-style-name="P1" draw:layer="layout" svg:x1="18.883cm" svg:y1="8.148cm" svg:x2="18.883cm" svg:y2="8.383cm">
          <text:p/>
        </draw:line>
        <draw:line draw:style-name="gr8" draw:text-style-name="P1" draw:layer="layout" svg:x1="18.884cm" svg:y1="8.148cm" svg:x2="18.73cm" svg:y2="8.237cm">
          <text:p/>
        </draw:line>
        <draw:path draw:style-name="gr8" draw:text-style-name="P1" draw:layer="layout" svg:width="0.029cm" svg:height="0.041cm" svg:x="16.218cm" svg:y="6.377cm" svg:viewBox="0 0 30 42" svg:d="M0 42c0-16 12-30 30-42">
          <text:p/>
        </draw:path>
        <draw:line draw:style-name="gr8" draw:text-style-name="P1" draw:layer="layout" svg:x1="16.823cm" svg:y1="6.045cm" svg:x2="16.247cm" svg:y2="6.378cm">
          <text:p/>
        </draw:line>
        <draw:line draw:style-name="gr8" draw:text-style-name="P1" draw:layer="layout" svg:x1="19.262cm" svg:y1="7.454cm" svg:x2="16.822cm" svg:y2="6.045cm">
          <text:p/>
        </draw:line>
        <draw:line draw:style-name="gr8" draw:text-style-name="P1" draw:layer="layout" svg:x1="19.261cm" svg:y1="8.414cm" svg:x2="19.261cm" svg:y2="7.453cm">
          <text:p/>
        </draw:line>
        <draw:path draw:style-name="gr8" draw:text-style-name="P1" draw:layer="layout" svg:width="0.019cm" svg:height="0.012cm" svg:x="18.225cm" svg:y="8.618cm" svg:viewBox="0 0 20 13" svg:d="M0 13c7-4 13-8 20-13">
          <text:p/>
        </draw:path>
        <draw:path draw:style-name="gr8" draw:text-style-name="P1" draw:layer="layout" svg:width="0.351cm" svg:height="0.052cm" svg:x="17.874cm" svg:y="8.618cm" svg:viewBox="0 0 352 53" svg:d="M0 0c42 31 104 50 172 53 67 2 133-12 180-41">
          <text:p/>
        </draw:path>
        <draw:line draw:style-name="gr8" draw:text-style-name="P1" draw:layer="layout" svg:x1="16.822cm" svg:y1="6.045cm" svg:x2="16.822cm" svg:y2="6.943cm">
          <text:p/>
        </draw:line>
        <draw:line draw:style-name="gr8" draw:text-style-name="P1" draw:layer="layout" svg:x1="18.561cm" svg:y1="7.963cm" svg:x2="18.884cm" svg:y2="8.149cm">
          <text:p/>
        </draw:line>
        <draw:line draw:style-name="gr8" draw:text-style-name="P1" draw:layer="layout" svg:x1="18.884cm" svg:y1="7.889cm" svg:x2="18.561cm" svg:y2="7.703cm">
          <text:p/>
        </draw:line>
        <draw:line draw:style-name="gr8" draw:text-style-name="P1" draw:layer="layout" svg:x1="18.561cm" svg:y1="7.703cm" svg:x2="18.561cm" svg:y2="7.228cm">
          <text:p/>
        </draw:line>
        <draw:line draw:style-name="gr8" draw:text-style-name="P1" draw:layer="layout" svg:x1="18.561cm" svg:y1="7.228cm" svg:x2="18.884cm" svg:y2="7.415cm">
          <text:p/>
        </draw:line>
        <draw:line draw:style-name="gr8" draw:text-style-name="P1" draw:layer="layout" svg:x1="18.883cm" svg:y1="7.414cm" svg:x2="18.883cm" svg:y2="7.888cm">
          <text:p/>
        </draw:line>
        <draw:line draw:style-name="gr8" draw:text-style-name="P1" draw:layer="layout" svg:x1="16.247cm" svg:y1="6.377cm" svg:x2="16.247cm" svg:y2="7.275cm">
          <text:p/>
        </draw:line>
        <draw:line draw:style-name="gr8" draw:text-style-name="P1" draw:layer="layout" svg:x1="16.751cm" svg:y1="6.616cm" svg:x2="16.751cm" svg:y2="6.983cm">
          <text:p/>
        </draw:line>
        <draw:line draw:style-name="gr8" draw:text-style-name="P1" draw:layer="layout" svg:x1="16.582cm" svg:y1="6.714cm" svg:x2="16.582cm" svg:y2="7.081cm">
          <text:p/>
        </draw:line>
        <draw:line draw:style-name="gr8" draw:text-style-name="P1" draw:layer="layout" svg:x1="16.582cm" svg:y1="6.715cm" svg:x2="16.752cm" svg:y2="6.616cm">
          <text:p/>
        </draw:line>
        <draw:path draw:style-name="gr8" draw:text-style-name="P1" draw:layer="layout" svg:width="0.012cm" svg:height="0cm" svg:x="18.073cm" svg:y="8.586cm" svg:viewBox="0 0 13 0" svg:d="M0 0c4 0 9 0 13 0">
          <text:p/>
        </draw:path>
        <draw:line draw:style-name="gr8" draw:text-style-name="P1" draw:layer="layout" svg:x1="16.752cm" svg:y1="6.813cm" svg:x2="16.582cm" svg:y2="6.714cm">
          <text:p/>
        </draw:line>
        <draw:line draw:style-name="gr8" draw:text-style-name="P1" draw:layer="layout" svg:x1="18.884cm" svg:y1="7.414cm" svg:x2="18.578cm" svg:y2="7.591cm">
          <text:p/>
        </draw:line>
        <draw:line draw:style-name="gr8" draw:text-style-name="P1" draw:layer="layout" svg:x1="18.561cm" svg:y1="7.58cm" svg:x2="18.579cm" svg:y2="7.591cm">
          <text:p/>
        </draw:line>
        <draw:line draw:style-name="gr8" draw:text-style-name="P1" draw:layer="layout" svg:x1="18.697cm" svg:y1="7.758cm" svg:x2="18.689cm" svg:y2="7.777cm">
          <text:p/>
        </draw:line>
        <draw:line draw:style-name="gr8" draw:text-style-name="P1" draw:layer="layout" svg:x1="18.578cm" svg:y1="7.59cm" svg:x2="18.697cm" svg:y2="7.759cm">
          <text:p/>
        </draw:line>
        <draw:line draw:style-name="gr8" draw:text-style-name="P1" draw:layer="layout" svg:x1="18.662cm" svg:y1="7.762cm" svg:x2="18.688cm" svg:y2="7.746cm">
          <text:p/>
        </draw:line>
        <draw:line draw:style-name="gr8" draw:text-style-name="P1" draw:layer="layout" svg:x1="18.024cm" svg:y1="7.113cm" svg:x2="18.024cm" svg:y2="7.439cm">
          <text:p/>
        </draw:line>
        <draw:line draw:style-name="gr8" draw:text-style-name="P1" draw:layer="layout" svg:x1="15.703cm" svg:y1="7.636cm" svg:x2="15.703cm" svg:y2="7.963cm">
          <text:p/>
        </draw:line>
        <draw:line draw:style-name="gr8" draw:text-style-name="P1" draw:layer="layout" svg:x1="21.016cm" svg:y1="8.84cm" svg:x2="21.016cm" svg:y2="9.167cm">
          <text:p/>
        </draw:line>
        <draw:line draw:style-name="gr8" draw:text-style-name="P1" draw:layer="layout" svg:x1="16.218cm" svg:y1="6.418cm" svg:x2="16.218cm" svg:y2="7.291cm">
          <text:p/>
        </draw:line>
        <draw:path draw:style-name="gr6" draw:text-style-name="P3" draw:layer="layout" svg:width="2.656cm" svg:height="1.915cm" svg:x="2.218cm" svg:y="16.647cm" svg:viewBox="0 0 2657 1916" svg:d="M2628 755c19 11 29 26 29 41v163c0 15-10 30-29 41v-163c19-11 29-26 29-41v163c0 15-10 30-29 41l-1556 899c-39 22-102 22-141 0l-354-204-124 71c-39 23-102 23-141 0l-283-163c-18-11-29-26-29-41v-164c0-15 11-30 29-41l218-126c24-13 57-19 89-16 182 19 369 9 541-30v-481l1221-704 287 166c9 6 15 13 15 21v436 102l51 30c19 11 29 26 29 41s-10 30-29 41v102l177-102c19-11 29-26 29-41s-10-30-29-41l-228-132z">
          <text:p/>
        </draw:path>
        <draw:polygon draw:style-name="gr7" draw:text-style-name="P1" draw:layer="layout" svg:width="0cm" svg:height="0cm" svg:x="3.692cm" svg:y="17.601cm" svg:viewBox="0 0 0 0" draw:points="0,0">
          <text:p/>
        </draw:polygon>
        <draw:path draw:style-name="gr6" draw:text-style-name="P3" draw:layer="layout" svg:width="1.555cm" svg:height="1.286cm" svg:x="3.29cm" svg:y="17.259cm" svg:viewBox="0 0 1556 1287" svg:d="M0 1124v163l1556-898v-163l-177 102c19-11 29-26 29-41v-102c0-15-10-30-29-41l-51-30v12c0 14-17 26-40 29l-236 27c-16 2-33-1-45-8l-20-11-4-158-4 282c0 20-15 40-40 54-26 14-61 22-96 21v149c0 16-11 30-29 41v-552l-584 338v653z">
          <text:p/>
        </draw:path>
        <draw:polygon draw:style-name="gr7" draw:text-style-name="P1" draw:layer="layout" svg:width="0cm" svg:height="0cm" svg:x="3.692cm" svg:y="17.601cm" svg:viewBox="0 0 0 0" draw:points="0,0">
          <text:p/>
        </draw:polygon>
        <draw:path draw:style-name="gr6" draw:text-style-name="P3" draw:layer="layout" svg:width="1.302cm" svg:height="1.048cm" svg:x="2.218cm" svg:y="17.351cm" svg:viewBox="0 0 1303 1049" svg:d="M1073 1032l230-134-212-123c17 11 34 12 47 5s20-23 20-43c0-16-5-35-13-52-4-10-9-19-15-28-27-37-64-55-87-41-20 11-26 41-16 76 12 35 36 68 64 83l-214-122v-172 172l214 122c17 11 34 12 47 5s20-23 20-43c0-16-5-35-13-52-6-9-11-18-15-28-27-37-64-55-87-41-20 11-26 41-16 76 12 35 36 68 64 83l212 123v-653l-426-245v481c-172 39-359 49-541 30-32-3-65 3-89 16l-218 126c-18 11-29 26-29 41s11 30 29 41l283 163c39 22 102 22 141 0l124-72 354 206c39 22 102 22 142 0z">
          <text:p/>
        </draw:path>
        <draw:polygon draw:style-name="gr7" draw:text-style-name="P1" draw:layer="layout" svg:width="0cm" svg:height="0cm" svg:x="3.692cm" svg:y="17.601cm" svg:viewBox="0 0 0 0" draw:points="0,0">
          <text:p/>
        </draw:polygon>
        <draw:path draw:style-name="gr6" draw:text-style-name="P3" draw:layer="layout" svg:width="1.522cm" svg:height="0.949cm" svg:x="3.095cm" svg:y="16.647cm" svg:viewBox="0 0 1523 950" svg:d="M867 449l85-49c37 22 93 28 142 16 48-11 80-39 80-69 0-20-14-39-38-53l85-49 262-30c23-3 40-15 40-28 0-8-6-15-15-21l-287-166-1221 704 425 246 584-338c18-10 29-25 29-40 0-16-11-30-29-41l-57-33z">
          <text:p/>
        </draw:path>
        <draw:polygon draw:style-name="gr7" draw:text-style-name="P1" draw:layer="layout" svg:width="0cm" svg:height="0cm" svg:x="3.692cm" svg:y="17.601cm" svg:viewBox="0 0 0 0" draw:points="0,0">
          <text:p/>
        </draw:polygon>
        <draw:path draw:style-name="gr6" draw:text-style-name="P3" draw:layer="layout" svg:width="0.345cm" svg:height="0.607cm" svg:x="4.272cm" svg:y="16.834cm" svg:viewBox="0 0 346 608" svg:d="M4 346l-4 84 4-84 40-23 26-3-26 3v-265l262-30c23-3 40-15 40-28v436 103 12c0 14-17 26-40 29l-236 27c-16 2-33-1-46-8l-20-11-4-158z">
          <text:p/>
        </draw:path>
        <draw:polygon draw:style-name="gr7" draw:text-style-name="P1" draw:layer="layout" svg:width="0cm" svg:height="0cm" svg:x="3.692cm" svg:y="17.601cm" svg:viewBox="0 0 0 0" draw:points="0,0">
          <text:p/>
        </draw:polygon>
        <draw:path draw:style-name="gr6" draw:text-style-name="P3" draw:layer="layout" svg:width="0.222cm" svg:height="0.626cm" svg:x="4.046cm" svg:y="16.994cm" svg:viewBox="0 0 223 627" svg:d="M87 226v401c35 1 70-7 96-21 25-14 40-34 40-54v-279-83-190c0 30-32 58-80 69-49 12-106 6-143-16v98l58 33c18 12 29 26 29 42z">
          <text:p/>
        </draw:path>
        <draw:polygon draw:style-name="gr7" draw:text-style-name="P1" draw:layer="layout" svg:width="0cm" svg:height="0cm" svg:x="3.692cm" svg:y="17.601cm" svg:viewBox="0 0 0 0" draw:points="0,0">
          <text:p/>
        </draw:polygon>
        <draw:path draw:style-name="gr6" draw:text-style-name="P3" draw:layer="layout" svg:width="0.495cm" svg:height="0.385cm" svg:x="2.795cm" svg:y="18.177cm" svg:viewBox="0 0 496 386" svg:d="M496 206v163c-39 22-103 22-142 0l-354-204v-165l354 206c39 22 103 22 142 0z">
          <text:p/>
        </draw:path>
        <draw:polygon draw:style-name="gr7" draw:text-style-name="P1" draw:layer="layout" svg:width="0cm" svg:height="0cm" svg:x="3.692cm" svg:y="17.601cm" svg:viewBox="0 0 0 0" draw:points="0,0">
          <text:p/>
        </draw:polygon>
        <draw:polygon draw:style-name="gr6" draw:text-style-name="P3" draw:layer="layout" svg:width="0.283cm" svg:height="0.326cm" svg:x="2.247cm" svg:y="18.086cm" svg:viewBox="0 0 284 327" draw:points="284,327 284,164 0,0 0,164">
          <text:p/>
        </draw:polygon>
        <draw:polygon draw:style-name="gr7" draw:text-style-name="P1" draw:layer="layout" svg:width="0cm" svg:height="0cm" svg:x="3.692cm" svg:y="17.601cm" svg:viewBox="0 0 0 0" draw:points="0,0">
          <text:p/>
        </draw:polygon>
        <draw:path draw:style-name="gr6" draw:text-style-name="P3" draw:layer="layout" svg:width="0.235cm" svg:height="0.136cm" svg:x="2.448cm" svg:y="18.028cm" svg:viewBox="0 0 236 137" svg:d="M201 20c22 13 35 30 35 48 0 26-26 50-67 61-11 4-22 6-33 7-12 1-23 1-35 0-11-1-23-3-33-7-41-11-68-35-68-61 0-28 30-52 73-63 44-10 95-4 128 15z">
          <text:p/>
        </draw:path>
        <draw:polygon draw:style-name="gr7" draw:text-style-name="P1" draw:layer="layout" svg:width="0cm" svg:height="0cm" svg:x="3.692cm" svg:y="17.601cm" svg:viewBox="0 0 0 0" draw:points="0,0">
          <text:p/>
        </draw:polygon>
        <draw:path draw:style-name="gr6" draw:text-style-name="P3" draw:layer="layout" svg:width="0.235cm" svg:height="0.129cm" svg:x="2.448cm" svg:y="18.028cm" svg:viewBox="0 0 236 130" svg:d="M68 130c-41-11-68-35-68-62 0-28 30-52 73-63 44-10 95-4 128 15 22 13 35 30 35 48 0 27-26 51-67 62-32-9-69-9-101 0z">
          <text:p/>
        </draw:path>
        <draw:polygon draw:style-name="gr7" draw:text-style-name="P1" draw:layer="layout" svg:width="0cm" svg:height="0cm" svg:x="3.692cm" svg:y="17.601cm" svg:viewBox="0 0 0 0" draw:points="0,0">
          <text:p/>
        </draw:polygon>
        <draw:path draw:style-name="gr6" draw:text-style-name="P3" draw:layer="layout" svg:width="0.141cm" svg:height="0.18cm" svg:x="2.53cm" svg:y="18.249cm" svg:viewBox="0 0 142 181" svg:d="M142 164v-164c-39 23-103 23-142 0v164c39 23 103 23 142 0z">
          <text:p/>
        </draw:path>
        <draw:polygon draw:style-name="gr7" draw:text-style-name="P1" draw:layer="layout" svg:width="0cm" svg:height="0cm" svg:x="3.692cm" svg:y="17.601cm" svg:viewBox="0 0 0 0" draw:points="0,0">
          <text:p/>
        </draw:polygon>
        <draw:polygon draw:style-name="gr6" draw:text-style-name="P3" draw:layer="layout" svg:width="0.124cm" svg:height="0.235cm" svg:x="2.671cm" svg:y="18.177cm" svg:viewBox="0 0 125 236" draw:points="125,0 125,164 0,236 0,72">
          <text:p/>
        </draw:polygon>
        <draw:polygon draw:style-name="gr7" draw:text-style-name="P1" draw:layer="layout" svg:width="0cm" svg:height="0cm" svg:x="3.692cm" svg:y="17.601cm" svg:viewBox="0 0 0 0" draw:points="0,0">
          <text:p/>
        </draw:polygon>
        <draw:path draw:style-name="gr6" draw:text-style-name="P3" draw:layer="layout" svg:width="0.594cm" svg:height="0.591cm" svg:x="4.103cm" svg:y="17.219cm" svg:viewBox="0 0 595 592" svg:d="M595 327v-102c0 15-10 30-29 41l-566 326c18-11 29-25 29-41v-149-402c0 15-11 30-29 40v552l566-326v102c19-11 29-26 29-41z">
          <text:p/>
        </draw:path>
        <draw:polygon draw:style-name="gr7" draw:text-style-name="P1" draw:layer="layout" svg:width="0cm" svg:height="0cm" svg:x="3.692cm" svg:y="17.601cm" svg:viewBox="0 0 0 0" draw:points="0,0">
          <text:p/>
        </draw:polygon>
        <draw:path draw:style-name="gr6" draw:text-style-name="P3" draw:layer="layout" svg:width="0.135cm" svg:height="0.174cm" svg:x="3.24cm" svg:y="17.595cm" svg:viewBox="0 0 136 175" svg:d="M136 125c0-16-5-34-13-52-4-9-9-18-15-27-27-37-65-55-88-42-27 16-27 65 0 110 27 47 70 71 96 56 13-7 20-23 20-45z">
          <text:p/>
        </draw:path>
        <draw:polygon draw:style-name="gr7" draw:text-style-name="P1" draw:layer="layout" svg:width="0cm" svg:height="0cm" svg:x="3.692cm" svg:y="17.601cm" svg:viewBox="0 0 0 0" draw:points="0,0">
          <text:p/>
        </draw:polygon>
        <draw:path draw:style-name="gr6" draw:text-style-name="P3" draw:layer="layout" svg:width="0.135cm" svg:height="0.174cm" svg:x="3.24cm" svg:y="17.595cm" svg:viewBox="0 0 136 175" svg:d="M108 46c-27-37-65-55-88-42-27 16-27 65 0 110 27 47 70 71 96 56 13-7 20-23 20-45 0-16-5-34-13-52-6-8-11-17-15-27z">
          <text:p/>
        </draw:path>
        <draw:polygon draw:style-name="gr7" draw:text-style-name="P1" draw:layer="layout" svg:width="0cm" svg:height="0cm" svg:x="3.692cm" svg:y="17.601cm" svg:viewBox="0 0 0 0" draw:points="0,0">
          <text:p/>
        </draw:polygon>
        <draw:path draw:style-name="gr6" draw:text-style-name="P3" draw:layer="layout" svg:width="0.085cm" svg:height="0.291cm" svg:x="4.23cm" svg:y="16.892cm" svg:viewBox="0 0 86 292" svg:d="M42 292l-3-189c0-20-14-40-39-54l86-49v266z">
          <text:p/>
        </draw:path>
        <draw:polygon draw:style-name="gr7" draw:text-style-name="P1" draw:layer="layout" svg:width="0cm" svg:height="0cm" svg:x="3.692cm" svg:y="17.601cm" svg:viewBox="0 0 0 0" draw:points="0,0">
          <text:p/>
        </draw:polygon>
        <draw:path draw:style-name="gr6" draw:text-style-name="P3" draw:layer="layout" svg:width="0.029cm" svg:height="0.204cm" svg:x="2.218cm" svg:y="18.045cm" svg:viewBox="0 0 30 205" svg:d="M30 205v-163c-18-11-30-26-30-42v164c0 15 12 30 30 41z">
          <text:p/>
        </draw:path>
        <draw:polygon draw:style-name="gr7" draw:text-style-name="P1" draw:layer="layout" svg:width="0cm" svg:height="0cm" svg:x="3.692cm" svg:y="17.601cm" svg:viewBox="0 0 0 0" draw:points="0,0">
          <text:p/>
        </draw:polygon>
        <draw:polygon draw:style-name="gr6" draw:text-style-name="P3" draw:layer="layout" svg:width="0.085cm" svg:height="0.098cm" svg:x="3.961cm" svg:y="17.047cm" svg:viewBox="0 0 86 99" draw:points="0,49 86,99 86,0">
          <text:p/>
        </draw:polygon>
        <draw:polygon draw:style-name="gr7" draw:text-style-name="P1" draw:layer="layout" svg:width="0cm" svg:height="0cm" svg:x="3.692cm" svg:y="17.601cm" svg:viewBox="0 0 0 0" draw:points="0,0">
          <text:p/>
        </draw:polygon>
        <draw:path draw:style-name="gr6" draw:text-style-name="P3" draw:layer="layout" svg:width="0.101cm" svg:height="0.014cm" svg:x="2.515cm" svg:y="18.15cm" svg:viewBox="0 0 102 15" svg:d="M33 15c-11-1-23-4-33-7 32-11 70-11 102 0-11 3-22 6-33 7-13-1-24-1-36 0z">
          <text:p/>
        </draw:path>
        <draw:polygon draw:style-name="gr7" draw:text-style-name="P1" draw:layer="layout" svg:width="0cm" svg:height="0cm" svg:x="3.692cm" svg:y="17.601cm" svg:viewBox="0 0 0 0" draw:points="0,0">
          <text:p/>
        </draw:polygon>
        <draw:polygon draw:style-name="gr6" draw:text-style-name="P3" draw:layer="layout" svg:width="0.005cm" svg:height="0.084cm" svg:x="4.271cm" svg:y="17.18cm" svg:viewBox="0 0 6 85" draw:points="0,3 6,0 1,85">
          <text:p/>
        </draw:polygon>
        <draw:polygon draw:style-name="gr7" draw:text-style-name="P1" draw:layer="layout" svg:width="0cm" svg:height="0cm" svg:x="3.692cm" svg:y="17.601cm" svg:viewBox="0 0 0 0" draw:points="0,0">
          <text:p/>
        </draw:polygon>
        <draw:path draw:style-name="gr6" draw:text-style-name="P3" draw:layer="layout" svg:width="0.015cm" svg:height="0.027cm" svg:x="3.347cm" svg:y="17.641cm" svg:viewBox="0 0 16 28" svg:d="M0 0c4 11 10 20 16 28-4-9-9-18-16-28z">
          <text:p/>
        </draw:path>
        <draw:polygon draw:style-name="gr7" draw:text-style-name="P1" draw:layer="layout" svg:width="0cm" svg:height="0cm" svg:x="3.692cm" svg:y="17.601cm" svg:viewBox="0 0 0 0" draw:points="0,0">
          <text:p/>
        </draw:polygon>
        <draw:path draw:style-name="gr6" draw:text-style-name="P3" draw:layer="layout" svg:width="0.015cm" svg:height="0.028cm" svg:x="3.347cm" svg:y="18.008cm" svg:viewBox="0 0 16 29" svg:d="M0 0c4 10 10 20 16 29-4-10-9-20-16-29z">
          <text:p/>
        </draw:path>
        <draw:polygon draw:style-name="gr7" draw:text-style-name="P1" draw:layer="layout" svg:width="0cm" svg:height="0cm" svg:x="3.692cm" svg:y="17.601cm" svg:viewBox="0 0 0 0" draw:points="0,0">
          <text:p/>
        </draw:polygon>
        <draw:path draw:style-name="gr6" draw:text-style-name="P3" draw:layer="layout" svg:width="0.035cm" svg:height="0.002cm" svg:x="2.548cm" svg:y="18.162cm" svg:viewBox="0 0 36 3" svg:d="M0 2c12-3 24-3 36 0-12 2-24 2-36 0z">
          <text:p/>
        </draw:path>
        <draw:polygon draw:style-name="gr7" draw:text-style-name="P1" draw:layer="layout" svg:width="0cm" svg:height="0cm" svg:x="3.692cm" svg:y="17.601cm" svg:viewBox="0 0 0 0" draw:points="0,0">
          <text:p/>
        </draw:polygon>
        <draw:path draw:style-name="gr8" draw:text-style-name="P1" draw:layer="layout" svg:width="0.029cm" svg:height="0.041cm" svg:x="4.845cm" svg:y="17.606cm" svg:viewBox="0 0 30 42" svg:d="M30 0c0 16-10 31-30 42">
          <text:p/>
        </draw:path>
        <draw:line draw:style-name="gr8" draw:text-style-name="P1" draw:layer="layout" svg:x1="3.29cm" svg:y1="18.546cm" svg:x2="4.846cm" svg:y2="17.647cm">
          <text:p/>
        </draw:line>
        <draw:path draw:style-name="gr8" draw:text-style-name="P1" draw:layer="layout" svg:width="0.141cm" svg:height="0.016cm" svg:x="3.149cm" svg:y="18.545cm" svg:viewBox="0 0 142 17" svg:d="M142 0c-39 23-102 23-142 0">
          <text:p/>
        </draw:path>
        <draw:line draw:style-name="gr8" draw:text-style-name="P1" draw:layer="layout" svg:x1="2.795cm" svg:y1="18.341cm" svg:x2="3.15cm" svg:y2="18.546cm">
          <text:p/>
        </draw:line>
        <draw:line draw:style-name="gr8" draw:text-style-name="P1" draw:layer="layout" svg:x1="2.796cm" svg:y1="18.341cm" svg:x2="2.671cm" svg:y2="18.413cm">
          <text:p/>
        </draw:line>
        <draw:path draw:style-name="gr8" draw:text-style-name="P1" draw:layer="layout" svg:width="0.141cm" svg:height="0.017cm" svg:x="2.53cm" svg:y="18.412cm" svg:viewBox="0 0 142 18" svg:d="M142 0c-39 24-103 24-142 0">
          <text:p/>
        </draw:path>
        <draw:line draw:style-name="gr8" draw:text-style-name="P1" draw:layer="layout" svg:x1="2.531cm" svg:y1="18.413cm" svg:x2="2.247cm" svg:y2="18.249cm">
          <text:p/>
        </draw:line>
        <draw:path draw:style-name="gr8" draw:text-style-name="P1" draw:layer="layout" svg:width="0.029cm" svg:height="0.041cm" svg:x="2.218cm" svg:y="18.208cm" svg:viewBox="0 0 30 42" svg:d="M30 42c-18-11-30-26-30-42">
          <text:p/>
        </draw:path>
        <draw:path draw:style-name="gr8" draw:text-style-name="P1" draw:layer="layout" svg:width="0.034cm" svg:height="0cm" svg:x="2.548cm" svg:y="18.162cm" svg:viewBox="0 0 35 1" svg:d="M0 1c12-1 23-1 35 0">
          <text:p/>
        </draw:path>
        <draw:line draw:style-name="gr8" draw:text-style-name="P1" draw:layer="layout" svg:x1="2.247cm" svg:y1="18.005cm" svg:x2="2.466cm" svg:y2="17.878cm">
          <text:p/>
        </draw:line>
        <draw:path draw:style-name="gr8" draw:text-style-name="P1" draw:layer="layout" svg:width="0.089cm" svg:height="0.017cm" svg:x="2.465cm" svg:y="17.861cm" svg:viewBox="0 0 90 18" svg:d="M0 18c24-13 58-20 90-17">
          <text:p/>
        </draw:path>
        <draw:path draw:style-name="gr8" draw:text-style-name="P1" draw:layer="layout" svg:width="0.541cm" svg:height="0.039cm" svg:x="2.554cm" svg:y="17.832cm" svg:viewBox="0 0 542 40" svg:d="M542 0c-173 40-360 50-542 31">
          <text:p/>
        </draw:path>
        <draw:line draw:style-name="gr8" draw:text-style-name="P1" draw:layer="layout" svg:x1="4.846cm" svg:y1="17.403cm" svg:x2="4.617cm" svg:y2="17.27cm">
          <text:p/>
        </draw:line>
        <draw:line draw:style-name="gr8" draw:text-style-name="P1" draw:layer="layout" svg:x1="4.845cm" svg:y1="17.647cm" svg:x2="4.845cm" svg:y2="17.484cm">
          <text:p/>
        </draw:line>
        <draw:path draw:style-name="gr8" draw:text-style-name="P1" draw:layer="layout" svg:width="0.029cm" svg:height="0.041cm" svg:x="4.845cm" svg:y="17.402cm" svg:viewBox="0 0 30 42" svg:d="M0 0c20 11 30 27 30 42">
          <text:p/>
        </draw:path>
        <draw:path draw:style-name="gr8" draw:text-style-name="P1" draw:layer="layout" svg:width="0.029cm" svg:height="0.041cm" svg:x="4.845cm" svg:y="17.443cm" svg:viewBox="0 0 30 42" svg:d="M30 0c0 15-10 31-30 42">
          <text:p/>
        </draw:path>
        <draw:line draw:style-name="gr8" draw:text-style-name="P1" draw:layer="layout" svg:x1="3.29cm" svg:y1="18.383cm" svg:x2="3.521cm" svg:y2="18.249cm">
          <text:p/>
        </draw:line>
        <draw:line draw:style-name="gr8" draw:text-style-name="P1" draw:layer="layout" svg:x1="3.29cm" svg:y1="18.382cm" svg:x2="3.29cm" svg:y2="18.545cm">
          <text:p/>
        </draw:line>
        <draw:line draw:style-name="gr8" draw:text-style-name="P1" draw:layer="layout" svg:x1="4.668cm" svg:y1="17.587cm" svg:x2="4.846cm" svg:y2="17.484cm">
          <text:p/>
        </draw:line>
        <draw:line draw:style-name="gr8" draw:text-style-name="P1" draw:layer="layout" svg:x1="4.668cm" svg:y1="17.586cm" svg:x2="4.668cm" svg:y2="17.484cm">
          <text:p/>
        </draw:line>
        <draw:line draw:style-name="gr8" draw:text-style-name="P1" draw:layer="layout" svg:x1="4.103cm" svg:y1="17.811cm" svg:x2="4.669cm" svg:y2="17.484cm">
          <text:p/>
        </draw:line>
        <draw:line draw:style-name="gr8" draw:text-style-name="P1" draw:layer="layout" svg:x1="4.103cm" svg:y1="17.259cm" svg:x2="4.103cm" svg:y2="17.81cm">
          <text:p/>
        </draw:line>
        <draw:line draw:style-name="gr8" draw:text-style-name="P1" draw:layer="layout" svg:x1="4.104cm" svg:y1="17.259cm" svg:x2="3.52cm" svg:y2="17.597cm">
          <text:p/>
        </draw:line>
        <draw:line draw:style-name="gr8" draw:text-style-name="P1" draw:layer="layout" svg:x1="3.52cm" svg:y1="18.249cm" svg:x2="3.52cm" svg:y2="17.596cm">
          <text:p/>
        </draw:line>
        <draw:path draw:style-name="gr8" draw:text-style-name="P1" draw:layer="layout" svg:width="0.141cm" svg:height="0.016cm" svg:x="3.149cm" svg:y="18.382cm" svg:viewBox="0 0 142 17" svg:d="M142 0c-39 23-102 23-142 0">
          <text:p/>
        </draw:path>
        <draw:line draw:style-name="gr8" draw:text-style-name="P1" draw:layer="layout" svg:x1="2.795cm" svg:y1="18.177cm" svg:x2="3.15cm" svg:y2="18.383cm">
          <text:p/>
        </draw:line>
        <draw:line draw:style-name="gr8" draw:text-style-name="P1" draw:layer="layout" svg:x1="2.795cm" svg:y1="18.177cm" svg:x2="2.795cm" svg:y2="18.341cm">
          <text:p/>
        </draw:line>
        <draw:line draw:style-name="gr8" draw:text-style-name="P1" draw:layer="layout" svg:x1="2.796cm" svg:y1="18.177cm" svg:x2="2.671cm" svg:y2="18.25cm">
          <text:p/>
        </draw:line>
        <draw:line draw:style-name="gr8" draw:text-style-name="P1" draw:layer="layout" svg:x1="2.671cm" svg:y1="18.412cm" svg:x2="2.671cm" svg:y2="18.249cm">
          <text:p/>
        </draw:line>
        <draw:line draw:style-name="gr8" draw:text-style-name="P1" draw:layer="layout" svg:x1="2.53cm" svg:y1="18.412cm" svg:x2="2.53cm" svg:y2="18.249cm">
          <text:p/>
        </draw:line>
        <draw:path draw:style-name="gr8" draw:text-style-name="P1" draw:layer="layout" svg:width="0.141cm" svg:height="0.016cm" svg:x="2.53cm" svg:y="18.249cm" svg:viewBox="0 0 142 17" svg:d="M142 0c-39 23-103 23-142 0">
          <text:p/>
        </draw:path>
        <draw:line draw:style-name="gr8" draw:text-style-name="P1" draw:layer="layout" svg:x1="2.531cm" svg:y1="18.25cm" svg:x2="2.247cm" svg:y2="18.086cm">
          <text:p/>
        </draw:line>
        <draw:line draw:style-name="gr8" draw:text-style-name="P1" draw:layer="layout" svg:x1="2.247cm" svg:y1="18.249cm" svg:x2="2.247cm" svg:y2="18.086cm">
          <text:p/>
        </draw:line>
        <draw:path draw:style-name="gr8" draw:text-style-name="P1" draw:layer="layout" svg:width="0.029cm" svg:height="0.041cm" svg:x="2.218cm" svg:y="18.045cm" svg:viewBox="0 0 30 42" svg:d="M30 42c-18-11-30-26-30-42">
          <text:p/>
        </draw:path>
        <draw:path draw:style-name="gr8" draw:text-style-name="P1" draw:layer="layout" svg:width="0.029cm" svg:height="0.041cm" svg:x="2.218cm" svg:y="18.004cm" svg:viewBox="0 0 30 42" svg:d="M0 42c0-15 12-31 30-42">
          <text:p/>
        </draw:path>
        <draw:path draw:style-name="gr8" draw:text-style-name="P1" draw:layer="layout" svg:width="0.101cm" svg:height="0.007cm" svg:x="2.515cm" svg:y="18.15cm" svg:viewBox="0 0 102 8" svg:d="M0 8c32-11 70-11 102 0">
          <text:p/>
        </draw:path>
        <draw:line draw:style-name="gr8" draw:text-style-name="P1" draw:layer="layout" svg:x1="3.521cm" svg:y1="18.25cm" svg:x2="3.308cm" svg:y2="18.126cm">
          <text:p/>
        </draw:line>
        <draw:line draw:style-name="gr8" draw:text-style-name="P1" draw:layer="layout" svg:x1="3.309cm" svg:y1="18.127cm" svg:x2="3.095cm" svg:y2="18.004cm">
          <text:p/>
        </draw:line>
        <draw:path draw:style-name="gr8" draw:text-style-name="P1" draw:layer="layout" svg:width="0.035cm" svg:height="0.048cm" svg:x="2.648cm" svg:y="18.048cm" svg:viewBox="0 0 36 49" svg:d="M0 0c23 13 36 31 36 49">
          <text:p/>
        </draw:path>
        <draw:path draw:style-name="gr8" draw:text-style-name="P1" draw:layer="layout" svg:width="0.235cm" svg:height="0.068cm" svg:x="2.448cm" svg:y="18.096cm" svg:viewBox="0 0 236 69" svg:d="M236 0c0 38-53 69-118 69-64 0-118-31-118-69">
          <text:p/>
        </draw:path>
        <draw:path draw:style-name="gr8" draw:text-style-name="P1" draw:layer="layout" svg:width="0.2cm" svg:height="0.068cm" svg:x="2.448cm" svg:y="18.028cm" svg:viewBox="0 0 201 69" svg:d="M0 69c0-28 29-53 73-64 44-10 95-4 128 15">
          <text:p/>
        </draw:path>
        <draw:path draw:style-name="gr8" draw:text-style-name="P1" draw:layer="layout" svg:width="0.029cm" svg:height="0.041cm" svg:x="4.668cm" svg:y="17.545cm" svg:viewBox="0 0 30 42" svg:d="M30 0c0 15-10 30-30 42">
          <text:p/>
        </draw:path>
        <draw:path draw:style-name="gr8" draw:text-style-name="P1" draw:layer="layout" svg:width="0.029cm" svg:height="0.041cm" svg:x="4.668cm" svg:y="17.402cm" svg:viewBox="0 0 30 42" svg:d="M0 0c20 11 30 27 30 42">
          <text:p/>
        </draw:path>
        <draw:path draw:style-name="gr8" draw:text-style-name="P1" draw:layer="layout" svg:width="0.029cm" svg:height="0.041cm" svg:x="4.668cm" svg:y="17.443cm" svg:viewBox="0 0 30 42" svg:d="M30 0c0 15-10 31-30 42">
          <text:p/>
        </draw:path>
        <draw:line draw:style-name="gr8" draw:text-style-name="P1" draw:layer="layout" svg:x1="4.669cm" svg:y1="17.403cm" svg:x2="4.617cm" svg:y2="17.372cm">
          <text:p/>
        </draw:line>
        <draw:path draw:style-name="gr8" draw:text-style-name="P1" draw:layer="layout" svg:width="0.029cm" svg:height="0.041cm" svg:x="4.103cm" svg:y="17.769cm" svg:viewBox="0 0 30 42" svg:d="M0 42c19-11 30-25 30-42">
          <text:p/>
        </draw:path>
        <draw:path draw:style-name="gr8" draw:text-style-name="P1" draw:layer="layout" svg:width="0.04cm" svg:height="0.029cm" svg:x="4.577cm" svg:y="17.384cm" svg:viewBox="0 0 41 30" svg:d="M0 30c24-3 41-16 41-30">
          <text:p/>
        </draw:path>
        <draw:line draw:style-name="gr8" draw:text-style-name="P1" draw:layer="layout" svg:x1="4.341cm" svg:y1="17.441cm" svg:x2="4.578cm" svg:y2="17.413cm">
          <text:p/>
        </draw:line>
        <draw:path draw:style-name="gr8" draw:text-style-name="P1" draw:layer="layout" svg:width="0.045cm" svg:height="0.009cm" svg:x="4.296cm" svg:y="17.432cm" svg:viewBox="0 0 46 10" svg:d="M0 0c13 8 30 11 46 9">
          <text:p/>
        </draw:path>
        <draw:line draw:style-name="gr8" draw:text-style-name="P1" draw:layer="layout" svg:x1="4.277cm" svg:y1="17.261cm" svg:x2="4.268cm" svg:y2="17.268cm">
          <text:p/>
        </draw:line>
        <draw:line draw:style-name="gr8" draw:text-style-name="P1" draw:layer="layout" svg:x1="4.276cm" svg:y1="17.421cm" svg:x2="4.297cm" svg:y2="17.433cm">
          <text:p/>
        </draw:line>
        <draw:path draw:style-name="gr8" draw:text-style-name="P1" draw:layer="layout" svg:width="0.136cm" svg:height="0.075cm" svg:x="4.132cm" svg:y="17.545cm" svg:viewBox="0 0 137 76" svg:d="M0 76c36 1 71-7 97-21 25-14 40-35 40-55">
          <text:p/>
        </draw:path>
        <draw:path draw:style-name="gr8" draw:text-style-name="P1" draw:layer="layout" svg:width="0.029cm" svg:height="0.04cm" svg:x="4.103cm" svg:y="17.219cm" svg:viewBox="0 0 30 41" svg:d="M0 41c19-10 30-25 30-41">
          <text:p/>
        </draw:path>
        <draw:path draw:style-name="gr8" draw:text-style-name="P1" draw:layer="layout" svg:width="0.029cm" svg:height="0.041cm" svg:x="4.103cm" svg:y="17.178cm" svg:viewBox="0 0 30 42" svg:d="M30 42c0-16-11-30-30-42">
          <text:p/>
        </draw:path>
        <draw:line draw:style-name="gr8" draw:text-style-name="P1" draw:layer="layout" svg:x1="3.961cm" svg:y1="17.096cm" svg:x2="4.104cm" svg:y2="17.179cm">
          <text:p/>
        </draw:line>
        <draw:line draw:style-name="gr8" draw:text-style-name="P1" draw:layer="layout" svg:x1="3.961cm" svg:y1="17.097cm" svg:x2="4.047cm" svg:y2="17.047cm">
          <text:p/>
        </draw:line>
        <draw:path draw:style-name="gr8" draw:text-style-name="P1" draw:layer="layout" svg:width="0.222cm" svg:height="0.075cm" svg:x="4.046cm" svg:y="16.994cm" svg:viewBox="0 0 223 76" svg:d="M0 53c37 23 94 29 143 17 48-12 80-40 80-70">
          <text:p/>
        </draw:path>
        <draw:path draw:style-name="gr8" draw:text-style-name="P1" draw:layer="layout" svg:width="0.038cm" svg:height="0.053cm" svg:x="4.23cm" svg:y="16.941cm" svg:viewBox="0 0 39 54" svg:d="M39 54c0-21-14-40-39-54">
          <text:p/>
        </draw:path>
        <draw:line draw:style-name="gr8" draw:text-style-name="P1" draw:layer="layout" svg:x1="4.23cm" svg:y1="16.942cm" svg:x2="4.316cm" svg:y2="16.892cm">
          <text:p/>
        </draw:line>
        <draw:line draw:style-name="gr8" draw:text-style-name="P1" draw:layer="layout" svg:x1="4.315cm" svg:y1="16.893cm" svg:x2="4.578cm" svg:y2="16.862cm">
          <text:p/>
        </draw:line>
        <draw:path draw:style-name="gr8" draw:text-style-name="P1" draw:layer="layout" svg:width="0.04cm" svg:height="0.028cm" svg:x="4.577cm" svg:y="16.834cm" svg:viewBox="0 0 41 29" svg:d="M0 29c24-3 41-15 41-29">
          <text:p/>
        </draw:path>
        <draw:path draw:style-name="gr8" draw:text-style-name="P1" draw:layer="layout" svg:width="0.015cm" svg:height="0.021cm" svg:x="4.602cm" svg:y="16.813cm" svg:viewBox="0 0 16 22" svg:d="M16 22c0-9-7-16-16-22">
          <text:p/>
        </draw:path>
        <draw:line draw:style-name="gr8" draw:text-style-name="P1" draw:layer="layout" svg:x1="4.315cm" svg:y1="16.647cm" svg:x2="4.603cm" svg:y2="16.814cm">
          <text:p/>
        </draw:line>
        <draw:line draw:style-name="gr8" draw:text-style-name="P1" draw:layer="layout" svg:x1="3.095cm" svg:y1="17.352cm" svg:x2="4.316cm" svg:y2="16.647cm">
          <text:p/>
        </draw:line>
        <draw:line draw:style-name="gr8" draw:text-style-name="P1" draw:layer="layout" svg:x1="3.521cm" svg:y1="17.597cm" svg:x2="3.095cm" svg:y2="17.351cm">
          <text:p/>
        </draw:line>
        <draw:line draw:style-name="gr8" draw:text-style-name="P1" draw:layer="layout" svg:x1="3.095cm" svg:y1="18.004cm" svg:x2="3.095cm" svg:y2="17.351cm">
          <text:p/>
        </draw:line>
        <draw:path draw:style-name="gr8" draw:text-style-name="P1" draw:layer="layout" svg:width="0.047cm" svg:height="0.009cm" svg:x="3.308cm" svg:y="18.126cm" svg:viewBox="0 0 48 10" svg:d="M0 0c18 12 35 13 48 6">
          <text:p/>
        </draw:path>
        <draw:path draw:style-name="gr8" draw:text-style-name="P1" draw:layer="layout" svg:width="0.02cm" svg:height="0.043cm" svg:x="3.355cm" svg:y="18.088cm" svg:viewBox="0 0 21 44" svg:d="M0 44c13-8 21-24 21-44">
          <text:p/>
        </draw:path>
        <draw:path draw:style-name="gr8" draw:text-style-name="P1" draw:layer="layout" svg:width="0.115cm" svg:height="0.125cm" svg:x="3.26cm" svg:y="17.962cm" svg:viewBox="0 0 116 126" svg:d="M116 126c0-33-18-70-43-97-25-26-54-36-73-25">
          <text:p/>
        </draw:path>
        <draw:path draw:style-name="gr8" draw:text-style-name="P1" draw:layer="layout" svg:width="0.068cm" svg:height="0.159cm" svg:x="3.24cm" svg:y="17.967cm" svg:viewBox="0 0 69 160" svg:d="M21 0c-20 11-26 41-16 76 12 36 36 69 64 84">
          <text:p/>
        </draw:path>
        <draw:path draw:style-name="gr8" draw:text-style-name="P1" draw:layer="layout" svg:width="0.115cm" svg:height="0.125cm" svg:x="3.26cm" svg:y="17.595cm" svg:viewBox="0 0 116 126" svg:d="M116 126c0-31-18-70-43-96-25-27-54-37-73-26">
          <text:p/>
        </draw:path>
        <draw:path draw:style-name="gr8" draw:text-style-name="P1" draw:layer="layout" svg:width="0.114cm" svg:height="0.169cm" svg:x="3.24cm" svg:y="17.599cm" svg:viewBox="0 0 115 170" svg:d="M20 0c-27 16-27 65 0 110 26 47 69 71 95 56">
          <text:p/>
        </draw:path>
        <draw:path draw:style-name="gr8" draw:text-style-name="P1" draw:layer="layout" svg:width="0.02cm" svg:height="0.044cm" svg:x="3.355cm" svg:y="17.72cm" svg:viewBox="0 0 21 45" svg:d="M0 45c13-7 21-23 21-45">
          <text:p/>
        </draw:path>
        <draw:line draw:style-name="gr8" draw:text-style-name="P1" draw:layer="layout" svg:x1="4.315cm" svg:y1="17.158cm" svg:x2="4.342cm" svg:y2="17.154cm">
          <text:p/>
        </draw:line>
        <draw:line draw:style-name="gr8" draw:text-style-name="P1" draw:layer="layout" svg:x1="4.315cm" svg:y1="16.892cm" svg:x2="4.315cm" svg:y2="17.157cm">
          <text:p/>
        </draw:line>
        <draw:line draw:style-name="gr8" draw:text-style-name="P1" draw:layer="layout" svg:x1="4.276cm" svg:y1="17.18cm" svg:x2="4.276cm" svg:y2="17.421cm">
          <text:p/>
        </draw:line>
        <draw:line draw:style-name="gr8" draw:text-style-name="P1" draw:layer="layout" svg:x1="4.046cm" svg:y1="17.145cm" svg:x2="4.046cm" svg:y2="17.047cm">
          <text:p/>
        </draw:line>
        <draw:line draw:style-name="gr8" draw:text-style-name="P1" draw:layer="layout" svg:x1="4.268cm" svg:y1="17.185cm" svg:x2="4.316cm" svg:y2="17.157cm">
          <text:p/>
        </draw:line>
        <draw:path draw:style-name="gr8" draw:text-style-name="P1" draw:layer="layout" svg:width="0.015cm" svg:height="0.028cm" svg:x="3.347cm" svg:y="18.008cm" svg:viewBox="0 0 16 29" svg:d="M0 0c4 10 10 20 16 29">
          <text:p/>
        </draw:path>
        <draw:path draw:style-name="gr8" draw:text-style-name="P1" draw:layer="layout" svg:width="0.015cm" svg:height="0.027cm" svg:x="3.347cm" svg:y="17.641cm" svg:viewBox="0 0 16 28" svg:d="M0 0c4 11 10 20 16 28">
          <text:p/>
        </draw:path>
        <draw:line draw:style-name="gr8" draw:text-style-name="P1" draw:layer="layout" svg:x1="4.874cm" svg:y1="17.443cm" svg:x2="4.874cm" svg:y2="17.606cm">
          <text:p/>
        </draw:line>
        <draw:line draw:style-name="gr8" draw:text-style-name="P1" draw:layer="layout" svg:x1="2.218cm" svg:y1="18.045cm" svg:x2="2.218cm" svg:y2="18.208cm">
          <text:p/>
        </draw:line>
        <draw:line draw:style-name="gr8" draw:text-style-name="P1" draw:layer="layout" svg:x1="4.697cm" svg:y1="17.545cm" svg:x2="4.697cm" svg:y2="17.443cm">
          <text:p/>
        </draw:line>
        <draw:line draw:style-name="gr8" draw:text-style-name="P1" draw:layer="layout" svg:x1="4.132cm" svg:y1="17.219cm" svg:x2="4.132cm" svg:y2="17.769cm">
          <text:p/>
        </draw:line>
        <draw:line draw:style-name="gr8" draw:text-style-name="P1" draw:layer="layout" svg:x1="4.617cm" svg:y1="16.834cm" svg:x2="4.617cm" svg:y2="17.384cm">
          <text:p/>
        </draw:line>
        <draw:line draw:style-name="gr8" draw:text-style-name="P1" draw:layer="layout" svg:x1="4.268cm" svg:y1="17.545cm" svg:x2="4.268cm" svg:y2="16.994cm">
          <text:p/>
        </draw:line>
        <draw:polygon draw:style-name="gr9" draw:text-style-name="P2" draw:layer="layout" svg:width="0.462cm" svg:height="0.357cm" draw:transform="rotate (-0.76358154774752) translate (17.3329147617492cm 7.5329573349056cm)" svg:viewBox="0 0 463 358" draw:points="0,0 368,358 463,220">
          <text:p/>
        </draw:polygon>
        <draw:polygon draw:style-name="gr9" draw:text-style-name="P2" draw:layer="layout" svg:width="0.462cm" svg:height="0.357cm" draw:transform="rotate (-0.84037603483527) translate (18.1426372833016cm 9.01185016416195cm)" svg:viewBox="0 0 463 358" draw:points="0,0 368,358 463,220">
          <text:p/>
        </draw:polygon>
        <draw:polygon draw:style-name="gr9" draw:text-style-name="P2" draw:layer="layout" svg:width="0.474cm" svg:height="0.371cm" draw:transform="skewX (-0.0619591884457987) rotate (0.317649923862968) translate (19.8545288235904cm 9.59091588936532cm)" svg:viewBox="0 0 475 372" draw:points="475,0 98,372 0,228">
          <text:p/>
        </draw:polygon>
        <draw:line draw:style-name="gr10" draw:text-style-name="P1" draw:layer="layout" svg:x1="17.399cm" svg:y1="8.001cm" svg:x2="17.907cm" svg:y2="11.557cm">
          <text:p/>
        </draw:line>
        <draw:line draw:style-name="gr10" draw:text-style-name="P1" draw:layer="layout" svg:x1="18.161cm" svg:y1="9.525cm" svg:x2="17.907cm" svg:y2="11.557cm">
          <text:p/>
        </draw:line>
        <draw:line draw:style-name="gr10" draw:text-style-name="P1" draw:layer="layout" svg:x1="20.066cm" svg:y1="9.779cm" svg:x2="17.907cm" svg:y2="11.557cm">
          <text:p/>
        </draw:line>
        <draw:frame draw:style-name="gr11" draw:text-style-name="P5" draw:layer="layout" svg:width="5.294cm" svg:height="0.623cm" svg:x="16.51cm" svg:y="11.811cm">
          <draw:text-box>
            <text:p text:style-name="P4"><text:span text:style-name="T1">3X M3 Brass Inserts</text:span></text:p>
          </draw:text-box>
        </draw:frame>
        <draw:frame draw:style-name="gr11" draw:text-style-name="P5" draw:layer="layout" svg:width="3.744cm" svg:height="0.623cm" svg:x="16.51cm" svg:y="12.435cm">
          <draw:text-box>
            <text:p text:style-name="P4"><text:span text:style-name="T1">[HD-MS0030] </text:span></text:p>
          </draw:text-box>
        </draw:frame>
        <draw:frame draw:style-name="gr11" draw:text-style-name="P5" draw:layer="layout" svg:width="0.532cm" svg:height="0.623cm" svg:x="27.686cm" svg:y="19.336cm">
          <draw:text-box>
            <text:p text:style-name="P4"><text:span text:style-name="T1">X</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10-07T11:16:28.480912933</dc:date>
    <meta:editing-duration>PT2M9S</meta:editing-duration>
    <meta:editing-cycles>1</meta:editing-cycles>
    <meta:document-statistic meta:object-count="743"/>
    <meta:generator>LibreOffice/6.1.5.2$Linux_X86_64 LibreOffice_project/10$Build-2</meta:generator>
  </office:meta>
</office:document-meta>
</file>